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start" style:justify-single-word="false"/>
      <style:text-properties officeooo:rsid="0033f2c4" officeooo:paragraph-rsid="00341045"/>
    </style:style>
    <style:style style:name="P2" style:family="paragraph" style:parent-style-name="Standard">
      <style:paragraph-properties fo:margin-top="0.0398in" fo:margin-bottom="0.0398in" loext:contextual-spacing="false" fo:line-height="100%" fo:text-align="end" style:justify-single-word="false"/>
      <style:text-properties officeooo:rsid="00021c37" officeooo:paragraph-rsid="002671c7"/>
    </style:style>
    <style:style style:name="P3" style:family="paragraph" style:parent-style-name="Standard">
      <style:paragraph-properties fo:margin-top="0.0398in" fo:margin-bottom="0.0398in" loext:contextual-spacing="false" fo:line-height="100%" fo:text-align="center" style:justify-single-word="false"/>
      <style:text-properties fo:font-size="10pt" officeooo:rsid="00021c37" officeooo:paragraph-rsid="00021c37" style:font-size-asian="10pt" style:font-size-complex="10pt"/>
    </style:style>
    <style:style style:name="P4" style:family="paragraph" style:parent-style-name="Standard">
      <style:paragraph-properties fo:margin-top="0.0398in" fo:margin-bottom="0.0398in" loext:contextual-spacing="false" fo:line-height="100%" fo:text-align="center" style:justify-single-word="false"/>
      <style:text-properties fo:font-size="12pt" officeooo:rsid="00021c37" officeooo:paragraph-rsid="002671c7" style:font-size-asian="10.5pt" style:font-size-complex="12pt"/>
    </style:style>
    <style:style style:name="P5" style:family="paragraph" style:parent-style-name="Standard" style:master-page-name="">
      <loext:graphic-properties draw:fill="none"/>
      <style:paragraph-properties fo:margin-left="0in" fo:margin-right="0.9366in" fo:margin-top="0.0398in" fo:margin-bottom="0.0398in" loext:contextual-spacing="false" fo:line-height="100%" fo:text-indent="1in" style:auto-text-indent="false" style:page-number="auto" fo:background-color="transparent"/>
      <style:text-properties officeooo:paragraph-rsid="00021c37"/>
    </style:style>
    <style:style style:name="P6" style:family="paragraph" style:parent-style-name="Standard">
      <loext:graphic-properties draw:fill="none"/>
      <style:paragraph-properties fo:margin-left="0in" fo:margin-right="0.9366in" fo:margin-top="0.0398in" fo:margin-bottom="0.0398in" loext:contextual-spacing="false" fo:line-height="100%" fo:text-indent="1in" style:auto-text-indent="false" fo:background-color="transparent"/>
      <style:text-properties fo:font-style="normal" officeooo:rsid="00021c37" officeooo:paragraph-rsid="00021c37" style:font-style-asian="normal" style:font-style-complex="normal"/>
    </style:style>
    <style:style style:name="P7" style:family="paragraph" style:parent-style-name="Standard" style:master-page-name="">
      <loext:graphic-properties draw:fill="none"/>
      <style:paragraph-properties fo:margin-left="0in" fo:margin-right="0in" fo:margin-top="0.0398in" fo:margin-bottom="0.0398in" loext:contextual-spacing="false" fo:line-height="100%" fo:text-align="center" style:justify-single-word="false" fo:text-indent="0in" style:auto-text-indent="false" style:page-number="auto" fo:background-color="transparent"/>
      <style:text-properties fo:font-style="normal" officeooo:rsid="00021c37" officeooo:paragraph-rsid="00021c37" style:font-style-asian="normal" style:font-style-complex="normal"/>
    </style:style>
    <style:style style:name="P8"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rsid="00021c37" officeooo:paragraph-rsid="00021c37"/>
    </style:style>
    <style:style style:name="P9"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fo:font-style="normal" officeooo:rsid="000427c8" officeooo:paragraph-rsid="00021c37" style:font-style-asian="normal" style:font-style-complex="normal"/>
    </style:style>
    <style:style style:name="P10"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tyle="normal" officeooo:rsid="000427c8" officeooo:paragraph-rsid="000427c8" style:font-style-asian="normal" style:font-style-complex="normal"/>
    </style:style>
    <style:style style:name="P1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427c8" officeooo:paragraph-rsid="000427c8" style:font-style-asian="normal" style:font-style-complex="normal"/>
    </style:style>
    <style:style style:name="P1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ba7e7" officeooo:paragraph-rsid="001550fb" style:font-style-asian="normal" style:font-style-complex="normal"/>
    </style:style>
    <style:style style:name="P13"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paragraph-rsid="0036d72c"/>
    </style:style>
    <style:style style:name="P14" style:family="paragraph" style:parent-style-name="Preformatted_20_Text">
      <style:paragraph-properties fo:margin-top="0.0398in" fo:margin-bottom="0.0398in" loext:contextual-spacing="false" fo:line-height="100%"/>
      <style:text-properties style:font-name="Liberation Serif" fo:font-size="12pt" fo:font-style="normal" officeooo:rsid="0013025b" officeooo:paragraph-rsid="000ba7e7" style:font-size-asian="12pt" style:font-style-asian="normal" style:font-size-complex="12pt" style:font-style-complex="normal"/>
    </style:style>
    <style:style style:name="P15" style:family="paragraph" style:parent-style-name="Preformatted_20_Text">
      <style:paragraph-properties fo:margin-top="0.0398in" fo:margin-bottom="0.0398in" loext:contextual-spacing="false" fo:line-height="100%"/>
      <style:text-properties style:font-name="Liberation Serif" fo:font-size="12pt" officeooo:rsid="0013025b" officeooo:paragraph-rsid="0034e785" style:font-size-asian="12pt" style:font-size-complex="12pt"/>
    </style:style>
    <style:style style:name="P16" style:family="paragraph" style:parent-style-name="Preformatted_20_Text" style:list-style-name="L2">
      <style:paragraph-properties fo:margin-top="0.0398in" fo:margin-bottom="0.0398in" loext:contextual-spacing="false" fo:line-height="100%"/>
      <style:text-properties style:font-name="Liberation Serif" fo:font-size="12pt" officeooo:rsid="00139d63" officeooo:paragraph-rsid="00139d63" style:font-size-asian="12pt" style:font-size-complex="12pt"/>
    </style:style>
    <style:style style:name="P17" style:family="paragraph" style:parent-style-name="Preformatted_20_Text">
      <style:paragraph-properties fo:margin-top="0.0398in" fo:margin-bottom="0.0398in" loext:contextual-spacing="false" fo:line-height="100%"/>
      <style:text-properties style:font-name="Liberation Serif" fo:font-size="12pt" officeooo:paragraph-rsid="00055317" style:font-size-asian="12pt" style:font-size-complex="12pt"/>
    </style:style>
    <style:style style:name="P18" style:family="paragraph" style:parent-style-name="Preformatted_20_Text">
      <style:paragraph-properties fo:margin-top="0.0398in" fo:margin-bottom="0.0398in" loext:contextual-spacing="false" fo:line-height="100%"/>
      <style:text-properties style:font-name="Liberation Serif" fo:font-size="12pt" officeooo:paragraph-rsid="00082cb1" style:font-size-asian="12pt" style:font-size-complex="12pt"/>
    </style:style>
    <style:style style:name="P19" style:family="paragraph" style:parent-style-name="Preformatted_20_Text">
      <style:paragraph-properties fo:margin-top="0.0398in" fo:margin-bottom="0.0398in" loext:contextual-spacing="false" fo:line-height="100%"/>
      <style:text-properties style:font-name="Liberation Serif" fo:font-size="12pt" officeooo:rsid="00062fb9" officeooo:paragraph-rsid="00062fb9" style:font-size-asian="12pt" style:font-size-complex="12pt"/>
    </style:style>
    <style:style style:name="P20" style:family="paragraph" style:parent-style-name="Preformatted_20_Text" style:list-style-name="L1">
      <style:paragraph-properties fo:margin-top="0.0398in" fo:margin-bottom="0.0398in" loext:contextual-spacing="false" fo:line-height="100%"/>
      <style:text-properties officeooo:rsid="0013025b" officeooo:paragraph-rsid="0013025b"/>
    </style:style>
    <style:style style:name="P21" style:family="paragraph" style:parent-style-name="Preformatted_20_Text" style:list-style-name="L2">
      <style:paragraph-properties fo:margin-top="0.0398in" fo:margin-bottom="0.0398in" loext:contextual-spacing="false" fo:line-height="100%"/>
      <style:text-properties officeooo:rsid="0013025b" officeooo:paragraph-rsid="003960a6"/>
    </style:style>
    <style:style style:name="P22" style:family="paragraph" style:parent-style-name="Preformatted_20_Text" style:list-style-name="L2">
      <style:paragraph-properties fo:margin-top="0.0398in" fo:margin-bottom="0.0398in" loext:contextual-spacing="false" fo:line-height="100%"/>
      <style:text-properties officeooo:rsid="00139d63" officeooo:paragraph-rsid="003960a6"/>
    </style:style>
    <style:style style:name="P23" style:family="paragraph" style:parent-style-name="Preformatted_20_Text">
      <style:paragraph-properties fo:margin-top="0.0398in" fo:margin-bottom="0.0398in" loext:contextual-spacing="false" fo:line-height="100%"/>
      <style:text-properties officeooo:rsid="00139d63" officeooo:paragraph-rsid="003960a6"/>
    </style:style>
    <style:style style:name="P24" style:family="paragraph" style:parent-style-name="Preformatted_20_Text">
      <style:paragraph-properties fo:margin-top="0.0398in" fo:margin-bottom="0.0398in" loext:contextual-spacing="false" fo:line-height="100%"/>
      <style:text-properties officeooo:rsid="00062fb9" officeooo:paragraph-rsid="001550fb"/>
    </style:style>
    <style:style style:name="P25" style:family="paragraph" style:parent-style-name="Preformatted_20_Text">
      <style:paragraph-properties fo:margin-top="0.0398in" fo:margin-bottom="0.0398in" loext:contextual-spacing="false" fo:line-height="100%" fo:text-align="center" style:justify-single-word="false"/>
      <style:text-properties officeooo:rsid="00062fb9" officeooo:paragraph-rsid="00128407"/>
    </style:style>
    <style:style style:name="P26" style:family="paragraph" style:parent-style-name="Preformatted_20_Text">
      <style:paragraph-properties fo:margin-top="0.0398in" fo:margin-bottom="0.0398in" loext:contextual-spacing="false" fo:line-height="100%"/>
      <style:text-properties officeooo:rsid="00062fb9" officeooo:paragraph-rsid="00128407"/>
    </style:style>
    <style:style style:name="P27" style:family="paragraph" style:parent-style-name="Preformatted_20_Text">
      <style:paragraph-properties fo:margin-top="0.0398in" fo:margin-bottom="0.0398in" loext:contextual-spacing="false" fo:line-height="100%"/>
      <style:text-properties officeooo:rsid="00062fb9" officeooo:paragraph-rsid="000ba7e7"/>
    </style:style>
    <style:style style:name="P28" style:family="paragraph" style:parent-style-name="Preformatted_20_Text">
      <style:paragraph-properties fo:margin-top="0.0398in" fo:margin-bottom="0.0398in" loext:contextual-spacing="false" fo:line-height="100%"/>
      <style:text-properties officeooo:rsid="00062fb9" officeooo:paragraph-rsid="0013025b"/>
    </style:style>
    <style:style style:name="P29" style:family="paragraph" style:parent-style-name="Preformatted_20_Text">
      <style:paragraph-properties fo:margin-top="0.0398in" fo:margin-bottom="0.0398in" loext:contextual-spacing="false" fo:line-height="100%"/>
      <style:text-properties officeooo:rsid="00062fb9" officeooo:paragraph-rsid="0034e785"/>
    </style:style>
    <style:style style:name="P30" style:family="paragraph" style:parent-style-name="Preformatted_20_Text" style:list-style-name="L1">
      <style:paragraph-properties fo:line-height="100%"/>
      <style:text-properties style:font-name="Liberation Serif" fo:font-size="12pt" fo:font-style="normal" style:font-size-asian="12pt" style:font-style-asian="normal" style:font-size-complex="12pt" style:font-style-complex="normal"/>
    </style:style>
    <style:style style:name="P31" style:family="paragraph" style:parent-style-name="Preformatted_20_Text" style:list-style-name="L3">
      <style:paragraph-properties fo:line-height="100%"/>
      <style:text-properties style:font-name="Liberation Serif" fo:font-size="12pt" style:font-size-asian="12pt" style:font-size-complex="12pt"/>
    </style:style>
    <style:style style:name="P32" style:family="paragraph" style:parent-style-name="Preformatted_20_Text" style:list-style-name="L4">
      <style:paragraph-properties fo:line-height="100%"/>
      <style:text-properties style:font-name="Liberation Serif" fo:font-size="12pt" style:font-size-asian="12pt" style:font-size-complex="12pt"/>
    </style:style>
    <style:style style:name="P33" style:family="paragraph" style:parent-style-name="Preformatted_20_Text" style:list-style-name="L5">
      <style:paragraph-properties fo:line-height="100%"/>
      <style:text-properties style:font-name="Liberation Serif" fo:font-size="12pt" style:font-size-asian="12pt" style:font-size-complex="12pt"/>
    </style:style>
    <style:style style:name="P34" style:family="paragraph" style:parent-style-name="Preformatted_20_Text">
      <style:paragraph-properties fo:line-height="100%" fo:text-align="center" style:justify-single-word="false"/>
      <style:text-properties style:font-name="Liberation Serif" fo:font-size="12pt" style:font-size-asian="12pt" style:font-size-complex="12pt"/>
    </style:style>
    <style:style style:name="P35" style:family="paragraph" style:parent-style-name="Preformatted_20_Text">
      <style:paragraph-properties fo:line-height="100%" fo:text-align="start" style:justify-single-word="false"/>
      <style:text-properties officeooo:rsid="0017d3c0" officeooo:paragraph-rsid="0017d3c0"/>
    </style:style>
    <style:style style:name="P36" style:family="paragraph" style:parent-style-name="Preformatted_20_Text">
      <style:paragraph-properties fo:line-height="100%" fo:text-align="start" style:justify-single-word="false"/>
      <style:text-properties officeooo:rsid="0017d3c0" officeooo:paragraph-rsid="0019523e"/>
    </style:style>
    <style:style style:name="P37" style:family="paragraph" style:parent-style-name="Preformatted_20_Text">
      <style:paragraph-properties fo:line-height="100%" fo:text-align="start" style:justify-single-word="false"/>
      <style:text-properties officeooo:rsid="0017d3c0" officeooo:paragraph-rsid="001e9b8a"/>
    </style:style>
    <style:style style:name="P38" style:family="paragraph" style:parent-style-name="Preformatted_20_Text">
      <style:paragraph-properties fo:line-height="100%" fo:text-align="start" style:justify-single-word="false"/>
      <style:text-properties officeooo:rsid="0017d3c0" officeooo:paragraph-rsid="0033f2c4"/>
    </style:style>
    <style:style style:name="P39" style:family="paragraph" style:parent-style-name="Preformatted_20_Text">
      <style:paragraph-properties fo:line-height="100%" fo:text-align="start" style:justify-single-word="false"/>
      <style:text-properties officeooo:rsid="0017d3c0" officeooo:paragraph-rsid="003960a6"/>
    </style:style>
    <style:style style:name="P40" style:family="paragraph" style:parent-style-name="Preformatted_20_Text">
      <style:paragraph-properties fo:text-align="center" style:justify-single-word="false"/>
    </style:style>
    <style:style style:name="P41" style:family="paragraph" style:parent-style-name="Preformatted_20_Text">
      <style:paragraph-properties fo:line-height="100%" fo:text-align="start" style:justify-single-word="false"/>
      <style:text-properties officeooo:paragraph-rsid="0018f6e1"/>
    </style:style>
    <style:style style:name="P42" style:family="paragraph" style:parent-style-name="Preformatted_20_Text" style:list-style-name="L6">
      <style:paragraph-properties fo:line-height="100%" fo:text-align="start" style:justify-single-word="false"/>
      <style:text-properties officeooo:rsid="0019523e" officeooo:paragraph-rsid="0019523e"/>
    </style:style>
    <style:style style:name="P43" style:family="paragraph" style:parent-style-name="Preformatted_20_Text" style:list-style-name="L6">
      <style:paragraph-properties fo:line-height="100%" fo:text-align="start" style:justify-single-word="false"/>
      <style:text-properties officeooo:rsid="0019523e" officeooo:paragraph-rsid="001a93b1"/>
    </style:style>
    <style:style style:name="P44" style:family="paragraph" style:parent-style-name="Preformatted_20_Text" style:list-style-name="L18">
      <style:paragraph-properties fo:line-height="100%" fo:text-align="start" style:justify-single-word="false"/>
      <style:text-properties officeooo:rsid="0019523e" officeooo:paragraph-rsid="001a93b1"/>
    </style:style>
    <style:style style:name="P45" style:family="paragraph" style:parent-style-name="Preformatted_20_Text" style:list-style-name="L20">
      <style:paragraph-properties fo:line-height="100%" fo:text-align="start" style:justify-single-word="false"/>
      <style:text-properties officeooo:rsid="0019523e" officeooo:paragraph-rsid="001a93b1"/>
    </style:style>
    <style:style style:name="P46" style:family="paragraph" style:parent-style-name="Preformatted_20_Text" style:list-style-name="L22">
      <style:paragraph-properties fo:line-height="100%" fo:text-align="start" style:justify-single-word="false"/>
      <style:text-properties officeooo:rsid="0019523e" officeooo:paragraph-rsid="001a93b1"/>
    </style:style>
    <style:style style:name="P47" style:family="paragraph" style:parent-style-name="Preformatted_20_Text" style:list-style-name="L25"/>
    <style:style style:name="P48" style:family="paragraph" style:parent-style-name="Preformatted_20_Text" style:list-style-name="L26">
      <style:text-properties officeooo:rsid="001a93b1" officeooo:paragraph-rsid="001a93b1"/>
    </style:style>
    <style:style style:name="P49" style:family="paragraph" style:parent-style-name="Preformatted_20_Text" style:list-style-name="L26"/>
    <style:style style:name="P50" style:family="paragraph" style:parent-style-name="Preformatted_20_Text">
      <style:paragraph-properties fo:line-height="100%" fo:text-align="start" style:justify-single-word="false"/>
      <style:text-properties officeooo:rsid="001d4cf9" officeooo:paragraph-rsid="001d4cf9"/>
    </style:style>
    <style:style style:name="P51" style:family="paragraph" style:parent-style-name="Preformatted_20_Text">
      <style:paragraph-properties fo:line-height="100%" fo:text-align="center" style:justify-single-word="false"/>
      <style:text-properties officeooo:rsid="001d4cf9" officeooo:paragraph-rsid="001d4cf9"/>
    </style:style>
    <style:style style:name="P52" style:family="paragraph" style:parent-style-name="Preformatted_20_Text">
      <style:paragraph-properties fo:line-height="100%" fo:text-align="start" style:justify-single-word="false"/>
      <style:text-properties officeooo:rsid="00204f1b" officeooo:paragraph-rsid="00204f1b"/>
    </style:style>
    <style:style style:name="P53" style:family="paragraph" style:parent-style-name="Preformatted_20_Text">
      <style:paragraph-properties fo:line-height="100%" fo:text-align="center" style:justify-single-word="false"/>
      <style:text-properties officeooo:rsid="00204f1b" officeooo:paragraph-rsid="00204f1b"/>
    </style:style>
    <style:style style:name="P54" style:family="paragraph" style:parent-style-name="Preformatted_20_Text">
      <style:paragraph-properties fo:line-height="100%" fo:text-align="center" style:justify-single-word="false"/>
      <style:text-properties officeooo:rsid="002e5851" officeooo:paragraph-rsid="002e5851"/>
    </style:style>
    <style:style style:name="P55" style:family="paragraph" style:parent-style-name="Preformatted_20_Text">
      <style:paragraph-properties fo:line-height="100%" fo:text-align="start" style:justify-single-word="false"/>
      <style:text-properties officeooo:rsid="002e5851" officeooo:paragraph-rsid="002e5851"/>
    </style:style>
    <style:style style:name="P56" style:family="paragraph" style:parent-style-name="Preformatted_20_Text">
      <style:paragraph-properties fo:line-height="100%" fo:text-align="center" style:justify-single-word="false"/>
      <style:text-properties officeooo:rsid="003062f4" officeooo:paragraph-rsid="003062f4"/>
    </style:style>
    <style:style style:name="P57" style:family="paragraph" style:parent-style-name="Preformatted_20_Text">
      <style:paragraph-properties fo:line-height="100%" fo:text-align="start" style:justify-single-word="false"/>
      <style:text-properties officeooo:rsid="003062f4" officeooo:paragraph-rsid="0031b9ee"/>
    </style:style>
    <style:style style:name="P58" style:family="paragraph" style:parent-style-name="Preformatted_20_Text">
      <style:paragraph-properties fo:line-height="100%" fo:text-align="start" style:justify-single-word="false"/>
      <style:text-properties officeooo:rsid="003062f4" officeooo:paragraph-rsid="00341045"/>
    </style:style>
    <style:style style:name="P59" style:family="paragraph" style:parent-style-name="Preformatted_20_Text">
      <style:paragraph-properties fo:line-height="100%" fo:text-align="center" style:justify-single-word="false"/>
      <style:text-properties officeooo:rsid="0033f2c4" officeooo:paragraph-rsid="0033f2c4"/>
    </style:style>
    <style:style style:name="P60" style:family="paragraph" style:parent-style-name="Preformatted_20_Text">
      <style:paragraph-properties fo:line-height="100%" fo:text-align="start" style:justify-single-word="false"/>
      <style:text-properties officeooo:rsid="0033f2c4" officeooo:paragraph-rsid="0033f2c4"/>
    </style:style>
    <style:style style:name="P6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23498" style:font-style-asian="italic" style:font-style-complex="italic"/>
    </style:style>
    <style:style style:name="T3" style:family="text">
      <style:text-properties fo:font-style="italic" officeooo:rsid="000427c8" style:font-style-asian="italic" style:font-style-complex="italic"/>
    </style:style>
    <style:style style:name="T4" style:family="text">
      <style:text-properties fo:font-style="italic" fo:font-weight="normal" officeooo:rsid="00047e27" style:font-style-asian="italic" style:font-weight-asian="normal" style:font-style-complex="italic" style:font-weight-complex="normal"/>
    </style:style>
    <style:style style:name="T5" style:family="text">
      <style:text-properties fo:font-style="italic" fo:font-weight="normal" officeooo:rsid="000427c8" style:font-style-asian="italic" style:font-weight-asian="normal" style:font-style-complex="italic" style:font-weight-complex="normal"/>
    </style:style>
    <style:style style:name="T6" style:family="text">
      <style:text-properties fo:font-style="italic" fo:font-weight="normal" officeooo:rsid="0009c99b"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23498" style:font-style-asian="normal" style:font-style-complex="normal"/>
    </style:style>
    <style:style style:name="T9" style:family="text">
      <style:text-properties fo:font-style="normal" officeooo:rsid="00027c86" style:font-style-asian="normal" style:font-style-complex="normal"/>
    </style:style>
    <style:style style:name="T10" style:family="text">
      <style:text-properties fo:font-style="normal" officeooo:rsid="00032aba" style:font-style-asian="normal" style:font-style-complex="normal"/>
    </style:style>
    <style:style style:name="T11" style:family="text">
      <style:text-properties fo:font-style="normal" officeooo:rsid="000427c8" style:font-style-asian="normal" style:font-style-complex="normal"/>
    </style:style>
    <style:style style:name="T12" style:family="text">
      <style:text-properties fo:font-style="normal" officeooo:rsid="0037783e" style:font-style-asian="normal" style:font-style-complex="normal"/>
    </style:style>
    <style:style style:name="T13" style:family="text">
      <style:text-properties fo:font-style="normal" fo:font-weight="bold" officeooo:rsid="000427c8" style:font-style-asian="normal" style:font-weight-asian="bold" style:font-style-complex="normal" style:font-weight-complex="bold"/>
    </style:style>
    <style:style style:name="T14" style:family="text">
      <style:text-properties fo:font-style="normal" fo:font-weight="normal" officeooo:rsid="000427c8" style:font-style-asian="normal" style:font-weight-asian="normal" style:font-style-complex="normal" style:font-weight-complex="normal"/>
    </style:style>
    <style:style style:name="T15" style:family="text">
      <style:text-properties fo:font-style="normal" fo:font-weight="normal" officeooo:rsid="00047e27" style:font-style-asian="normal" style:font-weight-asian="normal" style:font-style-complex="normal" style:font-weight-complex="normal"/>
    </style:style>
    <style:style style:name="T16" style:family="text">
      <style:text-properties fo:font-style="normal" fo:font-weight="normal" officeooo:rsid="00055317" style:font-style-asian="normal" style:font-weight-asian="normal" style:font-style-complex="normal" style:font-weight-complex="normal"/>
    </style:style>
    <style:style style:name="T17" style:family="text">
      <style:text-properties fo:font-style="normal" fo:font-weight="normal" officeooo:rsid="000d3c3f" style:font-style-asian="normal" style:font-weight-asian="normal" style:font-style-complex="normal" style:font-weight-complex="normal"/>
    </style:style>
    <style:style style:name="T18" style:family="text">
      <style:text-properties fo:font-style="normal" fo:font-weight="normal" officeooo:rsid="0036d72c" style:font-style-asian="normal" style:font-weight-asian="normal" style:font-style-complex="normal" style:font-weight-complex="normal"/>
    </style:style>
    <style:style style:name="T19" style:family="text">
      <style:text-properties fo:font-style="normal" fo:font-weight="normal" officeooo:rsid="0037783e" style:font-style-asian="normal" style:font-weight-asian="normal" style:font-style-complex="normal" style:font-weight-complex="normal"/>
    </style:style>
    <style:style style:name="T20" style:family="text">
      <style:text-properties officeooo:rsid="00023498"/>
    </style:style>
    <style:style style:name="T21" style:family="text">
      <style:text-properties fo:font-size="10pt" officeooo:rsid="00021c37" style:font-size-asian="10pt" style:font-size-complex="10pt"/>
    </style:style>
    <style:style style:name="T22" style:family="text">
      <style:text-properties fo:font-size="10pt" fo:font-style="italic" officeooo:rsid="00021c37" style:font-size-asian="10pt" style:font-style-asian="italic" style:font-size-complex="10pt" style:font-style-complex="italic"/>
    </style:style>
    <style:style style:name="T23" style:family="text">
      <style:text-properties fo:font-size="10pt" fo:font-style="italic" officeooo:rsid="00023498" style:font-size-asian="10pt" style:font-style-asian="italic" style:font-size-complex="10pt" style:font-style-complex="italic"/>
    </style:style>
    <style:style style:name="T24" style:family="text">
      <style:text-properties fo:font-size="10pt" fo:font-style="normal" officeooo:rsid="00021c37" style:font-size-asian="10pt" style:font-style-asian="normal" style:font-size-complex="10pt" style:font-style-complex="normal"/>
    </style:style>
    <style:style style:name="T25" style:family="text">
      <style:text-properties fo:font-size="10pt" fo:font-style="normal" officeooo:rsid="00023498" style:font-size-asian="10pt" style:font-style-asian="normal" style:font-size-complex="10pt" style:font-style-complex="normal"/>
    </style:style>
    <style:style style:name="T26" style:family="text">
      <style:text-properties officeooo:rsid="00055317"/>
    </style:style>
    <style:style style:name="T27" style:family="text">
      <style:text-properties officeooo:rsid="00062fb9"/>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officeooo:rsid="00082cb1" style:font-size-asian="12pt" style:font-size-complex="12pt"/>
    </style:style>
    <style:style style:name="T30" style:family="text">
      <style:text-properties style:font-name="Liberation Serif" fo:font-size="12pt" officeooo:rsid="0009c99b" style:font-size-asian="12pt" style:font-size-complex="12pt"/>
    </style:style>
    <style:style style:name="T31" style:family="text">
      <style:text-properties style:font-name="Liberation Serif" fo:font-size="12pt" officeooo:rsid="000ba7e7" style:font-size-asian="12pt" style:font-size-complex="12pt"/>
    </style:style>
    <style:style style:name="T32" style:family="text">
      <style:text-properties style:font-name="Liberation Serif" fo:font-size="12pt" officeooo:rsid="000d3c3f" style:font-size-asian="12pt" style:font-size-complex="12pt"/>
    </style:style>
    <style:style style:name="T33" style:family="text">
      <style:text-properties style:font-name="Liberation Serif" fo:font-size="12pt" officeooo:rsid="000ec2ff" style:font-size-asian="12pt" style:font-size-complex="12pt"/>
    </style:style>
    <style:style style:name="T34" style:family="text">
      <style:text-properties style:font-name="Liberation Serif" fo:font-size="12pt" officeooo:rsid="00128407" style:font-size-asian="12pt" style:font-size-complex="12pt"/>
    </style:style>
    <style:style style:name="T35" style:family="text">
      <style:text-properties style:font-name="Liberation Serif" fo:font-size="12pt" officeooo:rsid="0013025b" style:font-size-asian="12pt" style:font-size-complex="12pt"/>
    </style:style>
    <style:style style:name="T36" style:family="text">
      <style:text-properties style:font-name="Liberation Serif" fo:font-size="12pt" officeooo:rsid="001550fb" style:font-size-asian="12pt" style:font-size-complex="12pt"/>
    </style:style>
    <style:style style:name="T37" style:family="text">
      <style:text-properties style:font-name="Liberation Serif" fo:font-size="12pt" officeooo:rsid="00139d63" style:font-size-asian="12pt" style:font-size-complex="12pt"/>
    </style:style>
    <style:style style:name="T38" style:family="text">
      <style:text-properties style:font-name="Liberation Serif" fo:font-size="12pt" officeooo:rsid="0017d3c0" style:font-size-asian="12pt" style:font-size-complex="12pt"/>
    </style:style>
    <style:style style:name="T39" style:family="text">
      <style:text-properties style:font-name="Liberation Serif" fo:font-size="12pt" officeooo:rsid="0018f6e1" style:font-size-asian="12pt" style:font-size-complex="12pt"/>
    </style:style>
    <style:style style:name="T40" style:family="text">
      <style:text-properties style:font-name="Liberation Serif" fo:font-size="12pt" officeooo:rsid="0019523e" style:font-size-asian="12pt" style:font-size-complex="12pt"/>
    </style:style>
    <style:style style:name="T41" style:family="text">
      <style:text-properties style:font-name="Liberation Serif" fo:font-size="12pt" officeooo:rsid="0034e785" style:font-size-asian="12pt" style:font-size-complex="12pt"/>
    </style:style>
    <style:style style:name="T42" style:family="text">
      <style:text-properties style:font-name="Liberation Serif" fo:font-size="12pt" officeooo:rsid="0037783e" style:font-size-asian="12pt" style:font-size-complex="12pt"/>
    </style:style>
    <style:style style:name="T43" style:family="text">
      <style:text-properties style:font-name="Liberation Serif" fo:font-size="12pt" officeooo:rsid="003960a6" style:font-size-asian="12pt" style:font-size-complex="12pt"/>
    </style:style>
    <style:style style:name="T44" style:family="text">
      <style:text-properties style:font-name="Liberation Serif" fo:font-size="12pt" fo:font-weight="bold" officeooo:rsid="000d3c3f" style:font-size-asian="12pt" style:font-weight-asian="bold" style:font-size-complex="12pt" style:font-weight-complex="bold"/>
    </style:style>
    <style:style style:name="T45" style:family="text">
      <style:text-properties style:font-name="Liberation Serif" fo:font-size="12pt" fo:font-weight="bold" officeooo:rsid="0019523e" style:font-size-asian="12pt" style:font-weight-asian="bold" style:font-size-complex="12pt" style:font-weight-complex="bold"/>
    </style:style>
    <style:style style:name="T46" style:family="text">
      <style:text-properties style:font-name="Liberation Serif" fo:font-size="12pt" fo:font-style="italic" style:font-size-asian="12pt" style:font-style-asian="italic" style:font-size-complex="12pt" style:font-style-complex="italic"/>
    </style:style>
    <style:style style:name="T47" style:family="text">
      <style:text-properties style:font-name="Liberation Serif" fo:font-size="12pt" fo:font-style="italic" officeooo:rsid="0013025b" style:font-size-asian="12pt" style:font-style-asian="italic" style:font-size-complex="12pt" style:font-style-complex="italic"/>
    </style:style>
    <style:style style:name="T48" style:family="text">
      <style:text-properties style:font-name="Liberation Serif" fo:font-size="12pt" fo:font-style="italic" officeooo:rsid="0018f6e1" style:font-size-asian="12pt" style:font-style-asian="italic" style:font-size-complex="12pt" style:font-style-complex="italic"/>
    </style:style>
    <style:style style:name="T49" style:family="text">
      <style:text-properties style:font-name="Liberation Serif" fo:font-size="12pt" fo:font-style="italic" fo:font-weight="normal" officeooo:rsid="0019523e" style:font-size-asian="12pt" style:font-style-asian="italic" style:font-weight-asian="normal" style:font-name-complex="Calibri" style:font-size-complex="12pt" style:font-style-complex="italic" style:font-weight-complex="normal"/>
    </style:style>
    <style:style style:name="T50" style:family="text">
      <style:text-properties style:font-name="Liberation Serif" fo:font-size="12pt" fo:font-style="italic" fo:font-weight="normal" officeooo:rsid="001b8c13" style:font-size-asian="12pt" style:font-style-asian="italic" style:font-weight-asian="normal" style:font-name-complex="Calibri" style:font-size-complex="12pt" style:font-style-complex="italic" style:font-weight-complex="normal"/>
    </style:style>
    <style:style style:name="T51" style:family="text">
      <style:text-properties style:font-name="Liberation Serif" fo:font-size="12pt" fo:font-style="normal" style:font-size-asian="12pt" style:font-style-asian="normal" style:font-size-complex="12pt" style:font-style-complex="normal"/>
    </style:style>
    <style:style style:name="T52" style:family="text">
      <style:text-properties style:font-name="Liberation Serif" fo:font-size="12pt" fo:font-style="normal" officeooo:rsid="0013025b" style:font-size-asian="12pt" style:font-style-asian="normal" style:font-size-complex="12pt" style:font-style-complex="normal"/>
    </style:style>
    <style:style style:name="T53" style:family="text">
      <style:text-properties style:font-name="Liberation Serif" fo:font-size="12pt" fo:font-style="normal" fo:font-weight="normal" officeooo:rsid="0019523e" style:font-size-asian="12pt" style:font-style-asian="normal" style:font-weight-asian="normal" style:font-name-complex="Calibri" style:font-size-complex="12pt" style:font-style-complex="normal" style:font-weight-complex="normal"/>
    </style:style>
    <style:style style:name="T54" style:family="text">
      <style:text-properties style:font-name="Liberation Serif" fo:font-size="12pt" fo:font-style="normal" fo:font-weight="normal" style:font-size-asian="12pt" style:font-style-asian="normal" style:font-weight-asian="normal" style:font-name-complex="Calibri" style:font-size-complex="12pt" style:font-style-complex="normal" style:font-weight-complex="normal"/>
    </style:style>
    <style:style style:name="T55" style:family="text">
      <style:text-properties style:font-name="Liberation Serif" fo:font-size="12pt" fo:font-style="normal" fo:font-weight="normal" officeooo:rsid="001a93b1" style:font-size-asian="12pt" style:font-style-asian="normal" style:font-weight-asian="normal" style:font-name-complex="Calibri" style:font-size-complex="12pt" style:font-style-complex="normal" style:font-weight-complex="normal"/>
    </style:style>
    <style:style style:name="T56" style:family="text">
      <style:text-properties style:font-name="Liberation Serif" fo:font-size="12pt" fo:font-style="normal" fo:font-weight="normal" officeooo:rsid="001b8c13" style:font-size-asian="12pt" style:font-style-asian="normal" style:font-weight-asian="normal" style:font-name-complex="Calibri" style:font-size-complex="12pt" style:font-style-complex="normal" style:font-weight-complex="normal"/>
    </style:style>
    <style:style style:name="T57" style:family="text">
      <style:text-properties style:font-name="Liberation Serif" fo:font-size="12pt" fo:font-style="normal" fo:font-weight="normal" officeooo:rsid="001e9b8a" style:font-size-asian="12pt" style:font-style-asian="normal" style:font-weight-asian="normal" style:font-name-complex="Calibri" style:font-size-complex="12pt" style:font-style-complex="normal" style:font-weight-complex="normal"/>
    </style:style>
    <style:style style:name="T58" style:family="text">
      <style:text-properties style:font-name="Liberation Serif" fo:font-size="12pt" fo:font-style="normal" fo:font-weight="normal" officeooo:rsid="003960a6" style:font-size-asian="12pt" style:font-style-asian="normal" style:font-weight-asian="normal" style:font-name-complex="Calibri" style:font-size-complex="12pt" style:font-style-complex="normal" style:font-weight-complex="normal"/>
    </style:style>
    <style:style style:name="T59" style:family="text">
      <style:text-properties style:font-name="Liberation Serif" fo:font-size="12pt" fo:font-weight="normal" officeooo:rsid="0019523e" style:font-size-asian="12pt" style:font-weight-asian="normal" style:font-size-complex="12pt" style:font-weight-complex="normal"/>
    </style:style>
    <style:style style:name="T60" style:family="text">
      <style:text-properties style:font-name="Liberation Serif" fo:font-size="12pt" fo:font-weight="normal" officeooo:rsid="0019523e" style:font-size-asian="12pt" style:font-weight-asian="normal" style:font-name-complex="Calibri" style:font-size-complex="12pt" style:font-weight-complex="normal"/>
    </style:style>
    <style:style style:name="T61" style:family="text">
      <style:text-properties style:font-name="Liberation Serif" fo:font-size="12pt" fo:font-weight="normal" officeooo:rsid="001b8c13" style:font-size-asian="12pt" style:font-weight-asian="normal" style:font-name-complex="Calibri" style:font-size-complex="12pt" style:font-weight-complex="normal"/>
    </style:style>
    <style:style style:name="T62" style:family="text">
      <style:text-properties style:font-name="Liberation Serif" fo:font-size="12pt" fo:font-weight="normal" officeooo:rsid="0033f2c4" style:font-size-asian="12pt" style:font-weight-asian="normal" style:font-name-complex="Calibri" style:font-size-complex="12pt" style:font-weight-complex="normal"/>
    </style:style>
    <style:style style:name="T63" style:family="text">
      <style:text-properties fo:font-weight="bold" officeooo:rsid="0009c99b"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009c99b" style:font-weight-asian="normal" style:font-weight-complex="normal"/>
    </style:style>
    <style:style style:name="T66" style:family="text">
      <style:text-properties fo:font-weight="normal" officeooo:rsid="001550fb" style:font-weight-asian="normal" style:font-weight-complex="normal"/>
    </style:style>
    <style:style style:name="T67" style:family="text">
      <style:text-properties officeooo:rsid="000ba7e7"/>
    </style:style>
    <style:style style:name="T68" style:family="text">
      <style:text-properties fo:color="#222222" style:font-name="Liberation Serif" fo:font-size="12pt" fo:font-weight="normal" officeooo:rsid="0019523e" fo:background-color="#ffffff" loext:char-shading-value="0" style:font-size-asian="12pt" style:font-weight-asian="normal" style:font-name-complex="Calibri" style:font-size-complex="12pt" style:font-style-complex="italic" style:font-weight-complex="normal"/>
    </style:style>
    <style:style style:name="T69" style:family="text">
      <style:text-properties fo:color="#222222" style:font-name="Liberation Serif" fo:font-size="12pt" fo:font-weight="normal" fo:background-color="#ffffff" loext:char-shading-value="0" style:font-size-asian="12pt" style:font-weight-asian="normal" style:font-name-complex="Calibri" style:font-size-complex="12pt" style:font-style-complex="italic" style:font-weight-complex="normal"/>
    </style:style>
    <style:style style:name="T70" style:family="text">
      <style:text-properties fo:color="#222222" style:font-name="Liberation Serif" fo:font-size="12pt" fo:font-weight="normal" officeooo:rsid="001ec1c2" fo:background-color="#ffffff" loext:char-shading-value="0" style:font-size-asian="12pt" style:font-weight-asian="normal" style:font-name-complex="Calibri" style:font-size-complex="12pt" style:font-style-complex="italic" style:font-weight-complex="normal"/>
    </style:style>
    <style:style style:name="T71" style:family="text">
      <style:text-properties fo:color="#222222" style:font-name="Liberation Serif" fo:font-size="12pt" fo:font-weight="normal" officeooo:rsid="00204f1b" fo:background-color="#ffffff" loext:char-shading-value="0" style:font-size-asian="12pt" style:font-weight-asian="normal" style:font-name-complex="Calibri" style:font-size-complex="12pt" style:font-style-complex="italic" style:font-weight-complex="normal"/>
    </style:style>
    <style:style style:name="T72" style:family="text">
      <style:text-properties fo:color="#222222" style:font-name="Liberation Serif" fo:font-size="12pt" fo:font-weight="normal" officeooo:rsid="0021e9ed" fo:background-color="#ffffff" loext:char-shading-value="0" style:font-size-asian="12pt" style:font-weight-asian="normal" style:font-name-complex="Calibri" style:font-size-complex="12pt" style:font-style-complex="italic" style:font-weight-complex="normal"/>
    </style:style>
    <style:style style:name="T73" style:family="text">
      <style:text-properties fo:color="#222222" style:font-name="Liberation Serif" fo:font-size="12pt" fo:font-weight="normal" officeooo:rsid="00236718" fo:background-color="#ffffff" loext:char-shading-value="0" style:font-size-asian="12pt" style:font-weight-asian="normal" style:font-name-complex="Calibri" style:font-size-complex="12pt" style:font-style-complex="italic" style:font-weight-complex="normal"/>
    </style:style>
    <style:style style:name="T74" style:family="text">
      <style:text-properties fo:color="#222222" style:font-name="Liberation Serif" fo:font-size="12pt" fo:font-weight="normal" officeooo:rsid="00296d90" fo:background-color="#ffffff" loext:char-shading-value="0" style:font-size-asian="12pt" style:font-weight-asian="normal" style:font-name-complex="Calibri" style:font-size-complex="12pt" style:font-style-complex="italic" style:font-weight-complex="normal"/>
    </style:style>
    <style:style style:name="T75" style:family="text">
      <style:text-properties fo:color="#222222" style:font-name="Liberation Serif" fo:font-size="12pt" fo:font-weight="normal" officeooo:rsid="002b3833" fo:background-color="#ffffff" loext:char-shading-value="0" style:font-size-asian="12pt" style:font-weight-asian="normal" style:font-name-complex="Calibri" style:font-size-complex="12pt" style:font-style-complex="italic" style:font-weight-complex="normal"/>
    </style:style>
    <style:style style:name="T76" style:family="text">
      <style:text-properties fo:color="#222222" style:font-name="Liberation Serif" fo:font-size="12pt" fo:font-weight="normal" officeooo:rsid="002c87fa" fo:background-color="#ffffff" loext:char-shading-value="0" style:font-size-asian="12pt" style:font-weight-asian="normal" style:font-name-complex="Calibri" style:font-size-complex="12pt" style:font-style-complex="italic" style:font-weight-complex="normal"/>
    </style:style>
    <style:style style:name="T77" style:family="text">
      <style:text-properties fo:color="#222222" style:font-name="Liberation Serif" fo:font-size="12pt" fo:font-weight="normal" officeooo:rsid="002e4429" fo:background-color="#ffffff" loext:char-shading-value="0" style:font-size-asian="12pt" style:font-weight-asian="normal" style:font-name-complex="Calibri" style:font-size-complex="12pt" style:font-style-complex="italic" style:font-weight-complex="normal"/>
    </style:style>
    <style:style style:name="T78" style:family="text">
      <style:text-properties fo:color="#222222" style:font-name="Liberation Serif" fo:font-size="12pt" fo:font-weight="normal" officeooo:rsid="002e5851" fo:background-color="#ffffff" loext:char-shading-value="0" style:font-size-asian="12pt" style:font-weight-asian="normal" style:font-name-complex="Calibri" style:font-size-complex="12pt" style:font-style-complex="italic" style:font-weight-complex="normal"/>
    </style:style>
    <style:style style:name="T79" style:family="text">
      <style:text-properties fo:color="#222222" style:font-name="Liberation Serif" fo:font-size="12pt" fo:font-weight="normal" officeooo:rsid="002fc04b" fo:background-color="#ffffff" loext:char-shading-value="0" style:font-size-asian="12pt" style:font-weight-asian="normal" style:font-name-complex="Calibri" style:font-size-complex="12pt" style:font-style-complex="italic" style:font-weight-complex="normal"/>
    </style:style>
    <style:style style:name="T80" style:family="text">
      <style:text-properties fo:color="#222222" style:font-name="Liberation Serif" fo:font-size="12pt" fo:font-weight="normal" officeooo:rsid="003062f4" fo:background-color="#ffffff" loext:char-shading-value="0" style:font-size-asian="12pt" style:font-weight-asian="normal" style:font-name-complex="Calibri" style:font-size-complex="12pt" style:font-style-complex="italic" style:font-weight-complex="normal"/>
    </style:style>
    <style:style style:name="T81" style:family="text">
      <style:text-properties fo:color="#222222" style:font-name="Liberation Serif" fo:font-size="12pt" fo:font-weight="normal" officeooo:rsid="0031b9ee" fo:background-color="#ffffff" loext:char-shading-value="0" style:font-size-asian="12pt" style:font-weight-asian="normal" style:font-name-complex="Calibri" style:font-size-complex="12pt" style:font-style-complex="italic" style:font-weight-complex="normal"/>
    </style:style>
    <style:style style:name="T82" style:family="text">
      <style:text-properties fo:color="#222222" style:font-name="Liberation Serif" fo:font-size="12pt" fo:font-weight="normal" officeooo:rsid="0033f2c4" fo:background-color="#ffffff" loext:char-shading-value="0" style:font-size-asian="12pt" style:font-weight-asian="normal" style:font-name-complex="Calibri" style:font-size-complex="12pt" style:font-style-complex="italic" style:font-weight-complex="normal"/>
    </style:style>
    <style:style style:name="T83" style:family="text">
      <style:text-properties fo:color="#222222" style:font-name="Liberation Serif" fo:font-size="12pt" fo:font-weight="normal" officeooo:rsid="00341045" fo:background-color="#ffffff" loext:char-shading-value="0" style:font-size-asian="12pt" style:font-weight-asian="normal" style:font-name-complex="Calibri" style:font-size-complex="12pt" style:font-style-complex="italic" style:font-weight-complex="normal"/>
    </style:style>
    <style:style style:name="T84" style:family="text">
      <style:text-properties fo:color="#222222" style:font-name="Liberation Serif" fo:font-size="12pt" fo:font-weight="normal" officeooo:rsid="0034e785" fo:background-color="#ffffff" loext:char-shading-value="0" style:font-size-asian="12pt" style:font-weight-asian="normal" style:font-name-complex="Calibri" style:font-size-complex="12pt" style:font-style-complex="italic" style:font-weight-complex="normal"/>
    </style:style>
    <style:style style:name="T85" style:family="text">
      <style:text-properties fo:color="#222222" style:font-name="Liberation Serif" fo:font-size="12pt" fo:font-weight="normal" officeooo:rsid="003960a6" fo:background-color="#ffffff" loext:char-shading-value="0" style:font-size-asian="12pt" style:font-weight-asian="normal" style:font-name-complex="Calibri" style:font-size-complex="12pt" style:font-style-complex="italic" style:font-weight-complex="normal"/>
    </style:style>
    <style:style style:name="T86" style:family="text">
      <style:text-properties fo:color="#222222" style:font-name="Liberation Serif" fo:font-size="12pt" fo:font-weight="normal" officeooo:rsid="003b40b5" fo:background-color="#ffffff" loext:char-shading-value="0" style:font-size-asian="12pt" style:font-weight-asian="normal" style:font-name-complex="Calibri" style:font-size-complex="12pt" style:font-style-complex="italic" style:font-weight-complex="normal"/>
    </style:style>
    <style:style style:name="T87" style:family="text">
      <style:text-properties fo:color="#222222" style:font-name="Liberation Serif" fo:font-size="12pt" fo:font-weight="normal" officeooo:rsid="003c5c4b" fo:background-color="#ffffff" loext:char-shading-value="0" style:font-size-asian="12pt" style:font-weight-asian="normal" style:font-name-complex="Calibri" style:font-size-complex="12pt" style:font-style-complex="italic" style:font-weight-complex="normal"/>
    </style:style>
    <style:style style:name="T88" style:family="text">
      <style:text-properties fo:color="#222222" style:font-name="Liberation Serif" fo:font-size="12pt" fo:font-style="italic" fo:font-weight="normal" fo:background-color="#ffffff" loext:char-shading-value="0" style:font-size-asian="12pt" style:font-weight-asian="normal" style:font-name-complex="Calibri" style:font-size-complex="12pt" style:font-style-complex="italic" style:font-weight-complex="normal"/>
    </style:style>
    <style:style style:name="T89" style:family="text">
      <style:text-properties fo:color="#222222" style:font-name="Liberation Serif" fo:font-size="12pt" fo:font-style="normal" fo:font-weight="normal" officeooo:rsid="0019523e" fo:background-color="#ffffff" loext:char-shading-value="0" style:font-size-asian="12pt" style:font-style-asian="normal" style:font-weight-asian="normal" style:font-name-complex="Calibri" style:font-size-complex="12pt" style:font-style-complex="italic" style:font-weight-complex="normal"/>
    </style:style>
    <style:style style:name="T90" style:family="text">
      <style:text-properties fo:color="#222222" style:font-name="Liberation Serif" fo:font-size="12pt" fo:font-style="normal" fo:font-weight="normal" officeooo:rsid="001b8c13" fo:background-color="#ffffff" loext:char-shading-value="0" style:font-size-asian="12pt" style:font-style-asian="normal" style:font-weight-asian="normal" style:font-name-complex="Calibri" style:font-size-complex="12pt" style:font-style-complex="italic" style:font-weight-complex="normal"/>
    </style:style>
    <style:style style:name="T91" style:family="text">
      <style:text-properties fo:color="#222222" style:font-name="Liberation Serif" fo:font-size="12pt" fo:font-style="normal" fo:font-weight="normal" officeooo:rsid="0033f2c4" fo:background-color="#ffffff" loext:char-shading-value="0" style:font-size-asian="12pt" style:font-style-asian="normal" style:font-weight-asian="normal" style:font-name-complex="Calibri" style:font-size-complex="12pt" style:font-style-complex="italic" style:font-weight-complex="normal"/>
    </style:style>
    <style:style style:name="T92" style:family="text">
      <style:text-properties fo:color="#222222" style:font-name="Liberation Serif" fo:font-size="12pt" fo:font-style="normal" fo:font-weight="normal" officeooo:rsid="0033f2c4" fo:background-color="#ffffff" loext:char-shading-value="0" style:font-size-asian="12pt" style:font-style-asian="normal" style:font-weight-asian="normal" style:font-name-complex="Calibri" style:font-size-complex="12pt" style:font-style-complex="italic" style:font-weight-complex="normal"/>
    </style:style>
    <style:style style:name="T93" style:family="text">
      <style:text-properties fo:color="#222222" style:font-name="Liberation Serif" fo:font-size="12pt" fo:font-style="normal" fo:font-weight="normal" officeooo:rsid="0036d72c" fo:background-color="#ffffff" loext:char-shading-value="0" style:font-size-asian="12pt" style:font-style-asian="normal" style:font-weight-asian="normal" style:font-name-complex="Calibri" style:font-size-complex="12pt" style:font-style-complex="italic" style:font-weight-complex="normal"/>
    </style:style>
    <style:style style:name="T94" style:family="text">
      <style:text-properties fo:color="#222222" fo:font-weight="normal" officeooo:rsid="0033f2c4" fo:background-color="#ffffff" loext:char-shading-value="0" style:font-weight-asian="normal" style:font-name-complex="Calibri" style:font-style-complex="italic" style:font-weight-complex="normal"/>
    </style:style>
    <style:style style:name="T95" style:family="text">
      <style:text-properties fo:color="#222222" fo:font-weight="normal" officeooo:rsid="0034e785" fo:background-color="#ffffff" loext:char-shading-value="0" style:font-weight-asian="normal" style:font-name-complex="Calibri" style:font-style-complex="italic" style:font-weight-complex="normal"/>
    </style:style>
    <style:style style:name="T96" style:family="text">
      <style:text-properties officeooo:rsid="0034e785"/>
    </style:style>
    <style:style style:name="T97" style:family="text">
      <style:text-properties officeooo:rsid="003960a6"/>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ARING THE COMPUTATIONAL EFFICIENCY OF THREE COMMON PRIME SIEVES.</text:p>
      <text:p text:style-name="P3"><text:span text:style-name="T20">J. Meyers</text:span>, J. Zieleman, and <text:span text:style-name="T20">R. Folks</text:span></text:p>
      <text:p text:style-name="P3"/>
      <text:p text:style-name="P5"><text:span text:style-name="T21">Abstract. We explain and use three common algorithms for generating (or sieving) prime <text:tab/><text:tab/><text:tab/>numbers. We then time each sieve’s <text:tab/>performance in generating prime numbers up to </text:span><text:span text:style-name="T22">N </text:span><text:span text:style-name="T24">for <text:tab/><text:tab/><text:tab/></text:span><text:span text:style-name="T22">N</text:span><text:span text:style-name="T24"> ranging from 1000 to 1,000,000 </text:span><text:span text:style-name="T25">to see which method is the most efficient at finding an <text:tab/><text:tab/><text:tab/>exhaustive list of primes less than </text:span><text:span text:style-name="T23">N</text:span><text:span text:style-name="T24">. We then present the case that the Sieve of <text:tab/><text:tab/><text:tab/><text:tab/><text:tab/>Eratosthenes is the most efficient within this range, </text:span><text:span text:style-name="T25">and conjecture that as N→∞, it remains <text:tab/><text:tab/><text:tab/>the most efficient.</text:span></text:p>
      <text:p text:style-name="P6"/>
      <text:p text:style-name="P7">1. INTRODUCTION</text:p>
      <text:p text:style-name="P8"><text:span text:style-name="T7"><text:tab/></text:span><text:span text:style-name="T8">As is common knowledge among mathematicians, there does not yet exist a formula for finding a complete list of prime numbers. </text:span><text:span text:style-name="T12">We know of</text:span><text:span text:style-name="T8"> formulas that can generate prime or mostly prime numbers, but none are comprehensive. This is where prime sieves become of use. Prime sieves, who take their name from the common kitchen instrument, begin with a list of all natural numbers up to a limit </text:span><text:span text:style-name="T2">N</text:span><text:span text:style-name="T8">, and </text:span><text:span text:style-name="T9">implement some algorithm for finding which numbers are composite, and letting them “pass” through the sieve, </text:span><text:span text:style-name="T12">meaning</text:span><text:span text:style-name="T9"> they mark them as non-prime. </text:span><text:span text:style-name="T10">Most </text:span><text:span text:style-name="T12">commonly used</text:span><text:span text:style-name="T10"> sieves were created before the invention of the modern computer, and </text:span><text:span text:style-name="T12">have </text:span><text:span text:style-name="T10">since </text:span><text:span text:style-name="T12">been programmed, but the difficulty of finding prime numbers still remains. The relative difficulty of finding</text:span><text:span text:style-name="T10"> prime numbers </text:span><text:span text:style-name="T12">now plays </text:span><text:span text:style-name="T10">a large role in fields of computer science like public key cryptography and hashing, </text:span><text:span text:style-name="T12">and finding prime numbers efficiently could produce meaningful effects in the world of computing</text:span><text:span text:style-name="T10">. Naturally, the following question arises: which prime sieve is the most efficient?</text:span></text:p>
      <text:p text:style-name="P8"><text:span text:style-name="T10"><text:tab/>To solve this problem, we gather</text:span><text:span text:style-name="T12">ed</text:span><text:span text:style-name="T10"> the three most common prime sieving methods: the sieve of Eratosthenes, the sieve of Sundaram, and the sieve of Atkin. </text:span><text:span text:style-name="T12">Then i</text:span><text:span text:style-name="T11">mplement</text:span><text:span text:style-name="T12">ed</text:span><text:span text:style-name="T11"> each method in Python 3, </text:span><text:span text:style-name="T12">and</text:span><text:span text:style-name="T11"> r</text:span><text:span text:style-name="T12">a</text:span><text:span text:style-name="T11">n them to find all primes less than some maximum number </text:span><text:span text:style-name="T3">N</text:span><text:span text:style-name="T11">, for each </text:span><text:span text:style-name="T3">N</text:span><text:span text:style-name="T11"> within the testing range 1,000 to 1,000,000, increasing </text:span><text:span text:style-name="T3">N</text:span><text:span text:style-name="T11"> by 1,000 for each run of the loop. Finally we compare</text:span><text:span text:style-name="T12">d</text:span><text:span text:style-name="T11"> the times each method took using Matlab’s graphing libraries.</text:span></text:p>
      <text:p text:style-name="P8"><text:span text:style-name="T11"><text:tab/>We hypothesize that the sieve of Eratosthenes will be much faster for smaller values of </text:span><text:span text:style-name="T3">N</text:span><text:span text:style-name="T11">, but as </text:span><text:span text:style-name="T3">N</text:span><text:span text:style-name="T11"> increases, the sieve of Atkin’s computational complexity will grow slower than the other methods, making it faster for larger values of </text:span><text:span text:style-name="T3">N</text:span><text:span text:style-name="T11">.</text:span></text:p>
      <text:p text:style-name="P9"/>
      <text:p text:style-name="P10">2. ANALYSIS OF SIEVING ALGORITHMS</text:p>
      <text:p text:style-name="P11"><text:tab/><text:span text:style-name="T67">Every method being tested is the work of some mathematician throughout history that has used analysis to exploit some trait of prime numbers in their attempt to speed up the process of prime finding. In this section, each method being tested is analyzed for how it works, as well as how its computational complexity grows as the amount of numbers to search through also grows.</text:span></text:p>
      <text:p text:style-name="P11"><text:tab/><text:span text:style-name="T63">Trial Division.</text:span><text:span text:style-name="T65"> To begin we will demonstrate trial division. The purpose of trial division is to be a benchmark by which to test other prime finding methods. It is the slowest, albeit most intuitive way to determine a number’s prime status. It is what a person may come up with when tasked with creating an prime sieve on the spot. Its procedure is as follows:</text:span></text:p>
      <text:p text:style-name="P11"><text:span text:style-name="T65"><text:tab/>1. For any number </text:span><text:span text:style-name="T6">N</text:span><text:span text:style-name="T65">, create a list of all natural numbers less than </text:span><text:span text:style-name="T6">N</text:span><text:span text:style-name="T65"> excluding 1.</text:span></text:p>
      <text:p text:style-name="P11"><text:span text:style-name="T65"><text:tab/>2. Divide </text:span><text:span text:style-name="T6">N</text:span><text:span text:style-name="T65"> by every element within this list and if its remainder is an integer, </text:span><text:span text:style-name="T6">N</text:span><text:span text:style-name="T65"> is not prime.</text:span></text:p>
      <text:p text:style-name="P12"><text:soft-page-break/><text:span text:style-name="T65"><text:tab/>C</text:span><text:span text:style-name="T64">learly, trial division makes no effort to reduce the number of computations required to determine if a number is prime. The number of divisions </text:span><text:span text:style-name="T66">d for</text:span><text:span text:style-name="T64"> this method can be expressed as the </text:span><text:span text:style-name="T66">equation</text:span><text:span text:style-name="T64"> </text:span><text:span text:style-name="T66"><draw:g text:anchor-type="as-char" svg:y="-0.1165in" draw:z-index="21" draw:style-name="gr1"><svg:title>TexMaths</svg:title><svg:desc>12§display§d \leq N - 2§svg§600§FALSE§</svg:desc><draw:polygon draw:style-name="gr2" draw:text-style-name="P61" svg:width="0.7453in" svg:height="0.1386in" svg:x="0in" svg:y="0in" svg:viewBox="0 0 1894 353" draw:points="947,353 0,353 0,0 1894,0 1894,353"><text:p/></draw:polygon><draw:path draw:style-name="gr3" draw:text-style-name="P62"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62"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62"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62" svg:width="0.1012in" svg:height="0.0067in" svg:x="0.5098in" svg:y="0.0705in" svg:viewBox="0 0 258 18" svg:d="M244 18c7 0 14 0 14-10 0-8-7-8-14-8h-230c-7 0-14 0-14 8 0 10 7 10 14 10z"><text:p/></draw:path><draw:path draw:style-name="gr3" draw:text-style-name="P62"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64">, that is, any number requires </text:span><text:span text:style-name="T66">at most</text:span><text:span text:style-name="T64"> division of every number below it, save the number 1. Trial division is not one of the sieves that we tested and graphed due to the sheer impracticality of the method making it too time consuming to test. </text:span></text:p>
      <text:p text:style-name="P13"><text:span text:style-name="T11"><text:tab/></text:span><text:span text:style-name="T13">Sieve of Eratosthenes. </text:span><text:span text:style-name="T14">The </text:span><text:span text:style-name="T15">s</text:span><text:span text:style-name="T14">ieve of Eratosthenes is a simple and ancient algorithm</text:span><text:span text:style-name="T17"> discovered </text:span><text:span text:style-name="T19">around</text:span><text:span text:style-name="T17"> 250BC by Eratosthenes of Cyrene</text:span><text:span text:style-name="T14"> that is use</text:span><text:span text:style-name="T19">s integer multiples of primes</text:span><text:span text:style-name="T14"> to </text:span><text:span text:style-name="T19">remove composite numbers</text:span><text:span text:style-name="T14"> up to a given limit </text:span><text:span text:style-name="T4">N</text:span><text:span text:style-name="T14">. It is widely considered to be one of the most efficient ways to find </text:span><text:span text:style-name="T15">relatively </text:span><text:span text:style-name="T14">small prime numbers. It begins by defining an upper limit </text:span><text:span text:style-name="T4">N</text:span><text:span text:style-name="T15">, and declaring that </text:span><text:span text:style-name="T4">p</text:span><text:span text:style-name="T15"> = 2, </text:span><text:span text:style-name="T4">p</text:span><text:span text:style-name="T15"> being the current number the sieve is checking multiples of</text:span><text:span text:style-name="T14">. </text:span><text:span text:style-name="T15">T</text:span><text:span text:style-name="T14">he</text:span><text:span text:style-name="T16">n the</text:span><text:span text:style-name="T14"> algorithm iteratively marks the multiples of </text:span><text:span text:style-name="T5">p</text:span><text:span text:style-name="T14"> as composite </text:span><text:span text:style-name="T18">(</text:span><text:span text:style-name="T91">Horsley, S.</text:span><text:span text:style-name="T93">)</text:span><text:span text:style-name="T14">. </text:span><text:span text:style-name="T16">Once </text:span><text:span text:style-name="T16"><draw:g text:anchor-type="as-char" svg:y="-0.1138in" draw:z-index="1" draw:style-name="gr1"><svg:title>TexMaths</svg:title><svg:desc>12§display§p*q \geq N, q \in \mathbb{Z} §svg§600§FALSE§</svg:desc><draw:polygon draw:style-name="gr2" draw:text-style-name="P61" svg:width="1.152in" svg:height="0.1465in" svg:x="0.0051in" svg:y="0in" svg:viewBox="0 0 2927 373" draw:points="1463,373 0,373 0,0 2927,0 2927,373"><text:p/></draw:polygon><draw:path draw:style-name="gr3" draw:text-style-name="P62"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62"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62"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62"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62"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62" svg:width="0.0193in" svg:height="0.0496in" svg:x="0.7039in" svg:y="0.0965in" svg:viewBox="0 0 50 127" svg:d="M50 44c0-27-10-44-27-44-15 0-23 11-23 22 0 12 8 24 23 24 5 0 11-3 14-6 3-2 3-2 4-2v6c0 32-15 58-29 71-5 5-5 6-5 7 0 4 1 5 5 5 5 0 38-33 38-83z"><text:p/></draw:path><draw:path draw:style-name="gr3" draw:text-style-name="P62"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62"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62"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16"><text:s/>, </text:span><text:span text:style-name="T4">p</text:span><text:span text:style-name="T15"> becomes</text:span><text:span text:style-name="T16"> </text:span><text:span text:style-name="T15">the next number still in the list</text:span><text:span text:style-name="T14">. </text:span><text:span text:style-name="T15">This continues</text:span><text:span text:style-name="T14"> until </text:span><text:span text:style-name="T16"><draw:g text:anchor-type="as-char" svg:y="-0.1571in" draw:z-index="0" draw:style-name="gr1"><svg:title>TexMaths</svg:title><svg:desc>12§display§p \geq \sqrt{N}§svg§600§FALSE§</svg:desc><draw:polygon draw:style-name="gr2" draw:text-style-name="P61" svg:width="0.5949in" svg:height="0.1882in" svg:x="0.0051in" svg:y="0in" svg:viewBox="0 0 1512 479" draw:points="756,479 0,479 0,0 1512,0 1512,479"><text:p/></draw:polygon><draw:path draw:style-name="gr3" draw:text-style-name="P62"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62" svg:width="0.1012in" svg:height="0.1291in" svg:x="0.1488in" svg:y="0.0504in" svg:viewBox="0 0 258 329" svg:d="M251 132c6-2 7-4 7-8 0-6-1-7-7-11l-234-111c-6-2-7-2-9-2-4 0-8 4-8 8 0 5 4 8 7 10l223 105-222 104c-8 4-8 8-8 10 0 5 4 9 8 9 2 0 3 0 9-3zM244 329c7 0 14 0 14-9 0-8-8-8-14-8h-228c-8 0-16 0-16 8 0 9 7 9 14 9z"><text:p/></draw:path><draw:path draw:style-name="gr3" draw:text-style-name="P62" svg:width="0.1295in" svg:height="0.1665in" svg:x="0.322in" svg:y="0in" svg:viewBox="0 0 330 424" svg:d="M133 380l-73-165c-4-7-6-7-7-7 0 0-3 0-7 3l-40 31c-6 4-6 6-6 7s1 5 4 5 10-6 14-10c4-2 10-7 13-9l84 183c3 6 6 6 10 6 6 0 7-2 11-8l192-399c2-6 2-7 2-9 0-4-4-8-8-8s-8 2-10 8z"><text:p/></draw:path><draw:polygon draw:style-name="gr3" draw:text-style-name="P62" svg:width="0.1516in" svg:height="0.0067in" svg:x="0.4484in" svg:y="0in" svg:viewBox="0 0 386 18" draw:points="193,18 0,18 0,0 386,0 386,18"><text:p/></draw:polygon><draw:path draw:style-name="gr3" draw:text-style-name="P62" svg:width="0.1398in" svg:height="0.1138in" svg:x="0.4547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14">. </text:span><text:span text:style-name="T16">Consider this example for </text:span><text:span text:style-name="T16"><draw:g text:anchor-type="as-char" svg:y="-0.1181in" draw:z-index="2" draw:style-name="gr1"><svg:title>TexMaths</svg:title><svg:desc>12§display§N = 25§svg§600§FALSE§</svg:desc><draw:polygon draw:style-name="gr2" draw:text-style-name="P61" svg:width="0.539in" svg:height="0.1142in" svg:x="0in" svg:y="0in" svg:viewBox="0 0 1370 291" draw:points="685,291 0,291 0,0 1370,0 1370,291"><text:p/></draw:polygon><draw:path draw:style-name="gr3" draw:text-style-name="P62" svg:width="0.1398in" svg:height="0.1142in" svg:x="0.0067in" svg:y="0in" svg:viewBox="0 0 356 291" svg:d="M303 45c4-17 11-31 46-32 2 0 7-1 7-8 0-1 0-5-6-5-13 0-29 1-42 1-14 0-30-1-43-1-4 0-8 0-8 8 0 5 4 5 8 5 24 0 29 9 29 18 0 2-1 9-3 10l-46 189-94-223c-3-7-3-7-13-7h-56c-9 0-12 0-12 8 0 5 3 5 10 5 3 0 29 0 29 4l-56 228c-4 18-12 31-46 32-2 0-7 2-7 9 0 2 2 5 6 5 13 0 28-2 42-2s30 2 43 2c3 0 7 0 7-9 0-3-3-5-8-5-24 0-28-9-28-18 0-3 2-5 3-9l55-226c2 3 2 4 4 7l105 252c4 6 4 8 8 8 5 0 5-2 6-9z"><text:p/></draw:path><draw:path draw:style-name="gr3" draw:text-style-name="P62" svg:width="0.1102in" svg:height="0.039in" svg:x="0.2075in" svg:y="0.0528in" svg:viewBox="0 0 281 100" svg:d="M266 17c7 0 15 0 15-9 0-8-8-8-14-8h-253c-7 0-14 0-14 8 0 9 7 9 14 9zM267 100c6 0 14 0 14-8 0-9-8-9-15-9h-252c-7 0-14 0-14 9 0 8 7 8 14 8z"><text:p/></draw:path><draw:path draw:style-name="gr3" draw:text-style-name="P62" svg:width="0.0661in" svg:height="0.111in" svg:x="0.3811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62" svg:width="0.0661in" svg:height="0.115in" svg:x="0.4642in" svg:y="0.0028in" svg:viewBox="0 0 169 293" svg:d="M169 198c0-51-35-94-80-94-21 0-39 7-54 23v-84c8 3 23 6 36 6 51 0 81-38 81-44 0-3-1-5-3-5-1 0-3 0-4 1-8 4-29 12-57 12-18 0-38-2-57-11-3-2-5-2-5-2-4 0-4 4-4 11v125c0 7 0 11 6 11 3 0 3 0 4-4 5-6 22-30 56-30 21 0 32 20 36 28 7 17 8 33 8 54 0 15 0 40-11 58-9 16-26 28-45 28-30 0-54-22-63-47 1 0 4 0 9 0 13 0 20-11 20-21s-7-21-20-21c-8 0-22 3-22 24 0 35 30 77 77 77 49 0 92-41 92-95z"><text:p/></draw:path></draw:g></text:span><text:span text:style-name="T16">.</text:span></text:p>
      <text:p text:style-name="P17"><text:tab/><text:span text:style-name="T27">1. </text:span>List all integers from 2 to <draw:g text:anchor-type="as-char" svg:y="-0.1571in" draw:z-index="4" draw:style-name="gr1"><svg:title>TexMaths</svg:title><svg:desc>12§display§\sqrt{N}§svg§600§FALSE§</svg:desc><draw:polygon draw:style-name="gr2" draw:text-style-name="P61" svg:width="0.2902in" svg:height="0.1657in" svg:x="0in" svg:y="0in" svg:viewBox="0 0 738 422" draw:points="369,422 0,422 0,0 738,0 738,422"><text:p/></draw:polygon><draw:path draw:style-name="gr3" draw:text-style-name="P62" svg:width="0.1295in" svg:height="0.1657in" svg:x="0.0122in" svg:y="0in" svg:viewBox="0 0 330 422" svg:d="M133 378l-73-164c-4-6-6-6-7-6 0 0-3 0-7 2l-40 31c-6 4-6 6-6 6 0 3 1 5 4 5s10-5 14-10c4-1 10-6 13-9l84 182c3 7 6 7 10 7 6 0 7-2 11-7l192-398c2-6 2-7 2-9 0-4-3-8-8-8-4 0-7 2-10 8z"><text:p/></draw:path><draw:polygon draw:style-name="gr3" draw:text-style-name="P62" svg:width="0.1516in" svg:height="0.0067in" svg:x="0.1386in" svg:y="0in" svg:viewBox="0 0 386 18" draw:points="193,18 0,18 0,0 386,0 386,18"><text:p/></draw:polygon><draw:path draw:style-name="gr3" draw:text-style-name="P62"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 text:style-name="T26"><text:s/>=</text:span> <draw:g text:anchor-type="as-char" svg:y="-0.1535in" draw:z-index="3" draw:style-name="gr1"><svg:title>TexMaths</svg:title><svg:desc>12§display§\sqrt{25}§svg§600§FALSE§</svg:desc><draw:polygon draw:style-name="gr2" draw:text-style-name="P61" svg:width="0.3043in" svg:height="0.1657in" svg:x="0in" svg:y="0in" svg:viewBox="0 0 774 422" draw:points="387,422 0,422 0,0 774,0 774,422"><text:p/></draw:polygon><draw:path draw:style-name="gr3" draw:text-style-name="P62" svg:width="0.1295in" svg:height="0.1657in" svg:x="0.0122in" svg:y="0in" svg:viewBox="0 0 330 422" svg:d="M133 378l-73-164c-4-6-6-6-7-6 0 0-3 0-7 2l-40 31c-6 4-6 6-6 6 0 3 1 5 4 5s10-5 14-10c4-1 10-6 13-9l84 182c3 7 6 7 10 7 6 0 7-2 11-7l191-398c3-6 3-7 3-9 0-4-4-8-9-8-3 0-7 2-9 8z"><text:p/></draw:path><draw:polygon draw:style-name="gr3" draw:text-style-name="P62" svg:width="0.1657in" svg:height="0.0067in" svg:x="0.1382in" svg:y="0in" svg:viewBox="0 0 422 18" draw:points="211,18 0,18 0,0 422,0 422,18"><text:p/></draw:polygon><draw:path draw:style-name="gr3" draw:text-style-name="P62" svg:width="0.0661in" svg:height="0.1106in" svg:x="0.1465in" svg:y="0.0417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62" svg:width="0.0661in" svg:height="0.1138in" svg:x="0.2299in" svg:y="0.0417in"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g><text:span text:style-name="T26"><text:s/>= 5. We will call this list P = </text:span>{<draw:g text:anchor-type="as-char" svg:y="-0.111in" draw:z-index="5" draw:style-name="gr1"><svg:title>TexMaths</svg:title><svg:desc>12§display§2,3,4,5§svg§600§FALSE§</svg:desc><draw:polygon draw:style-name="gr2" draw:text-style-name="P61" svg:width="0.5535in" svg:height="0.1398in" svg:x="0in" svg:y="0.0051in" svg:viewBox="0 0 1407 356" draw:points="703,356 0,356 0,0 1407,0 1407,356"><text:p/></draw:polygon><draw:path draw:style-name="gr3" draw:text-style-name="P62"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193in" svg:height="0.0496in" svg:x="0.0972in" svg:y="0.0957in" svg:viewBox="0 0 50 127" svg:d="M50 44c0-27-10-44-27-44-15 0-23 11-23 22 0 12 8 24 23 24 5 0 11-3 14-6 3-2 3-2 4-2v6c0 32-15 58-29 71-5 5-5 6-5 8 0 3 1 4 5 4 5 0 38-33 38-83z"><text:p/></draw:path><draw:path draw:style-name="gr3" draw:text-style-name="P62"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62" svg:width="0.0193in" svg:height="0.0496in" svg:x="0.2543in" svg:y="0.0957in" svg:viewBox="0 0 50 127" svg:d="M50 44c0-27-10-44-27-44-15 0-23 11-23 22 0 12 8 24 23 24 5 0 11-3 14-6 3-2 3-2 4-2v6c0 32-15 58-29 71-5 5-5 6-5 8 0 3 1 4 5 4 5 0 38-33 38-83z"><text:p/></draw:path><draw:path draw:style-name="gr3" draw:text-style-name="P62" svg:width="0.0736in" svg:height="0.1122in" svg:x="0.3185in" svg:y="0in" svg:viewBox="0 0 188 286" svg:d="M113 217v36c0 16 0 21-33 21h-8v12c17-1 40-1 56-1 18 0 41 0 58 1v-12h-8c-32 0-33-5-33-21v-36h43v-14h-43v-192c0-9 0-11-7-11-4 0-5 0-7 5l-131 198v14zM115 203h-103l103-157z"><text:p/></draw:path><draw:path draw:style-name="gr3" draw:text-style-name="P62" svg:width="0.0193in" svg:height="0.0496in" svg:x="0.411in" svg:y="0.0957in" svg:viewBox="0 0 50 127" svg:d="M50 44c0-27-10-44-27-44-15 0-23 11-23 22 0 12 8 24 23 24 5 0 11-3 14-6 3-2 3-2 4-2v6c0 32-15 58-29 71-5 5-5 6-5 8 0 3 1 4 5 4 5 0 38-33 38-83z"><text:p/></draw:path><draw:path draw:style-name="gr3" draw:text-style-name="P62"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19"><text:tab/>2. List all integers from 2 to <text:span text:style-name="T1">N</text:span>. We will call this list C. </text:p>
      <text:p text:style-name="P19"><text:tab/>3. C = {<draw:g text:anchor-type="as-char" svg:y="-0.111in" draw:z-index="7" draw:style-name="gr1"><svg:title>TexMaths</svg:title><svg:desc>12§display§2, 3, 4, 5, 6, 7, 8, 9, 10, 11, 12, 13, 14, 15, 16, 17, 18, 19, 20, 21, 22, 23, 24, 25§svg§600§FALSE§</svg:desc><draw:polygon draw:style-name="gr2" draw:text-style-name="P61" svg:width="5.0177in" svg:height="0.1398in" svg:x="0in" svg:y="0.0051in" svg:viewBox="0 0 12746 356" draw:points="6373,356 0,356 0,0 12746,0 12746,356"><text:p/></draw:polygon><draw:path draw:style-name="gr3" draw:text-style-name="P62"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193in" svg:height="0.0496in" svg:x="0.0972in" svg:y="0.0957in" svg:viewBox="0 0 50 127" svg:d="M50 44c0-27-10-44-27-44-15 0-23 11-23 22 0 12 8 24 23 24 5 0 11-3 14-6 3-2 3-2 4-2v6c0 32-15 58-29 71-5 5-5 6-5 8 0 3 1 4 5 4 5 0 38-33 38-83z"><text:p/></draw:path><draw:path draw:style-name="gr3" draw:text-style-name="P62"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62" svg:width="0.0193in" svg:height="0.0496in" svg:x="0.2543in" svg:y="0.0957in" svg:viewBox="0 0 50 127" svg:d="M50 44c0-27-10-44-27-44-15 0-23 11-23 22 0 12 8 24 23 24 5 0 11-3 14-6 3-2 3-2 4-2v6c0 32-15 58-29 71-5 5-5 6-5 8 0 3 1 4 5 4 5 0 38-33 38-83z"><text:p/></draw:path><draw:path draw:style-name="gr3" draw:text-style-name="P62" svg:width="0.0736in" svg:height="0.1122in" svg:x="0.3185in" svg:y="0in" svg:viewBox="0 0 188 286" svg:d="M113 217v36c0 16 0 21-33 21h-8v12c17-1 40-1 56-1 18 0 41 0 58 1v-12h-8c-32 0-33-5-33-21v-36h43v-14h-43v-192c0-9 0-11-7-11-4 0-5 0-7 5l-131 198v14zM115 203h-103l103-157z"><text:p/></draw:path><draw:path draw:style-name="gr3" draw:text-style-name="P62" svg:width="0.0193in" svg:height="0.0496in" svg:x="0.411in" svg:y="0.0957in" svg:viewBox="0 0 50 127" svg:d="M50 44c0-27-10-44-27-44-15 0-23 11-23 22 0 12 8 24 23 24 5 0 11-3 14-6 3-2 3-2 4-2v6c0 32-15 58-29 71-5 5-5 6-5 8 0 3 1 4 5 4 5 0 38-33 38-83z"><text:p/></draw:path><draw:path draw:style-name="gr3" draw:text-style-name="P62"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62" svg:width="0.0193in" svg:height="0.0496in" svg:x="0.5677in" svg:y="0.0957in" svg:viewBox="0 0 50 127" svg:d="M50 44c0-27-10-44-27-44-15 0-23 11-23 22 0 12 8 24 23 24 5 0 11-3 14-6 3-2 3-2 4-2v6c0 32-15 58-29 71-5 5-5 6-5 8 0 3 1 4 5 4 5 0 38-33 38-83z"><text:p/></draw:path><draw:path draw:style-name="gr3" draw:text-style-name="P62" svg:width="0.0685in" svg:height="0.1142in" svg:x="0.6339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62" svg:width="0.0193in" svg:height="0.0496in" svg:x="0.7248in" svg:y="0.0957in" svg:viewBox="0 0 50 127" svg:d="M50 44c0-27-10-44-27-44-15 0-23 11-23 22 0 12 8 24 23 24 5 0 11-3 14-6 3-2 3-2 4-2v6c0 32-15 58-29 71-5 5-5 6-5 8 0 3 1 4 5 4 5 0 38-33 38-83z"><text:p/></draw:path><draw:path draw:style-name="gr3" draw:text-style-name="P62" svg:width="0.0709in" svg:height="0.1157in" svg:x="0.7933in" svg:y="0in" svg:viewBox="0 0 181 295" svg:d="M178 29c3-6 3-7 3-16h-102c-53 0-53-6-54-13h-11l-14 88h11c1-8 5-34 11-39 2-3 36-3 40-3h89c-5 7-38 52-48 67-38 58-53 115-53 158 0 5 0 24 20 24s20-19 20-24v-20c0-24 1-48 5-70 1-9 7-45 26-73z"><text:p/></draw:path><draw:path draw:style-name="gr3" draw:text-style-name="P62" svg:width="0.0193in" svg:height="0.0496in" svg:x="0.8815in" svg:y="0.0957in" svg:viewBox="0 0 50 127" svg:d="M50 44c0-27-10-44-27-44-15 0-23 11-23 22 0 12 8 24 23 24 5 0 11-3 14-6 3-2 3-2 4-2v6c0 32-15 58-29 71-5 5-5 6-5 8 0 3 1 4 5 4 5 0 38-33 38-83z"><text:p/></draw:path><draw:path draw:style-name="gr3" draw:text-style-name="P62" svg:width="0.0685in" svg:height="0.1142in" svg:x="0.9476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62" svg:width="0.0193in" svg:height="0.0496in" svg:x="1.0382in" svg:y="0.0957in" svg:viewBox="0 0 50 127" svg:d="M50 44c0-27-10-44-27-44-15 0-23 11-23 22 0 12 8 24 23 24 5 0 11-3 14-6 3-2 3-2 4-2v6c0 32-15 58-29 71-5 5-5 6-5 8 0 3 1 4 5 4 5 0 38-33 38-83z"><text:p/></draw:path><draw:path draw:style-name="gr3" draw:text-style-name="P62" svg:width="0.0685in" svg:height="0.1142in" svg:x="1.1043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62" svg:width="0.0193in" svg:height="0.0496in" svg:x="1.1953in" svg:y="0.0957in" svg:viewBox="0 0 50 127" svg:d="M50 44c0-27-10-44-27-44-15 0-23 11-23 22 0 12 8 24 23 24 5 0 11-3 14-6 3-2 3-2 4-2v6c0 32-15 58-29 71-5 5-5 6-5 8 0 3 1 4 5 4 5 0 38-33 38-83z"><text:p/></draw:path><draw:path draw:style-name="gr3" draw:text-style-name="P62" svg:width="0.0547in" svg:height="0.1106in" svg:x="1.2689in" svg:y="0.002in" svg:viewBox="0 0 140 282" svg:d="M88 11c0-10 0-11-11-11-27 26-64 26-77 26v15c8 0 34 0 55-12v220c0 15 0 20-38 20h-15v13c15-2 53-2 69-2 18 0 54 0 69 2v-13h-13c-38 0-39-5-39-20z"><text:p/></draw:path><draw:path draw:style-name="gr3" draw:text-style-name="P62" svg:width="0.0701in" svg:height="0.1142in" svg:x="1.344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62" svg:width="0.0193in" svg:height="0.0496in" svg:x="1.4346in" svg:y="0.0957in" svg:viewBox="0 0 50 127" svg:d="M50 44c0-27-10-44-27-44-15 0-23 11-23 22 0 12 8 24 23 24 5 0 11-3 14-6 3-2 3-2 4-2v6c0 32-15 58-29 71-5 5-5 6-5 8 0 3 1 4 5 4 5 0 38-33 38-83z"><text:p/></draw:path><draw:path draw:style-name="gr3" draw:text-style-name="P62" svg:width="0.0547in" svg:height="0.1106in" svg:x="1.5091in" svg:y="0.002in" svg:viewBox="0 0 140 282" svg:d="M88 11c0-10 0-11-11-11-27 26-64 26-77 26v15c8 0 34 0 55-12v220c0 15 0 20-38 20h-15v13c15-2 53-2 69-2 18 0 54 0 69 2v-13h-13c-38 0-39-5-39-20z"><text:p/></draw:path><draw:path draw:style-name="gr3" draw:text-style-name="P62" svg:width="0.0547in" svg:height="0.1106in" svg:x="1.5921in" svg:y="0.002in" svg:viewBox="0 0 140 282" svg:d="M88 11c0-10 0-11-11-11-27 26-64 26-77 26v15c8 0 34 0 55-12v220c0 15 0 20-38 20h-15v13c15-2 53-2 69-2 18 0 54 0 69 2v-13h-13c-38 0-39-5-39-20z"><text:p/></draw:path><draw:path draw:style-name="gr3" draw:text-style-name="P62" svg:width="0.0193in" svg:height="0.0496in" svg:x="1.6748in" svg:y="0.0957in" svg:viewBox="0 0 50 127" svg:d="M50 44c0-27-10-44-27-44-15 0-23 11-23 22 0 12 8 24 23 24 5 0 11-3 14-6 3-2 3-2 4-2v6c0 32-15 58-29 71-5 5-5 6-5 8 0 3 1 4 5 4 5 0 38-33 38-83z"><text:p/></draw:path><draw:path draw:style-name="gr3" draw:text-style-name="P62" svg:width="0.0547in" svg:height="0.1106in" svg:x="1.7488in" svg:y="0.002in" svg:viewBox="0 0 140 282" svg:d="M88 11c0-10 0-11-11-11-27 26-64 26-77 26v15c8 0 34 0 55-12v220c0 15 0 20-38 20h-15v13c15-2 53-2 69-2 18 0 54 0 69 2v-13h-13c-38 0-39-5-39-20z"><text:p/></draw:path><draw:path draw:style-name="gr3" draw:text-style-name="P62" svg:width="0.0661in" svg:height="0.1106in" svg:x="1.825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193in" svg:height="0.0496in" svg:x="1.9146in" svg:y="0.0957in" svg:viewBox="0 0 50 127" svg:d="M50 44c0-27-10-44-27-44-15 0-23 11-23 22 0 12 8 24 23 24 5 0 11-3 14-6 3-2 3-2 4-2v6c0 32-15 58-29 71-5 5-5 6-5 8 0 3 1 4 5 4 5 0 38-33 38-83z"><text:p/></draw:path><draw:path draw:style-name="gr3" draw:text-style-name="P62" svg:width="0.0547in" svg:height="0.1106in" svg:x="1.9886in" svg:y="0.002in" svg:viewBox="0 0 140 282" svg:d="M88 11c0-10 0-11-11-11-27 26-64 26-77 26v15c8 0 34 0 55-12v220c0 15 0 20-38 20h-15v13c15-2 53-2 69-2 18 0 54 0 69 2v-13h-13c-38 0-39-5-39-20z"><text:p/></draw:path><draw:path draw:style-name="gr3" draw:text-style-name="P62" svg:width="0.0685in" svg:height="0.1142in" svg:x="2.0642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62" svg:width="0.0193in" svg:height="0.0496in" svg:x="2.1543in" svg:y="0.0957in" svg:viewBox="0 0 50 127" svg:d="M50 44c0-27-10-44-27-44-15 0-23 11-23 22 0 12 8 24 23 24 5 0 11-3 14-6 3-2 3-2 4-2v6c0 32-15 58-29 71-5 5-5 6-5 8 0 3 1 4 5 4 5 0 38-33 38-83z"><text:p/></draw:path><draw:path draw:style-name="gr3" draw:text-style-name="P62" svg:width="0.0547in" svg:height="0.1106in" svg:x="2.2283in" svg:y="0.002in" svg:viewBox="0 0 140 282" svg:d="M88 11c0-10 0-11-11-11-27 26-64 26-77 26v15c8 0 34 0 55-12v220c0 15 0 20-38 20h-15v13c15-2 53-2 69-2 18 0 54 0 69 2v-13h-13c-38 0-39-5-39-20z"><text:p/></draw:path><draw:path draw:style-name="gr3" draw:text-style-name="P62" svg:width="0.0736in" svg:height="0.1122in" svg:x="2.3016in" svg:y="0in" svg:viewBox="0 0 188 286" svg:d="M113 217v36c0 16 0 21-33 21h-8v12c17-1 40-1 56-1 18 0 41 0 58 1v-12h-8c-32 0-33-5-33-21v-36h43v-14h-43v-192c0-9 0-11-7-11-4 0-5 0-7 5l-131 198v14zM115 203h-103l103-157z"><text:p/></draw:path><draw:path draw:style-name="gr3" draw:text-style-name="P62" svg:width="0.0193in" svg:height="0.0496in" svg:x="2.3941in" svg:y="0.0957in" svg:viewBox="0 0 50 127" svg:d="M50 44c0-27-10-44-27-44-15 0-23 11-23 22 0 12 8 24 23 24 5 0 11-3 14-6 3-2 3-2 4-2v6c0 32-15 58-29 71-5 5-5 6-5 8 0 3 1 4 5 4 5 0 38-33 38-83z"><text:p/></draw:path><draw:path draw:style-name="gr3" draw:text-style-name="P62" svg:width="0.0547in" svg:height="0.1106in" svg:x="2.4685in" svg:y="0.002in" svg:viewBox="0 0 140 282" svg:d="M88 11c0-10 0-11-11-11-27 26-64 26-77 26v15c8 0 34 0 55-12v220c0 15 0 20-38 20h-15v13c15-2 53-2 69-2 18 0 54 0 69 2v-13h-13c-38 0-39-5-39-20z"><text:p/></draw:path><draw:path draw:style-name="gr3" draw:text-style-name="P62" svg:width="0.0661in" svg:height="0.1142in" svg:x="2.5449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path draw:style-name="gr3" draw:text-style-name="P62" svg:width="0.0193in" svg:height="0.0496in" svg:x="2.6339in" svg:y="0.0957in" svg:viewBox="0 0 50 127" svg:d="M50 44c0-27-10-44-27-44-15 0-23 11-23 22 0 12 8 24 23 24 5 0 11-3 14-6 3-2 3-2 4-2v6c0 32-15 58-29 71-5 5-5 6-5 8 0 3 1 4 5 4 5 0 38-33 38-83z"><text:p/></draw:path><draw:path draw:style-name="gr3" draw:text-style-name="P62" svg:width="0.0547in" svg:height="0.1106in" svg:x="2.7083in" svg:y="0.002in" svg:viewBox="0 0 140 282" svg:d="M88 11c0-10 0-11-11-11-27 26-64 26-77 26v15c8 0 34 0 55-12v220c0 15 0 20-38 20h-15v13c15-2 53-2 69-2 18 0 54 0 69 2v-13h-13c-38 0-39-5-39-20z"><text:p/></draw:path><draw:path draw:style-name="gr3" draw:text-style-name="P62" svg:width="0.0685in" svg:height="0.1142in" svg:x="2.7835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62" svg:width="0.0193in" svg:height="0.0496in" svg:x="2.8736in" svg:y="0.0957in" svg:viewBox="0 0 50 127" svg:d="M50 44c0-27-10-44-27-44-15 0-23 11-23 22 0 12 8 24 23 24 5 0 11-3 14-6 3-2 3-2 4-2v6c0 32-15 58-29 71-5 5-5 6-5 8 0 3 1 4 5 4 5 0 38-33 38-83z"><text:p/></draw:path><draw:path draw:style-name="gr3" draw:text-style-name="P62" svg:width="0.0547in" svg:height="0.1106in" svg:x="2.9484in" svg:y="0.002in" svg:viewBox="0 0 140 282" svg:d="M88 11c0-10 0-11-11-11-27 26-64 26-77 26v15c8 0 34 0 55-12v220c0 15 0 20-38 20h-15v13c15-2 53-2 69-2 18 0 54 0 69 2v-13h-13c-38 0-39-5-39-20z"><text:p/></draw:path><draw:path draw:style-name="gr3" draw:text-style-name="P62" svg:width="0.0709in" svg:height="0.1157in" svg:x="3.026in" svg:y="0in" svg:viewBox="0 0 181 295" svg:d="M178 29c3-6 3-7 3-16h-102c-53 0-53-6-54-13h-11l-14 88h11c1-8 5-34 11-39 2-3 36-3 40-3h89c-5 7-38 52-48 67-38 58-53 115-53 158 0 5 0 24 20 24s20-19 20-24v-20c0-24 1-48 5-70 1-9 7-45 26-73z"><text:p/></draw:path><draw:path draw:style-name="gr3" draw:text-style-name="P62" svg:width="0.0193in" svg:height="0.0496in" svg:x="3.1134in" svg:y="0.0957in" svg:viewBox="0 0 50 127" svg:d="M50 44c0-27-10-44-27-44-15 0-23 11-23 22 0 12 8 24 23 24 5 0 11-3 14-6 3-2 3-2 4-2v6c0 32-15 58-29 71-5 5-5 6-5 8 0 3 1 4 5 4 5 0 38-33 38-83z"><text:p/></draw:path><draw:path draw:style-name="gr3" draw:text-style-name="P62" svg:width="0.0547in" svg:height="0.1106in" svg:x="3.1878in" svg:y="0.002in" svg:viewBox="0 0 140 282" svg:d="M88 11c0-10 0-11-11-11-27 26-64 26-77 26v15c8 0 34 0 55-12v220c0 15 0 20-38 20h-15v13c15-2 53-2 69-2 18 0 54 0 69 2v-13h-13c-38 0-39-5-39-20z"><text:p/></draw:path><draw:path draw:style-name="gr3" draw:text-style-name="P62" svg:width="0.0685in" svg:height="0.1142in" svg:x="3.263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62" svg:width="0.0193in" svg:height="0.0496in" svg:x="3.3531in" svg:y="0.0957in" svg:viewBox="0 0 50 127" svg:d="M50 44c0-27-10-44-27-44-15 0-23 11-23 22 0 12 8 24 23 24 5 0 11-3 14-6 3-2 3-2 4-2v6c0 32-15 58-29 71-5 5-5 6-5 8 0 3 1 4 5 4 5 0 38-33 38-83z"><text:p/></draw:path><draw:path draw:style-name="gr3" draw:text-style-name="P62" svg:width="0.0547in" svg:height="0.1106in" svg:x="3.428in" svg:y="0.002in" svg:viewBox="0 0 140 282" svg:d="M88 11c0-10 0-11-11-11-27 26-64 26-77 26v15c8 0 34 0 55-12v220c0 15 0 20-38 20h-15v13c15-2 53-2 69-2 18 0 54 0 69 2v-13h-13c-38 0-39-5-39-20z"><text:p/></draw:path><draw:path draw:style-name="gr3" draw:text-style-name="P62" svg:width="0.0685in" svg:height="0.1142in" svg:x="3.5031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62" svg:width="0.0193in" svg:height="0.0496in" svg:x="3.5933in" svg:y="0.0957in" svg:viewBox="0 0 50 127" svg:d="M50 44c0-27-10-44-27-44-15 0-23 11-23 22 0 12 8 24 23 24 5 0 11-3 14-6 3-2 3-2 4-2v6c0 32-15 58-29 71-5 5-5 6-5 8 0 3 1 4 5 4 5 0 38-33 38-83z"><text:p/></draw:path><draw:path draw:style-name="gr3" draw:text-style-name="P62" svg:width="0.0661in" svg:height="0.1106in" svg:x="3.660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701in" svg:height="0.1142in" svg:x="3.742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62" svg:width="0.0193in" svg:height="0.0496in" svg:x="3.8327in" svg:y="0.0957in" svg:viewBox="0 0 50 127" svg:d="M50 44c0-27-10-44-27-44-15 0-23 11-23 22 0 12 8 24 23 24 5 0 11-3 14-6 3-2 3-2 4-2v6c0 32-15 58-29 71-5 5-5 6-5 8 0 3 1 4 5 4 5 0 38-33 38-83z"><text:p/></draw:path><draw:path draw:style-name="gr3" draw:text-style-name="P62" svg:width="0.0661in" svg:height="0.1106in" svg:x="3.9008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547in" svg:height="0.1106in" svg:x="3.9902in" svg:y="0.002in" svg:viewBox="0 0 140 282" svg:d="M88 11c0-10 0-11-11-11-27 26-64 26-77 26v15c8 0 34 0 55-12v220c0 15 0 20-38 20h-15v13c15-2 53-2 69-2 18 0 54 0 69 2v-13h-13c-38 0-39-5-39-20z"><text:p/></draw:path><draw:path draw:style-name="gr3" draw:text-style-name="P62" svg:width="0.0193in" svg:height="0.0496in" svg:x="4.0728in" svg:y="0.0957in" svg:viewBox="0 0 50 127" svg:d="M50 44c0-27-10-44-27-44-15 0-23 11-23 22 0 12 8 24 23 24 5 0 11-3 14-6 3-2 3-2 4-2v6c0 32-15 58-29 71-5 5-5 6-5 8 0 3 1 4 5 4 5 0 38-33 38-83z"><text:p/></draw:path><draw:path draw:style-name="gr3" draw:text-style-name="P62" svg:width="0.0661in" svg:height="0.1106in" svg:x="4.14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661in" svg:height="0.1106in" svg:x="4.223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193in" svg:height="0.0496in" svg:x="4.3122in" svg:y="0.0957in" svg:viewBox="0 0 50 127" svg:d="M50 44c0-27-10-44-27-44-15 0-23 11-23 22 0 12 8 24 23 24 5 0 11-3 14-6 3-2 3-2 4-2v6c0 32-15 58-29 71-5 5-5 6-5 8 0 3 1 4 5 4 5 0 38-33 38-83z"><text:p/></draw:path><draw:path draw:style-name="gr3" draw:text-style-name="P62" svg:width="0.0661in" svg:height="0.1106in" svg:x="4.3803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685in" svg:height="0.1142in" svg:x="4.461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62" svg:width="0.0193in" svg:height="0.0496in" svg:x="4.5524in" svg:y="0.0957in" svg:viewBox="0 0 50 127" svg:d="M50 44c0-27-10-44-27-44-15 0-23 11-23 22 0 12 8 24 23 24 5 0 11-3 14-6 3-2 3-2 4-2v6c0 32-15 58-29 71-5 5-5 6-5 8 0 3 1 4 5 4 5 0 38-33 38-83z"><text:p/></draw:path><draw:path draw:style-name="gr3" draw:text-style-name="P62" svg:width="0.0661in" svg:height="0.1106in" svg:x="4.6201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736in" svg:height="0.1122in" svg:x="4.6996in" svg:y="0in" svg:viewBox="0 0 188 286" svg:d="M113 217v36c0 16 0 21-33 21h-8v12c17-1 40-1 56-1 18 0 41 0 58 1v-12h-8c-32 0-33-5-33-21v-36h43v-14h-43v-192c0-9 0-11-7-11-4 0-5 0-7 5l-131 198v14zM115 203h-103l103-157z"><text:p/></draw:path><draw:path draw:style-name="gr3" draw:text-style-name="P62" svg:width="0.0193in" svg:height="0.0496in" svg:x="4.7921in" svg:y="0.0957in" svg:viewBox="0 0 50 127" svg:d="M50 44c0-27-10-44-27-44-15 0-23 11-23 22 0 12 8 24 23 24 5 0 11-3 14-6 3-2 3-2 4-2v6c0 32-15 58-29 71-5 5-5 6-5 8 0 3 1 4 5 4 5 0 38-33 38-83z"><text:p/></draw:path><draw:path draw:style-name="gr3" draw:text-style-name="P62" svg:width="0.0661in" svg:height="0.1106in" svg:x="4.86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661in" svg:height="0.1142in" svg:x="4.9433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g>}</text:p>
      <text:p text:style-name="P17"><text:tab/><text:span text:style-name="T27">4. </text:span>Let <draw:g text:anchor-type="as-char" svg:y="-0.1102in" draw:z-index="6" draw:style-name="gr1"><svg:title>TexMaths</svg:title><svg:desc>12§display§p = 2§svg§600§FALSE§</svg:desc><draw:polygon draw:style-name="gr2" draw:text-style-name="P61" svg:width="0.3882in" svg:height="0.1394in" svg:x="0.0047in" svg:y="0.0039in" svg:viewBox="0 0 987 355" draw:points="494,355 0,355 0,0 987,0 987,355"><text:p/></draw:polygon><draw:path draw:style-name="gr3" draw:text-style-name="P62" svg:width="0.0866in" svg:height="0.1051in" svg:x="-0.0004in" svg:y="0.0366in" svg:viewBox="0 0 221 268" svg:d="M32 238c-3 15-3 17-22 17-5 0-10 0-10 8 0 4 2 5 6 5 11 0 23-1 35-1 14 0 29 1 42 1 2 0 7 0 7-8 0-5-4-5-10-5-20 0-20-2-20-6 0-6 17-74 19-84 6 11 18 27 40 27 49 0 102-63 102-124 0-40-24-68-55-68-22 0-43 16-57 31-4-23-23-31-38-31-19 0-28 17-31 24-8 14-14 41-14 41 0 4 5 4 5 4 5 0 5 0 9-9 6-30 15-50 30-50 7 0 13 2 13 19 0 9-1 14-4 21zM108 55c3-12 15-24 22-30 14-13 26-15 33-15 17 0 28 14 28 39s-14 73-22 90c-14 29-34 43-50 43-29 0-34-36-34-37s0-2 1-7z"><text:p/></draw:path><draw:path draw:style-name="gr3" draw:text-style-name="P62" svg:width="0.1102in" svg:height="0.0386in" svg:x="0.1441in" svg:y="0.0492in" svg:viewBox="0 0 281 99" svg:d="M267 17c7 0 14 0 14-9 0-8-7-8-13-8h-254c-7 0-14 0-14 8 0 9 7 9 14 9zM268 99c6 0 13 0 13-8s-7-8-14-8h-253c-7 0-14 0-14 8s7 8 14 8z"><text:p/></draw:path><draw:path draw:style-name="gr3" draw:text-style-name="P62" svg:width="0.0661in" svg:height="0.1102in" svg:x="0.3189in" svg:y="0in" svg:viewBox="0 0 169 281" svg:d="M32 249l46-44c66-59 91-80 91-122 0-49-37-83-90-83-48 0-79 40-79 77 0 22 22 22 22 22 8 0 22-4 22-21 0-11-8-23-22-23-4 0-4 0-5 1 9-27 32-43 57-43 39 0 57 34 57 70 0 33-22 67-45 92l-81 90c-5 4-5 6-5 16h157l12-74h-10c-3 13-5 33-9 39-3 3-32 3-41 3z"><text:p/></draw:path></draw:g>.</text:p>
      <text:p text:style-name="P18"><text:span text:style-name="T26"><text:tab/>5. For all </text:span><text:span text:style-name="T26"><draw:g text:anchor-type="as-char" svg:y="-0.1138in" draw:z-index="11" draw:style-name="gr1"><svg:title>TexMaths</svg:title><svg:desc>12§display§p*q \geq N, q \in \mathbb{Z}§svg§600§FALSE§</svg:desc><draw:polygon draw:style-name="gr2" draw:text-style-name="P61" svg:width="1.152in" svg:height="0.1465in" svg:x="0.0051in" svg:y="0in" svg:viewBox="0 0 2927 373" draw:points="1463,373 0,373 0,0 2927,0 2927,373"><text:p/></draw:polygon><draw:path draw:style-name="gr3" draw:text-style-name="P62"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62"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62"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62"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62"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62" svg:width="0.0193in" svg:height="0.0496in" svg:x="0.7039in" svg:y="0.0965in" svg:viewBox="0 0 50 127" svg:d="M50 44c0-27-10-44-27-44-15 0-23 11-23 22 0 12 8 24 23 24 5 0 11-3 14-6 3-2 3-2 4-2v6c0 32-15 58-29 71-5 5-5 6-5 7 0 4 1 5 5 5 5 0 38-33 38-83z"><text:p/></draw:path><draw:path draw:style-name="gr3" draw:text-style-name="P62"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62"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62"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26">, remove </text:span><text:span text:style-name="T26"><draw:g text:anchor-type="as-char" svg:y="-0.078in" draw:z-index="8" draw:style-name="gr1"><svg:title>TexMaths</svg:title><svg:desc>12§display§p*q§svg§600§FALSE§</svg:desc><draw:polygon draw:style-name="gr2" draw:text-style-name="P61" svg:width="0.3201in" svg:height="0.1102in" svg:x="0.0051in" svg:y="0in" svg:viewBox="0 0 814 281" draw:points="407,281 0,281 0,0 814,0 814,281"><text:p/></draw:polygon><draw:path draw:style-name="gr3" draw:text-style-name="P62" svg:width="0.0866in" svg:height="0.1059in" svg:x="0in" svg:y="0.0039in" svg:viewBox="0 0 221 270" svg:d="M32 240c-3 14-3 18-22 18-5 0-10 0-10 7 0 4 2 5 6 5 11 0 23-1 35-1 14 0 29 1 42 1 2 0 7 0 7-7 0-5-4-5-10-5-20 0-20-4-20-7 0-6 17-74 19-85 6 11 18 27 40 27 49 0 102-63 102-124 0-41-24-69-55-69-22 0-44 16-57 31-5-23-23-31-38-31-19 0-28 17-31 24-8 15-14 41-14 41 0 5 5 5 5 5 5 0 5 0 9-10 6-30 15-50 30-50 7 0 13 2 13 19 0 10-1 14-4 22zM108 55c2-12 14-24 22-30 14-13 26-15 33-15 17 0 28 14 28 39 0 26-15 74-22 91-14 29-35 43-50 43-29 0-34-35-34-37 0-1 0-3 1-7z"><text:p/></draw:path><draw:path draw:style-name="gr3" draw:text-style-name="P62" svg:width="0.061in" svg:height="0.0717in" svg:x="0.1366in" svg:y="0in" svg:viewBox="0 0 156 183" svg:d="M89 17c0-6 0-17-10-17-7 0-13 6-12 11v6l6 66-54-40c-3-2-5-2-7-2-6 0-12 5-12 11 0 7 4 8 8 11l62 29-59 28c-7 3-11 5-11 11s6 12 12 12c2 0 4 0 14-8l47-34-6 71c0 10 7 11 11 11 6 0 11-2 11-11l-5-71 53 40c5 2 5 2 8 2 6 0 11-6 11-12s-4-8-8-11c-26-12-27-12-59-28l57-28c8-4 10-5 10-12 0-6-5-11-11-11-3 0-3 0-14 7l-47 35z"><text:p/></draw:path><draw:path draw:style-name="gr3" draw:text-style-name="P62" svg:width="0.0685in" svg:height="0.1059in" svg:x="0.2524in" svg:y="0.0039in" svg:viewBox="0 0 175 270" svg:d="M175 5c0-3-1-5-5-5s-21 17-28 30c-10-23-26-30-40-30-50 0-102 63-102 124 0 42 25 69 55 69 19 0 36-11 51-26-4 15-17 73-18 76-4 12-9 14-32 15-6 0-9 0-9 8 0 0 0 4 5 4 13 0 28-1 43-1 14 0 29 1 43 1 2 0 8 0 8-7 0-5-4-5-12-5-20 0-20-4-20-7s1-6 2-10zM58 183c-27 0-28-32-28-40 0-20 12-67 20-84 12-32 34-49 52-49 28 0 34 33 34 36s-23 97-24 97c-8 14-32 40-54 40z"><text:p/></draw:path></draw:g></text:span><text:span text:style-name="T26"><text:s/>from C</text:span>.</text:p>
      <text:p text:style-name="P19"><text:tab/>6. C = {<draw:g text:anchor-type="as-char" svg:y="-0.111in" draw:z-index="9" draw:style-name="gr1"><svg:title>TexMaths</svg:title><svg:desc>12§display§2, 3, 5, 7, 9, 11, 13, 15, 17, 19, 21, 23, 25§svg§600§FALSE§</svg:desc><draw:polygon draw:style-name="gr2" draw:text-style-name="P61" svg:width="2.6291in" svg:height="0.1398in" svg:x="0in" svg:y="0.0051in" svg:viewBox="0 0 6679 356" draw:points="3339,356 0,356 0,0 6679,0 6679,356"><text:p/></draw:polygon><draw:path draw:style-name="gr3" draw:text-style-name="P62"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193in" svg:height="0.0496in" svg:x="0.0972in" svg:y="0.0957in" svg:viewBox="0 0 50 127" svg:d="M50 44c0-27-10-44-27-44-15 0-23 11-23 22 0 12 8 24 23 24 5 0 11-3 14-6 3-2 3-2 4-2v6c0 32-15 58-29 71-5 5-5 6-5 8 0 3 1 4 5 4 5 0 38-33 38-83z"><text:p/></draw:path><draw:path draw:style-name="gr3" draw:text-style-name="P62"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62" svg:width="0.0193in" svg:height="0.0496in" svg:x="0.2543in" svg:y="0.0957in" svg:viewBox="0 0 50 127" svg:d="M50 44c0-27-10-44-27-44-15 0-23 11-23 22 0 12 8 24 23 24 5 0 11-3 14-6 3-2 3-2 4-2v6c0 32-15 58-29 71-5 5-5 6-5 8 0 3 1 4 5 4 5 0 38-33 38-83z"><text:p/></draw:path><draw:path draw:style-name="gr3" draw:text-style-name="P62" svg:width="0.0661in" svg:height="0.1142in" svg:x="0.322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62" svg:width="0.0193in" svg:height="0.0496in" svg:x="0.411in" svg:y="0.0957in" svg:viewBox="0 0 50 127" svg:d="M50 44c0-27-10-44-27-44-15 0-23 11-23 22 0 12 8 24 23 24 5 0 11-3 14-6 3-2 3-2 4-2v6c0 32-15 58-29 71-5 5-5 6-5 8 0 3 1 4 5 4 5 0 38-33 38-83z"><text:p/></draw:path><draw:path draw:style-name="gr3" draw:text-style-name="P62" svg:width="0.0709in" svg:height="0.1157in" svg:x="0.4795in" svg:y="0in" svg:viewBox="0 0 181 295" svg:d="M178 29c3-6 3-7 3-16h-102c-53 0-53-6-54-13h-11l-14 88h11c1-8 5-34 11-39 2-3 36-3 40-3h89c-5 7-38 52-48 67-38 58-53 115-53 158 0 5 0 24 20 24s20-19 20-24v-20c0-24 1-48 4-70 2-9 8-45 27-73z"><text:p/></draw:path><draw:path draw:style-name="gr3" draw:text-style-name="P62" svg:width="0.0193in" svg:height="0.0496in" svg:x="0.5677in" svg:y="0.0957in" svg:viewBox="0 0 50 127" svg:d="M50 44c0-27-10-44-27-44-15 0-23 11-23 22 0 12 8 24 23 24 5 0 11-3 14-6 3-2 3-2 4-2v6c0 32-15 58-29 71-5 5-5 6-5 8 0 3 1 4 5 4 5 0 38-33 38-83z"><text:p/></draw:path><draw:path draw:style-name="gr3" draw:text-style-name="P62" svg:width="0.0685in" svg:height="0.1142in" svg:x="0.6339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62" svg:width="0.0193in" svg:height="0.0496in" svg:x="0.7248in" svg:y="0.0957in" svg:viewBox="0 0 50 127" svg:d="M50 44c0-27-10-44-27-44-15 0-23 11-23 22 0 12 8 24 23 24 5 0 11-3 14-6 3-2 3-2 4-2v6c0 32-15 58-29 71-5 5-5 6-5 8 0 3 1 4 5 4 5 0 38-33 38-83z"><text:p/></draw:path><draw:path draw:style-name="gr3" draw:text-style-name="P62" svg:width="0.0547in" svg:height="0.1106in" svg:x="0.7988in" svg:y="0.002in" svg:viewBox="0 0 140 282" svg:d="M88 11c0-10 0-11-11-11-27 26-64 26-77 26v15c8 0 34 0 55-12v220c0 15 0 20-38 20h-15v13c15-2 53-2 69-2 18 0 54 0 69 2v-13h-13c-38 0-39-5-39-20z"><text:p/></draw:path><draw:path draw:style-name="gr3" draw:text-style-name="P62" svg:width="0.0547in" svg:height="0.1106in" svg:x="0.8819in" svg:y="0.002in" svg:viewBox="0 0 140 282" svg:d="M88 11c0-10 0-11-11-11-27 26-64 26-77 26v15c8 0 34 0 55-12v220c0 15 0 20-38 20h-15v13c15-2 53-2 69-2 18 0 54 0 69 2v-13h-13c-38 0-39-5-39-20z"><text:p/></draw:path><draw:path draw:style-name="gr3" draw:text-style-name="P62" svg:width="0.0193in" svg:height="0.0496in" svg:x="0.9646in" svg:y="0.0957in" svg:viewBox="0 0 50 127" svg:d="M50 44c0-27-10-44-27-44-15 0-23 11-23 22 0 12 8 24 23 24 5 0 11-3 14-6 3-2 3-2 4-2v6c0 32-15 58-29 71-5 5-5 6-5 8 0 3 1 4 5 4 5 0 38-33 38-83z"><text:p/></draw:path><draw:path draw:style-name="gr3" draw:text-style-name="P62" svg:width="0.0547in" svg:height="0.1106in" svg:x="1.039in" svg:y="0.002in" svg:viewBox="0 0 140 282" svg:d="M88 11c0-10 0-11-11-11-27 26-64 26-77 26v15c8 0 34 0 55-12v220c0 15 0 20-38 20h-15v13c15-2 53-2 69-2 18 0 54 0 69 2v-13h-13c-38 0-39-5-39-20z"><text:p/></draw:path><draw:path draw:style-name="gr3" draw:text-style-name="P62" svg:width="0.0685in" svg:height="0.1142in" svg:x="1.113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62" svg:width="0.0193in" svg:height="0.0496in" svg:x="1.2043in" svg:y="0.0957in" svg:viewBox="0 0 50 127" svg:d="M50 44c0-27-10-44-27-44-15 0-23 11-23 22 0 12 8 24 23 24 5 0 11-3 14-6 3-2 3-2 4-2v6c0 32-15 58-29 71-5 5-5 6-5 8 0 3 1 4 5 4 5 0 38-33 38-83z"><text:p/></draw:path><draw:path draw:style-name="gr3" draw:text-style-name="P62" svg:width="0.0547in" svg:height="0.1106in" svg:x="1.2787in" svg:y="0.002in" svg:viewBox="0 0 140 282" svg:d="M88 11c0-10 0-11-11-11-27 26-64 26-77 26v15c8 0 34 0 55-12v220c0 15 0 20-38 20h-15v13c15-2 53-2 69-2 18 0 54 0 69 2v-13h-13c-38 0-39-5-39-20z"><text:p/></draw:path><draw:path draw:style-name="gr3" draw:text-style-name="P62" svg:width="0.0661in" svg:height="0.1142in" svg:x="1.3547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62" svg:width="0.0193in" svg:height="0.0496in" svg:x="1.4441in" svg:y="0.0957in" svg:viewBox="0 0 50 127" svg:d="M50 44c0-27-10-44-27-44-15 0-23 11-23 22 0 12 8 24 23 24 5 0 11-3 14-6 3-2 3-2 4-2v6c0 32-15 58-29 71-5 5-5 6-5 8 0 3 1 4 5 4 5 0 38-33 38-83z"><text:p/></draw:path><draw:path draw:style-name="gr3" draw:text-style-name="P62" svg:width="0.0547in" svg:height="0.1106in" svg:x="1.5185in" svg:y="0.002in" svg:viewBox="0 0 140 282" svg:d="M88 11c0-10 0-11-11-11-27 26-64 26-77 26v15c8 0 34 0 55-12v220c0 15 0 20-38 20h-15v13c15-2 53-2 69-2 18 0 54 0 69 2v-13h-13c-38 0-39-5-39-20z"><text:p/></draw:path><draw:path draw:style-name="gr3" draw:text-style-name="P62" svg:width="0.0709in" svg:height="0.1157in" svg:x="1.5965in" svg:y="0in" svg:viewBox="0 0 181 295" svg:d="M178 29c3-6 3-7 3-16h-102c-53 0-53-6-54-13h-11l-14 88h11c1-8 5-34 11-39 2-3 36-3 40-3h89c-5 7-38 52-48 67-38 58-53 115-53 158 0 5 0 24 20 24s20-19 20-24v-20c0-24 1-48 4-70 2-9 8-45 27-73z"><text:p/></draw:path><draw:path draw:style-name="gr3" draw:text-style-name="P62" svg:width="0.0193in" svg:height="0.0496in" svg:x="1.6839in" svg:y="0.0957in" svg:viewBox="0 0 50 127" svg:d="M50 44c0-27-10-44-27-44-15 0-23 11-23 22 0 12 8 24 23 24 5 0 11-3 14-6 3-2 3-2 4-2v6c0 32-15 58-29 71-5 5-5 6-5 8 0 3 1 4 5 4 5 0 38-33 38-83z"><text:p/></draw:path><draw:path draw:style-name="gr3" draw:text-style-name="P62" svg:width="0.0547in" svg:height="0.1106in" svg:x="1.7583in" svg:y="0.002in" svg:viewBox="0 0 140 282" svg:d="M88 11c0-10 0-11-11-11-27 26-64 26-77 26v15c8 0 34 0 55-12v220c0 15 0 20-38 20h-15v13c15-2 53-2 69-2 18 0 54 0 69 2v-13h-13c-38 0-39-5-39-20z"><text:p/></draw:path><draw:path draw:style-name="gr3" draw:text-style-name="P62" svg:width="0.0685in" svg:height="0.1142in" svg:x="1.8335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62" svg:width="0.0193in" svg:height="0.0496in" svg:x="1.9236in" svg:y="0.0957in" svg:viewBox="0 0 50 127" svg:d="M50 44c0-27-10-44-27-44-15 0-23 11-23 22 0 12 8 24 23 24 5 0 11-3 14-6 3-2 3-2 4-2v6c0 32-15 58-29 71-5 5-5 6-5 8 0 3 1 4 5 4 5 0 38-33 38-83z"><text:p/></draw:path><draw:path draw:style-name="gr3" draw:text-style-name="P62" svg:width="0.0661in" svg:height="0.1106in" svg:x="1.99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62" svg:width="0.0547in" svg:height="0.1106in" svg:x="2.0811in" svg:y="0.002in" svg:viewBox="0 0 140 282" svg:d="M88 11c0-10 0-11-11-11-27 26-64 26-77 26v15c8 0 34 0 55-12v220c0 15 0 20-38 20h-15v13c15-2 53-2 69-2 18 0 54 0 69 2v-13h-13c-38 0-39-5-39-20z"><text:p/></draw:path><draw:path draw:style-name="gr3" draw:text-style-name="P62" svg:width="0.0193in" svg:height="0.0496in" svg:x="2.1638in" svg:y="0.0957in" svg:viewBox="0 0 50 127" svg:d="M50 44c0-27-10-44-27-44-15 0-23 11-23 22 0 12 8 24 23 24 5 0 11-3 14-6 3-2 3-2 4-2v6c0 32-15 58-29 71-5 5-5 6-5 8 0 3 1 4 5 4 5 0 38-33 38-83z"><text:p/></draw:path><draw:path draw:style-name="gr3" draw:text-style-name="P62" svg:width="0.0661in" svg:height="0.1106in" svg:x="2.2319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62" svg:width="0.0685in" svg:height="0.1142in" svg:x="2.313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62" svg:width="0.0193in" svg:height="0.0496in" svg:x="2.4035in" svg:y="0.0957in" svg:viewBox="0 0 50 127" svg:d="M50 44c0-27-10-44-27-44-15 0-23 11-23 22 0 12 8 24 23 24 5 0 11-3 14-6 3-2 3-2 4-2v6c0 32-15 58-29 71-5 5-5 6-5 8 0 3 1 4 5 4 5 0 38-33 38-83z"><text:p/></draw:path><draw:path draw:style-name="gr3" draw:text-style-name="P62" svg:width="0.0661in" svg:height="0.1106in" svg:x="2.47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62" svg:width="0.0661in" svg:height="0.1142in" svg:x="2.554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24"><text:span text:style-name="T28">As we can see, once </text:span><text:span text:style-name="T42">three</text:span><text:span text:style-name="T28"> and </text:span><text:span text:style-name="T42">five</text:span><text:span text:style-name="T28"> are done sieving, the list will be composed of completely prime numbers due to no number in the list being greater than 5 * 5, which is the last element cleared from the list. This method improves over trial division by reducing the number of computations it takes to remove a number from the list down to a single computation per number. Another improvement it makes over trial division is how it grows in complexity as </text:span><text:span text:style-name="T28"><draw:g text:anchor-type="as-char" svg:y="-0.1161in" draw:z-index="10" draw:style-name="gr1"><svg:title>TexMaths</svg:title><svg:desc>12§display§N \to \infty§svg§600§FALSE§</svg:desc><draw:polygon draw:style-name="gr2" draw:text-style-name="P61" svg:width="0.5764in" svg:height="0.1138in" svg:x="0in" svg:y="0in" svg:viewBox="0 0 1465 290" draw:points="733,290 0,290 0,0 1465,0 1465,290"><text:p/></draw:polygon><draw:path draw:style-name="gr3" draw:text-style-name="P62" svg:width="0.1402in" svg:height="0.1138in" svg:x="0.0067in" svg:y="0in" svg:viewBox="0 0 357 290" svg:d="M304 44c3-16 11-30 44-31 4 0 9-1 9-8 0-1 0-5-6-5-14 0-29 1-42 1-15 0-30-1-44-1-3 0-8 0-8 8 0 5 5 5 8 5 24 0 29 9 29 18 0 1-1 9-2 10l-47 188-94-222c-3-7-3-7-13-7h-56c-9 0-12 0-12 8 0 5 3 5 10 5 3 0 29 0 29 4l-56 227c-4 18-12 31-46 32-2 0-7 2-7 9 0 2 2 5 6 5 13 0 28-2 42-2s30 2 43 2c3 0 7 0 7-9 0-3-3-5-8-5-24 0-28-9-28-18 0-3 2-4 3-9l55-225c2 2 2 4 4 7l105 251c4 6 4 8 9 8s5-2 6-9z"><text:p/></draw:path><draw:path draw:style-name="gr3" draw:text-style-name="P62" svg:width="0.1476in" svg:height="0.0866in" svg:x="0.2071in" svg:y="0.0283in" svg:viewBox="0 0 376 221" svg:d="M329 119c-23 18-34 36-38 41-18 30-22 56-22 56 0 5 5 5 8 5 8 0 9-1 10-7 10-42 35-78 83-97 5-3 6-4 6-6 0-3-4-4-4-5-19-7-69-28-86-99 0-6-1-7-9-7-3 0-8 0-8 5 0 1 4 27 22 56 8 13 20 28 38 41h-313c-9 0-16 0-16 9 0 8 7 8 16 8z"><text:p/></draw:path><draw:path draw:style-name="gr3" draw:text-style-name="P62" svg:width="0.148in" svg:height="0.0752in" svg:x="0.4189in" svg:y="0.0398in" svg:viewBox="0 0 377 192" svg:d="M192 73c-23-30-29-36-41-47-24-19-48-26-69-26-50 0-82 47-82 96s31 96 79 96c49 0 84-38 106-72 23 29 28 35 41 46 23 19 47 26 69 26 48 0 82-47 82-96s-32-96-82-96c-48 0-82 38-103 73zM203 88c17-32 49-75 96-75 44 0 68 45 68 83 0 41-28 76-66 76-25 0-44-18-52-27-11-12-21-25-46-57zM174 106c-18 30-49 73-97 73-45 0-67-44-67-83 0-41 27-76 64-76 26 0 44 18 53 27 11 12 21 25 47 59z"><text:p/></draw:path></draw:g></text:span><text:span text:style-name="T28">. </text:span><text:span text:style-name="T29">As stated, trial division’s complexity grows linearly at a rate of </text:span><text:span text:style-name="T36"><draw:g text:anchor-type="as-char" svg:y="-0.1165in" draw:z-index="22" draw:style-name="gr1"><svg:title>TexMaths</svg:title><svg:desc>12§display§d \leq N - 2§svg§600§FALSE§</svg:desc><draw:polygon draw:style-name="gr2" draw:text-style-name="P61" svg:width="0.7453in" svg:height="0.1386in" svg:x="0in" svg:y="0in" svg:viewBox="0 0 1894 353" draw:points="947,353 0,353 0,0 1894,0 1894,353"><text:p/></draw:polygon><draw:path draw:style-name="gr3" draw:text-style-name="P62"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62"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62"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62" svg:width="0.1012in" svg:height="0.0067in" svg:x="0.5098in" svg:y="0.0705in" svg:viewBox="0 0 258 18" svg:d="M244 18c7 0 14 0 14-10 0-8-7-8-14-8h-230c-7 0-14 0-14 8 0 10 7 10 14 10z"><text:p/></draw:path><draw:path draw:style-name="gr3" draw:text-style-name="P62"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29">, . The sieve of Eratosthenes’ computations </text:span><text:span text:style-name="T30">are;</text:span></text:p>
      <text:p text:style-name="P25"><text:span text:style-name="T30"><text:s/></text:span><text:span text:style-name="T34"><draw:g text:anchor-type="as-char" svg:y="-0.2319in" draw:z-index="12" draw:style-name="gr1"><svg:title>TexMaths</svg:title><svg:desc>12§display§\sum_{p \in P} \bigg \lfloor \frac{N}{p} \bigg \rfloor§svg§600§FALSE§</svg:desc><draw:polygon draw:style-name="gr2" draw:text-style-name="P61" svg:width="0.6728in" svg:height="0.461in" svg:x="0in" svg:y="0in" svg:viewBox="0 0 1710 1172" draw:points="855,1172 0,1172 0,0 1710,0 1710,1172"><text:p/></draw:polygon><draw:path draw:style-name="gr3" draw:text-style-name="P62" svg:width="0.2209in" svg:height="0.2323in" svg:x="0.0197in" svg:y="0.0831in" svg:viewBox="0 0 562 591" svg:d="M511 591l51-136h-10c-16 45-62 74-111 86-8 2-50 13-132 13h-254l216-252c2-4 4-5 4-7 0-1 0-1-4-6l-197-269h232c56 0 95 6 99 6 23 5 59 11 93 33 10 6 39 25 54 60h10l-51-119h-499c-10 0-10 0-12 2 0 2 0 10 0 15l223 305-218 256c-5 6-5 8-5 8 0 5 4 5 12 5z"><text:p/></draw:path><draw:path draw:style-name="gr3" draw:text-style-name="P62" svg:width="0.0646in" svg:height="0.0736in" svg:x="0in" svg:y="0.387in" svg:viewBox="0 0 165 188" svg:d="M23 167c-3 8-3 10-16 10-3 0-7 0-7 8 0 2 2 3 4 3 8 0 18-1 26-1 10 0 20 1 30 1 4 0 7-1 7-7 0-4-5-4-7-4-7 0-16 0-16-3 0-1 3-9 4-13 4-16 7-33 11-45 3 6 13 17 30 17 37 0 76-40 76-83 0-36-23-50-44-50-18 0-33 12-42 22-5-18-21-22-31-22-12 0-18 7-23 16-6 10-11 27-11 30s4 3 5 3c4 0 5-1 7-8 5-18 10-33 21-33 8 0 11 6 11 15 0 3-2 7-2 8zM79 36c17-24 31-28 41-28 12 0 22 9 22 29 0 12-6 42-15 60-8 14-23 29-38 29-21 0-25-23-25-27 0-1 0-3 0-4z"><text:p/></draw:path><draw:path draw:style-name="gr3" draw:text-style-name="P62" svg:width="0.0642in" svg:height="0.076in" svg:x="0.0807in" svg:y="0.3717in" svg:viewBox="0 0 164 194" svg:d="M152 103c5 0 12 0 12-6 0-8-7-8-12-8h-138c5-42 41-75 88-75h50c5 0 12 0 12-7s-7-7-12-7h-51c-55 0-101 43-101 97s46 97 101 97h51c5 0 12 0 12-8 0-6-7-6-12-6h-50c-47 0-83-34-88-77z"><text:p/></draw:path><draw:path draw:style-name="gr3" draw:text-style-name="P62" svg:width="0.089in" svg:height="0.0795in" svg:x="0.1661in" svg:y="0.3591in" svg:viewBox="0 0 227 203" svg:d="M79 110h54c50 0 94-31 94-64 0-24-26-46-66-46h-103c-6 0-10 0-10 7 0 4 2 4 10 4 4 0 6 0 12 1 4 0 6 0 6 4 0 1 0 1-2 6l-38 157c-4 10-5 13-28 13-4 0-8 0-8 7 0 0 0 4 5 4 8 0 30-2 38-2 5 0 16 0 21 0 6 0 13 2 19 2 1 0 6 0 6-8 0-3-4-3-10-3 0 0-5 0-11-1-7 0-7-2-7-4 0-1 0-2 1-7zM102 22c1-10 1-11 14-11h35c28 0 44 8 44 30 0 8-3 32-18 45-10 9-27 15-49 15h-46z"><text:p/></draw:path><draw:polygon draw:style-name="gr3" draw:text-style-name="P62" svg:width="0.0531in" svg:height="0.398in" svg:x="0.3295in" svg:y="0in" svg:viewBox="0 0 136 1012" draw:points="0,1012 136,1012 136,988 23,988 23,0 0,0"><text:p/></draw:polygon><draw:path draw:style-name="gr3" draw:text-style-name="P62" svg:width="0.1398in" svg:height="0.1134in" svg:x="0.4114in" svg:y="0.015in" svg:viewBox="0 0 356 289" svg:d="M303 44c4-16 11-30 45-31 3 0 8-1 8-8 0-1 0-5-6-5-13 0-29 1-42 1-14 0-30-1-43-1-4 0-8 0-8 8 0 5 4 5 8 5 24 0 29 9 29 18 0 1-1 9-3 10l-46 187-94-221c-3-7-3-7-13-7h-56c-9 0-12 0-12 8 0 5 3 5 10 5 3 0 29 0 29 4l-56 226c-4 18-12 31-46 33-2 0-7 0-7 8 0 2 2 5 6 5 13 0 28-1 42-1s30 1 43 1c3 0 7 0 7-9 0-4-3-4-8-4-24 0-28-10-28-20 0-2 2-4 3-9l55-223c2 2 2 4 4 7l105 249c4 8 4 9 8 9 5 0 5-1 6-9z"><text:p/></draw:path><draw:polygon draw:style-name="gr3" draw:text-style-name="P62" svg:width="0.1516in" svg:height="0.0067in" svg:x="0.4047in" svg:y="0.1953in" svg:viewBox="0 0 386 18" draw:points="193,18 0,18 0,0 386,0 386,18"><text:p/></draw:polygon><draw:path draw:style-name="gr3" draw:text-style-name="P62" svg:width="0.0866in" svg:height="0.1051in" svg:x="0.4335in" svg:y="0.2811in" svg:viewBox="0 0 221 268" svg:d="M32 239c-3 14-3 17-22 17-5 0-10 0-10 8 0 3 2 4 6 4 11 0 23-1 35-1 14 0 29 1 42 1 2 0 7 0 7-7 0-5-4-5-10-5-20 0-20-3-20-7 0-6 17-74 19-84 6 11 18 27 40 27 49 0 102-63 102-124 0-40-24-68-56-68-21 0-43 16-56 31-5-23-23-31-38-31-19 0-28 17-31 24-8 14-14 41-14 41 0 5 5 5 5 5 5 0 5 0 9-10 6-30 15-50 30-50 7 0 13 2 13 19 0 9-1 14-4 21zM108 55c2-12 14-24 22-30 14-13 26-15 33-15 17 0 28 14 28 39s-15 73-22 90c-14 29-35 43-50 43-29 0-34-36-34-37s0-2 1-7z"><text:p/></draw:path><draw:polygon draw:style-name="gr3" draw:text-style-name="P62" svg:width="0.0531in" svg:height="0.398in" svg:x="0.5783in" svg:y="0in" svg:viewBox="0 0 136 1012" draw:points="112,988 0,988 0,1012 136,1012 136,0 112,0"><text:p/></draw:polygon></draw:g></text:span></text:p>
      <text:p text:style-name="P26"><text:span text:style-name="T30">where </text:span><text:span text:style-name="T31">the variable</text:span><text:span text:style-name="T30"> </text:span><text:span text:style-name="T31">p</text:span><text:span text:style-name="T30"> iterates through the list of primes P </text:span><text:span text:style-name="T34">where </text:span><text:span text:style-name="T34"><draw:g text:anchor-type="as-char" svg:y="-0.1571in" draw:z-index="13" draw:style-name="gr1"><svg:title>TexMaths</svg:title><svg:desc>12§display§p \in P, p \leq \sqrt{N}§svg§600§FALSE§</svg:desc><draw:polygon draw:style-name="gr2" draw:text-style-name="P61" svg:width="1.0661in" svg:height="0.1882in" svg:x="0.0051in" svg:y="0in" svg:viewBox="0 0 2709 479" draw:points="1355,479 0,479 0,0 2709,0 2709,479"><text:p/></draw:polygon><draw:path draw:style-name="gr3" draw:text-style-name="P62"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62" svg:width="0.0831in" svg:height="0.0969in" svg:x="0.1488in" svg:y="0.0661in" svg:viewBox="0 0 212 247" svg:d="M197 132c7 0 15 0 15-8 0-10-8-10-15-10h-180c5-56 54-97 114-97h66c7 0 15 0 15-9 0-8-8-8-15-8h-67c-72 0-130 55-130 124 0 67 58 123 130 123h67c7 0 15 0 15-9 0-8-8-8-15-8h-66c-60 0-109-41-114-98z"><text:p/></draw:path><draw:path draw:style-name="gr3" draw:text-style-name="P62" svg:width="0.1185in" svg:height="0.1138in" svg:x="0.2984in" svg:y="0.0421in" svg:viewBox="0 0 302 290" svg:d="M112 156h72c58 0 118-44 118-91 0-34-27-65-84-65h-136c-8 0-12 0-12 7 0 6 3 6 12 6 4 0 12 0 18 1 7 0 8 3 8 8 0 0 0 2 0 7l-58 229c-4 15-4 19-38 19-7 0-12 0-12 8 0 5 5 5 7 5 11 0 41-1 53-1 10 0 19 0 28 0 8 0 18 1 26 1 4 0 8 0 8-8 0-5-3-5-10-5-16 0-28 0-28-9 0-1 0-3 1-6zM142 29c4-15 4-16 22-16h41c35 0 58 12 58 41 0 16-9 53-25 69-21 19-47 21-65 21h-60z"><text:p/></draw:path><draw:path draw:style-name="gr3" draw:text-style-name="P62" svg:width="0.0193in" svg:height="0.05in" svg:x="0.4169in" svg:y="0.1382in" svg:viewBox="0 0 50 128" svg:d="M50 45c0-28-10-45-27-45-15 0-23 11-23 22 0 12 8 24 23 24 5 0 11-3 14-6 3-1 3-1 4-1v6c0 31-15 57-29 71-5 4-5 6-5 7 0 3 1 5 5 5 5 0 38-34 38-83z"><text:p/></draw:path><draw:path draw:style-name="gr3" draw:text-style-name="P62" svg:width="0.0866in" svg:height="0.1059in" svg:x="0.4713in" svg:y="0.0827in" svg:viewBox="0 0 221 270" svg:d="M32 240c-3 14-3 18-22 18-5 0-10 0-10 7 0 3 2 5 6 5 11 0 23-2 35-2 14 0 29 2 42 2 2 0 7 0 7-8 0-4-4-4-10-4-20 0-20-4-20-8 0-6 17-73 19-84 6 11 19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62" svg:width="0.1012in" svg:height="0.1291in" svg:x="0.6201in" svg:y="0.0504in" svg:viewBox="0 0 258 329" svg:d="M251 18c5-2 7-5 7-10 0-4-2-8-7-8-4 0-7 2-9 2l-234 111c-7 4-8 6-8 11 0 4 2 6 8 8l234 111c5 3 6 3 9 3s7-4 7-9c0-4-1-6-8-10l-221-103zM244 329c7 0 14 0 14-9 0-8-8-8-14-8h-228c-8 0-16 0-16 8 0 9 7 9 14 9z"><text:p/></draw:path><draw:path draw:style-name="gr3" draw:text-style-name="P62" svg:width="0.1295in" svg:height="0.1665in" svg:x="0.7937in" svg:y="0in" svg:viewBox="0 0 330 424" svg:d="M133 380l-73-165c-4-7-6-7-7-7 0 0-3 0-7 3l-40 31c-6 4-6 6-6 7s1 5 4 5 10-6 14-10c4-2 10-7 13-9l84 183c3 6 6 6 10 6 6 0 7-2 11-8l192-399c2-6 2-7 2-9 0-4-4-8-8-8s-8 2-10 8z"><text:p/></draw:path><draw:polygon draw:style-name="gr3" draw:text-style-name="P62" svg:width="0.1516in" svg:height="0.0067in" svg:x="0.9197in" svg:y="0in" svg:viewBox="0 0 386 18" draw:points="193,18 0,18 0,0 386,0 386,18"><text:p/></draw:polygon><draw:path draw:style-name="gr3" draw:text-style-name="P62" svg:width="0.1398in" svg:height="0.1138in" svg:x="0.9268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30">. The resulting summation grows far slower than trial division </text:span><text:span text:style-name="T36">when you consider repeating each method hundreds of times</text:span><text:span text:style-name="T30">, </text:span><text:span text:style-name="T31">making it </text:span><text:span text:style-name="T36">generally </text:span><text:span text:style-name="T31">more efficient.</text:span></text:p>
      <text:p text:style-name="P29"><text:span text:style-name="T31"><text:tab/></text:span><text:span text:style-name="T44">Sieve of Sundaram.</text:span><text:span text:style-name="T32"> The sieve of Sundaram is a prime sieve whose discovery is credited to </text:span><text:span text:style-name="T33">the</text:span><text:span text:style-name="T32"> Indian mathematician S. P. Sundaram during the 1930s </text:span><text:span text:style-name="T41">(</text:span><text:span text:style-name="T82">Ramaswami Aiyar, V.</text:span><text:span text:style-name="T84">)</text:span><text:span text:style-name="T32">. </text:span><text:span text:style-name="T33">This sieve works closely to the sieve of Eratosthenes, but instead of checking every number, only odd numbers are checked. </text:span><text:span text:style-name="T35">The sieve achieves this using the following algorithm.</text:span></text:p>
      <text:p text:style-name="P27"><text:span text:style-name="T35"><text:tab/>1. Begin with a list of the natural numbers from 1 to </text:span><text:span text:style-name="T47">N</text:span><text:span text:style-name="T52">.</text:span></text:p>
      <text:p text:style-name="P14"><text:tab/>2. Remove all numbers from the list that are of form i + j + 2ij where <text:span text:style-name="T97">i</text:span> and j are beholden to the <text:tab/> <text:s text:c="3"/><text:tab/> <text:s text:c="3"/>following conditions.</text:p>
      <text:list xml:id="list2647199227" text:style-name="L1">
        <text:list-item>
          <text:p text:style-name="P20"><text:span text:style-name="T51"><draw:g text:anchor-type="as-char" svg:y="-0.1161in" draw:z-index="14" draw:style-name="gr1"><svg:title>TexMaths</svg:title><svg:desc>12§display§i, j \in \mathbb{N} , 1 \leq i \leq j§svg§600§FALSE§</svg:desc><draw:polygon draw:style-name="gr2" draw:text-style-name="P61" svg:width="1.2673in" svg:height="0.1469in" svg:x="0in" svg:y="0in" svg:viewBox="0 0 3220 374" draw:points="1610,374 0,374 0,0 3220,0 3220,374"><text:p/></draw:polygon><draw:path draw:style-name="gr3" draw:text-style-name="P62" svg:width="0.0441in" svg:height="0.1114in" svg:x="0.0047in" svg:y="0.0043in" svg:viewBox="0 0 113 284" svg:d="M108 16c0-9-5-16-14-16-12 0-24 11-24 22 0 9 6 15 16 15s22-9 22-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62" svg:width="0.0193in" svg:height="0.0492in" svg:x="0.0713in" svg:y="0.0972in" svg:viewBox="0 0 50 126" svg:d="M50 44c0-27-10-44-27-44-15 0-23 11-23 22 0 12 8 24 23 24 5 0 11-3 14-6 3-2 3-2 4-2v6c0 32-15 58-29 71-5 5-5 6-5 6 0 5 1 5 5 5 5 0 38-32 38-82z"><text:p/></draw:path><draw:path draw:style-name="gr3" draw:text-style-name="P62" svg:width="0.0681in" svg:height="0.1433in" svg:x="0.1291in" svg:y="0.0043in" svg:viewBox="0 0 174 365" svg:d="M174 16c0-9-6-16-17-16-9 0-21 10-21 22 0 9 6 15 15 15 11 0 23-11 23-21zM89 301c-9 32-29 56-53 56-2 0-8 0-16-4 12-2 20-14 20-22s-5-15-17-15c-11 0-23 9-23 24 0 17 17 25 37 25 30 0 70-21 81-62l38-156c2-9 2-15 2-16 0-24-18-38-39-38-43 0-67 61-67 64 0 5 3 5 4 5 4 0 5-1 9-8 9-27 30-52 53-52 6 0 14 1 14 19 0 10-1 15-4 22z"><text:p/></draw:path><draw:path draw:style-name="gr3" draw:text-style-name="P62" svg:width="0.0831in" svg:height="0.0965in" svg:x="0.2689in" svg:y="0.0248in" svg:viewBox="0 0 212 246" svg:d="M197 131c7 0 15 0 15-8 0-9-8-9-15-9h-180c5-56 54-97 114-97h66c7 0 15 0 15-9 0-8-8-8-15-8h-67c-72 0-130 55-130 123 0 67 58 123 130 123h67c7 0 15 0 15-9s-8-9-15-9h-66c-60 0-109-39-114-97z"><text:p/></draw:path><draw:path draw:style-name="gr3" draw:text-style-name="P62" svg:width="0.1122in" svg:height="0.1169in" svg:x="0.4165in" svg:y="0.0012in" svg:viewBox="0 0 286 298" svg:d="M36 38v207c0 22-2 30-24 30-5 0-12 0-12 8 0 7 7 7 14 7h65c9 0 15 0 15-7 0-8-6-8-12-8-24 0-27-9-27-31v-194l183 242c3 5 5 6 9 6 6 0 6-7 6-14v-238c0-24 4-30 23-32 4 0 10 0 10-7s-5-7-13-7h-62c-7 0-14 0-14 7s7 7 12 7c24 2 28 10 28 32v133l-129-173c-5-6-5-6-14-6h-75c-7 0-14 0-14 7s7 7 9 7c11 3 20 9 23 14-1 3-1 3-1 10zM239 268l-184-243c-5-5-5-6-9-11h50l143 194z"><text:p/></draw:path><draw:path draw:style-name="gr3" draw:text-style-name="P62" svg:width="0.0193in" svg:height="0.0492in" svg:x="0.5465in" svg:y="0.0972in" svg:viewBox="0 0 50 126" svg:d="M50 44c0-27-10-44-27-44-15 0-23 11-23 22 0 12 8 24 23 24 5 0 11-3 14-6 3-2 3-2 4-2v6c0 32-15 58-29 71-5 5-5 6-5 6 0 5 1 5 5 5 5 0 38-32 38-82z"><text:p/></draw:path><draw:path draw:style-name="gr3" draw:text-style-name="P62" svg:width="0.0547in" svg:height="0.111in" svg:x="0.6205in" svg:y="0.0039in" svg:viewBox="0 0 140 283" svg:d="M88 11c0-10 0-11-11-11-27 26-64 26-77 26v15c8 0 34 0 55-12v220c0 15 0 20-38 20h-15v14c15-3 53-3 69-3 18 0 54 0 69 3v-14h-13c-38 0-39-5-39-20z"><text:p/></draw:path><draw:path draw:style-name="gr3" draw:text-style-name="P62" svg:width="0.1012in" svg:height="0.1283in" svg:x="0.7488in" svg:y="0.0079in" svg:viewBox="0 0 258 327" svg:d="M251 18c5-2 7-5 7-10 0-4-2-8-7-8-4 0-7 2-8 2l-235 111c-7 4-8 6-8 10 0 3 2 7 8 8l235 111c4 3 6 3 8 3 4 0 7-3 7-8s-1-6-8-10l-221-104zM244 327c7 0 14 0 14-8 0-9-8-9-14-9h-228c-8 0-16 0-16 9 0 8 7 8 14 8z"><text:p/></draw:path><draw:path draw:style-name="gr3" draw:text-style-name="P62" svg:width="0.0441in" svg:height="0.1114in" svg:x="0.915in" svg:y="0.0043in" svg:viewBox="0 0 113 284" svg:d="M108 16c0-9-5-16-14-16-12 0-24 11-24 22 0 9 6 15 15 15 11 0 23-9 23-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62" svg:width="0.1012in" svg:height="0.1283in" svg:x="1.0276in" svg:y="0.0079in" svg:viewBox="0 0 258 327" svg:d="M251 18c5-2 7-5 7-10 0-4-2-8-7-8-4 0-7 2-8 2l-235 111c-7 4-8 6-8 10 0 3 2 7 8 8l235 111c4 3 6 3 8 3 4 0 7-3 7-8s-1-6-8-10l-221-104zM244 327c7 0 14 0 14-8 0-9-8-9-14-9h-228c-8 0-16 0-16 9 0 8 7 8 14 8z"><text:p/></draw:path><draw:path draw:style-name="gr3" draw:text-style-name="P62" svg:width="0.0681in" svg:height="0.1433in" svg:x="1.1874in" svg:y="0.0043in" svg:viewBox="0 0 174 365" svg:d="M174 16c0-9-6-16-17-16-9 0-21 10-21 22 0 9 6 15 15 15 11 0 23-11 23-21zM89 301c-9 32-29 56-53 56-2 0-8 0-16-4 12-2 20-14 20-22s-5-15-17-15c-11 0-23 9-23 24 0 17 17 25 37 25 30 0 70-21 81-62l38-156c2-9 2-15 2-16 0-24-18-38-39-38-43 0-67 61-67 64 0 5 3 5 4 5 4 0 5-1 9-8 9-27 29-52 53-52 6 0 14 1 14 19 0 10-1 15-4 22z"><text:p/></draw:path></draw:g></text:span><text:span text:style-name="T51"><text:s/>and</text:span></text:p>
        </text:list-item>
        <text:list-item>
          <text:p text:style-name="P30"><draw:g text:anchor-type="as-char" svg:y="-0.1146in" draw:z-index="15" draw:style-name="gr1"><svg:title>TexMaths</svg:title><svg:desc>12§display§i + j + 2ij \leq N§svg§600§FALSE§</svg:desc><draw:polygon draw:style-name="gr2" draw:text-style-name="P61" svg:width="1.1315in" svg:height="0.1457in" svg:x="0in" svg:y="0in" svg:viewBox="0 0 2875 371" draw:points="1438,371 0,371 0,0 2875,0 2875,371"><text:p/></draw:polygon><draw:path draw:style-name="gr3" draw:text-style-name="P62" svg:width="0.0441in" svg:height="0.1114in" svg:x="0.0047in" svg:y="0.0039in" svg:viewBox="0 0 113 284" svg:d="M108 16c0-9-5-16-14-16-12 0-24 11-24 22 0 9 6 15 16 15s22-9 22-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62" svg:width="0.1102in" svg:height="0.1102in" svg:x="0.1035in" svg:y="0.0165in" svg:viewBox="0 0 281 281" svg:d="M150 150h117c6 0 14 0 14-9s-8-9-14-9h-117v-118c0-7 0-14-8-14-10 0-10 7-10 14v118h-118c-7 0-14 0-14 9s7 9 14 9h118v117c0 6 0 14 10 14 8 0 8-8 8-14z"><text:p/></draw:path><draw:path draw:style-name="gr3" draw:text-style-name="P62" svg:width="0.0681in" svg:height="0.1433in" svg:x="0.2579in" svg:y="0.0039in" svg:viewBox="0 0 174 365" svg:d="M174 16c0-9-6-16-17-16-9 0-21 10-21 22 0 9 6 15 15 15 11 0 23-11 23-21zM89 301c-9 32-29 56-53 56-2 0-8 0-16-4 12-3 20-14 20-24 0-6-5-14-17-14-11 0-23 10-23 24 0 18 17 26 37 26 30 0 70-21 81-63l38-156c2-8 2-14 2-14 0-24-18-40-39-40-43 0-67 61-67 65 0 5 3 5 4 5 4 0 5-2 9-9 9-26 30-51 53-51 6 0 14 1 14 19 0 11-1 14-4 22z"><text:p/></draw:path><draw:path draw:style-name="gr3" draw:text-style-name="P62" svg:width="0.1102in" svg:height="0.1102in" svg:x="0.3843in" svg:y="0.0165in" svg:viewBox="0 0 281 281" svg:d="M150 150h117c6 0 14 0 14-9s-8-9-14-9h-117v-118c0-7 0-14-8-14-10 0-10 7-10 14v118h-118c-7 0-14 0-14 9s7 9 14 9h118v117c0 6 0 14 10 14 8 0 8-8 8-14z"><text:p/></draw:path><draw:path draw:style-name="gr3" draw:text-style-name="P62" svg:width="0.0661in" svg:height="0.1102in" svg:x="0.5488in" svg:y="0.0028in" svg:viewBox="0 0 169 281" svg:d="M32 249l46-44c66-59 91-80 91-122 0-49-37-83-90-83-48 0-79 40-79 77 0 22 22 22 22 22 8 0 22-4 22-21 0-11-8-23-22-23-4 0-4 0-5 1 9-27 32-43 57-43 39 0 57 34 57 70 0 33-22 67-45 92l-81 91c-5 5-5 6-5 15h157l12-73h-11c-2 12-4 32-8 38-4 3-32 3-41 3z"><text:p/></draw:path><draw:path draw:style-name="gr3" draw:text-style-name="P62" svg:width="0.0441in" svg:height="0.1114in" svg:x="0.6283in" svg:y="0.0039in" svg:viewBox="0 0 113 284" svg:d="M108 16c0-9-5-16-14-16-12 0-24 11-24 22 0 9 6 15 15 15 11 0 23-9 23-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62" svg:width="0.0681in" svg:height="0.1433in" svg:x="0.6791in" svg:y="0.0039in" svg:viewBox="0 0 174 365" svg:d="M174 16c0-9-6-16-17-16-9 0-21 10-21 22 0 9 6 15 15 15 11 0 23-11 23-21zM89 301c-9 32-29 56-53 56-2 0-8 0-16-4 12-3 20-14 20-24 0-6-5-14-17-14-11 0-23 10-23 24 0 18 17 26 37 26 30 0 70-21 81-63l38-156c2-8 2-14 2-14 0-24-18-40-39-40-43 0-67 61-67 65 0 5 3 5 4 5 4 0 5-2 9-9 9-26 29-51 53-51 6 0 14 1 14 19 0 11-1 14-4 22z"><text:p/></draw:path><draw:path draw:style-name="gr3" draw:text-style-name="P62" svg:width="0.1012in" svg:height="0.1283in" svg:x="0.8189in" svg:y="0.0079in" svg:viewBox="0 0 258 327" svg:d="M251 18c4-2 7-5 7-10 0-4-3-8-7-8s-8 2-9 2l-234 111c-7 3-8 6-8 9 0 5 2 7 8 10l234 110c5 2 6 2 9 2s7-3 7-8c0-4-1-6-9-10l-220-104zM243 327c8 0 15 0 15-8 0-9-9-9-15-9h-227c-8 0-16 0-16 9 0 8 7 8 14 8z"><text:p/></draw:path><draw:path draw:style-name="gr3" draw:text-style-name="P62" svg:width="0.1398in" svg:height="0.1134in" svg:x="0.9866in" svg:y="0in" svg:viewBox="0 0 356 289" svg:d="M303 44c4-16 11-30 45-31 3 0 8-1 8-8 0-1 0-5-6-5-13 0-29 1-42 1-14 0-30-1-43-1-4 0-8 0-8 8 0 5 4 5 8 5 24 0 29 9 29 18 0 1-1 9-3 10l-46 188-94-222c-3-7-3-7-13-7h-56c-9 0-12 0-12 8 0 5 3 5 10 5 3 0 29 0 29 4l-56 226c-4 18-12 31-46 32-2 0-7 2-7 9 0 2 2 5 6 5 13 0 28-2 42-2s30 2 43 2c3 0 7 0 7-9 0-3-3-5-8-5-24 0-28-9-28-17 0-4 2-5 3-10l55-224c2 2 2 4 4 7l105 250c4 6 4 8 8 8 5 0 5-2 6-9z"><text:p/></draw:path></draw:g></text:p>
        </text:list-item>
      </text:list>
      <text:p text:style-name="P28"><text:tab/><text:span text:style-name="T35">3. All remaining numbers in the list are put into the equation </text:span><text:span text:style-name="T35"><draw:g text:anchor-type="as-char" svg:y="-0.111in" draw:z-index="16" draw:style-name="gr1"><svg:title>TexMaths</svg:title><svg:desc>12§display§2n+2§svg§600§FALSE§</svg:desc><draw:polygon draw:style-name="gr2" draw:text-style-name="P61" svg:width="0.4689in" svg:height="0.1209in" svg:x="0in" svg:y="0.0031in" svg:viewBox="0 0 1192 308" draw:points="596,308 0,308 0,0 1192,0 1192,308"><text:p/></draw:polygon><draw:path draw:style-name="gr3" draw:text-style-name="P62" svg:width="0.0661in" svg:height="0.1106in" svg:x="0.0087in" svg:y="0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62" svg:width="0.0898in" svg:height="0.0752in" svg:x="0.0878in" svg:y="0.0366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62" svg:width="0.1102in" svg:height="0.1106in" svg:x="0.2291in" svg:y="0.0138in" svg:viewBox="0 0 281 282" svg:d="M150 150h118c6 0 13 0 13-8 0-10-7-10-13-10h-118v-118c0-7 0-14-8-14-10 0-10 7-10 14v118h-118c-7 0-14 0-14 10 0 8 7 8 14 8h118v118c0 6 0 14 10 14 8 0 8-8 8-14z"><text:p/></draw:path><draw:path draw:style-name="gr3" draw:text-style-name="P62" svg:width="0.0661in" svg:height="0.1106in" svg:x="0.3941in" svg:y="0in" svg:viewBox="0 0 169 282" svg:d="M32 250l46-45c66-59 91-80 91-122 0-49-37-83-90-83-48 0-79 40-79 77 0 23 22 23 22 23 8 0 22-5 22-22 0-11-8-23-22-23-4 0-4 0-5 1 9-27 32-43 57-43 39 0 57 34 57 70 0 33-22 67-45 92l-81 91c-5 5-5 5-5 16h157l12-73h-11c-2 12-4 31-8 37-4 4-32 4-41 4z"><text:p/></draw:path></draw:g></text:span><text:span text:style-name="T35"><text:s/>and added to the final list of <text:tab/> <text:s text:c="3"/>primes</text:span></text:p>
      <text:p text:style-name="P15"><text:soft-page-break/><text:tab/>This algorithm doesn’t just skip even numbers, it doesn’t even consider them. All numbers in the remaining list can be proven to be prime using the following proof <text:span text:style-name="T96">(</text:span><text:span text:style-name="T94">Ramaswami Aiyar, V.</text:span><text:span text:style-name="T95">)</text:span>.</text:p>
      <text:list xml:id="list2426585831" text:style-name="L2">
        <text:list-item>
          <text:p text:style-name="P21"><text:span text:style-name="T28">All odd integers can be expressed as </text:span><text:span text:style-name="T28"><draw:g text:anchor-type="as-char" svg:y="-0.1154in" draw:z-index="18" draw:style-name="gr1"><svg:title>TexMaths</svg:title><svg:desc>12§display§2k+1§svg§600§FALSE§</svg:desc><draw:polygon draw:style-name="gr2" draw:text-style-name="P61" svg:width="0.4602in" svg:height="0.1291in" svg:x="0in" svg:y="0in" svg:viewBox="0 0 1170 329" draw:points="585,329 0,329 0,0 1170,0 1170,329"><text:p/></draw:polygon><draw:path draw:style-name="gr3" draw:text-style-name="P62" svg:width="0.0661in" svg:height="0.1106in" svg:x="0.0087in" svg:y="0.0043in" svg:viewBox="0 0 169 282" svg:d="M32 250l46-45c66-59 91-80 91-122 0-49-37-83-90-83-48 0-79 40-79 77 0 23 22 23 22 23 8 0 22-5 22-22 0-11-8-23-22-23-4 0-4 0-5 1 9-27 32-43 57-43 39 0 57 34 57 70 0 33-22 67-45 92l-81 90c-5 5-5 6-5 17h157l12-74h-11c-2 13-5 32-8 38-4 4-33 4-41 4z"><text:p/></draw:path><draw:path draw:style-name="gr3" draw:text-style-name="P62" svg:width="0.0752in" svg:height="0.1169in" svg:x="0.0921in" svg:y="0in" svg:viewBox="0 0 192 298" svg:d="M98 5c0-1 0-5-4-5-10 0-42 4-53 4-4 1-9 1-9 8 0 6 4 6 11 6 21 0 22 4 22 7l-1 9-62 243c-2 6-2 6-2 9 0 10 8 12 12 12 6 0 12-4 14-10 3-4 22-80 24-91 15 1 50 7 50 35 0 3 0 4-2 9 0 5-1 10-1 15 0 25 16 42 38 42 14 0 24-6 34-23 11-18 16-41 16-42 0-5-5-5-5-5-5 0-5 2-6 8-9 32-18 52-37 52-9 0-15-5-15-19 0-7 3-17 5-23 0-8 0-10 0-14 0-28-25-39-62-44 14-8 27-21 37-32 20-22 39-40 60-40 3 0 3 0 3 0 5 0 6 0 10 4 0 0 0 1 1 1-20 1-24 18-24 23 0 6 5 16 17 16 11 0 23-10 23-27 0-12-10-26-29-26-12 0-31 3-61 37-14 16-32 32-47 40z"><text:p/></draw:path><draw:path draw:style-name="gr3" draw:text-style-name="P62" svg:width="0.1102in" svg:height="0.1106in" svg:x="0.2205in" svg:y="0.0185in" svg:viewBox="0 0 281 282" svg:d="M150 150h117c6 0 14 0 14-10 0-8-8-8-14-8h-117v-118c0-7 0-14-9-14s-9 7-9 14v118h-118c-7 0-14 0-14 8 0 10 7 10 14 10h118v118c0 6 0 14 9 14s9-8 9-14z"><text:p/></draw:path><draw:path draw:style-name="gr3" draw:text-style-name="P62" svg:width="0.0547in" svg:height="0.1106in" svg:x="0.3917in" svg:y="0.0043in" svg:viewBox="0 0 140 282" svg:d="M88 11c0-10 0-11-11-11-27 26-64 26-77 26v15c8 0 34 0 55-12v219c0 16 0 21-38 21h-15v13c15-2 53-2 69-2 18 0 54 0 69 2v-13h-13c-38 0-39-5-39-21z"><text:p/></draw:path></draw:g></text:span><text:span text:style-name="T28"><text:s/>where </text:span><text:span text:style-name="T28"><draw:g text:anchor-type="as-char" svg:y="-0.1161in" draw:z-index="17" draw:style-name="gr1"><svg:title>TexMaths</svg:title><svg:desc>12§display§k \in \mathbb{Z}§svg§600§FALSE§</svg:desc><draw:polygon draw:style-name="gr2" draw:text-style-name="P61" svg:width="0.4047in" svg:height="0.1213in" svg:x="0in" svg:y="0in" svg:viewBox="0 0 1029 309" draw:points="515,309 0,309 0,0 1029,0 1029,309"><text:p/></draw:polygon><draw:path draw:style-name="gr3" draw:text-style-name="P62" svg:width="0.0752in" svg:height="0.1169in" svg:x="0.0091in" svg:y="0in" svg:viewBox="0 0 192 298" svg:d="M98 5c0-1 0-5-4-5-10 0-42 4-53 4-4 1-9 1-9 8 0 6 4 6 11 6 21 0 22 4 22 7l-1 9-62 243c-2 6-2 7-2 8 0 11 8 13 12 13 6 0 12-5 14-9 3-5 22-82 24-93 15 2 50 8 50 35 0 4 0 5-2 10 0 4-1 9-1 14 0 25 16 43 39 43 13 0 24-7 33-24 11-18 16-41 16-42 0-5-5-5-5-5-5 0-5 3-6 9-8 31-18 53-37 53-9 0-15-5-15-21 0-7 3-17 5-23 0-8 0-9 0-14 0-27-25-38-62-43 14-8 27-22 37-32 20-22 40-40 60-40 4 0 4 0 4 0 4 1 6 1 9 4 0 0 0 1 1 1-20 1-24 18-24 23 0 7 5 15 17 15 11 0 23-9 23-26 0-12-10-26-29-26-12 0-31 3-61 37-14 15-32 32-47 39z"><text:p/></draw:path><draw:path draw:style-name="gr3" draw:text-style-name="P62" svg:width="0.0831in" svg:height="0.0961in" svg:x="0.1516in" svg:y="0.0252in" svg:viewBox="0 0 212 245" svg:d="M197 132c7 0 15 0 15-10 0-8-8-8-15-8h-180c5-57 54-97 114-97h66c7 0 15 0 15-9 0-8-8-8-15-8h-67c-72 0-130 55-130 122s58 123 130 123h67c7 0 15 0 15-9s-8-9-15-9h-66c-60 0-109-39-114-95z"><text:p/></draw:path><draw:path draw:style-name="gr3" draw:text-style-name="P62" svg:width="0.1008in" svg:height="0.1134in" svg:x="0.2988in" svg:y="0.0016in" svg:viewBox="0 0 257 289" svg:d="M240 16c4-6 4-8 4-9 0-7-6-7-14-7h-194c-13 0-13 1-14 12l-6 57-2 5c0 6 5 9 8 9 4 0 7-4 7-6 2-11 6-29 31-46 24-14 54-17 68-17h35l-159 260c-4 5-4 6-4 7 0 8 7 8 14 8h218c12 0 12 0 14-11l11-84c0-5-4-7-6-7-7 0-9 3-9 12-8 34-40 75-100 75h-60zM36 14h23v2c-12 6-19 13-25 18zM180 14h43l-158 260h-43zM203 274c12-7 23-17 32-29-1 10-2 15-3 29z"><text:p/></draw:path></draw:g></text:span><text:span text:style-name="T28">. Let </text:span><text:span text:style-name="T37"><draw:g text:anchor-type="as-char" svg:y="-0.0756in" draw:z-index="46" draw:style-name="gr4"><svg:title>TexMaths</svg:title><svg:desc>12§display§o§svg§600§FALSE§</svg:desc><draw:polygon draw:style-name="gr176" draw:text-style-name="P61" svg:width="0.0799in" svg:height="0.0713in" svg:x="0in" svg:y="0.002in" svg:viewBox="0 0 204 182" draw:points="103,182 0,182 0,0 204,0 204,182"><text:p/></draw:polygon><draw:path draw:style-name="gr177" draw:text-style-name="P62" svg:width="0.0709in" svg:height="0.0752in" svg:x="0.0067in" svg:y="0in" svg:viewBox="0 0 181 192" svg:d="M181 72c0-44-30-72-69-72-56 0-112 60-112 120 0 42 29 72 68 72 55 0 113-59 113-120zM68 182c-18 0-37-12-37-45 0-21 11-68 24-89 22-32 47-38 57-38 26 0 37 20 37 45 0 17-8 61-23 89-15 24-39 38-58 38z"><text:p/></draw:path></draw:g></text:span><text:span text:style-name="T28"><text:s/>be an odd integer.</text:span></text:p>
        </text:list-item>
        <text:list-item>
          <text:p text:style-name="P22"><text:span text:style-name="T28">Let </text:span><text:span text:style-name="T28"><draw:g text:anchor-type="as-char" svg:y="-0.1181in" draw:z-index="47" draw:style-name="gr4"><svg:title>TexMaths</svg:title><svg:desc>12§display§k§svg§600§FALSE§</svg:desc><draw:polygon draw:style-name="gr178" draw:text-style-name="P61" svg:width="0.0917in" svg:height="0.1157in" svg:x="0in" svg:y="0in" svg:viewBox="0 0 234 295" draw:points="117,295 0,295 0,0 234,0 234,295"><text:p/></draw:polygon><draw:path draw:style-name="gr179" draw:text-style-name="P62" svg:width="0.0752in" svg:height="0.1177in" svg:x="0.0091in" svg:y="0in" svg:viewBox="0 0 192 300" svg:d="M98 5c0-1 0-5-5-5-9 0-41 4-52 4-4 1-9 1-9 8 0 6 4 6 11 6 21 0 22 4 22 7l-1 9-62 245c-2 6-2 7-2 9 0 10 8 12 12 12 6 0 12-3 14-9 3-4 22-82 24-93 15 1 49 8 49 36 0 2 0 5-1 10 0 4-1 9-1 14 0 25 16 42 38 42 14 0 24-7 34-23 10-18 14-42 14-42 0-5-3-5-4-5-5 0-5 1-5 8-10 31-19 53-39 53-7 0-13-5-13-21 0-6 3-16 4-23s1-9 1-13c0-28-25-40-62-45 14-7 27-21 37-31 19-23 38-41 60-41 2 0 2 0 3 0 5 1 6 1 9 4 1 0 1 1 2 1-20 1-24 18-24 23 0 7 5 15 17 15 10 0 23-9 23-26 0-12-10-27-29-27-12 0-32 4-61 38-15 17-33 32-47 39z"><text:p/></draw:path></draw:g></text:span><text:span text:style-name="T28"><text:s/>be expressed as </text:span><text:span text:style-name="T28"><draw:g text:anchor-type="as-char" svg:y="-0.1173in" draw:z-index="19" draw:style-name="gr1"><svg:title>TexMaths</svg:title><svg:desc>12§display§k = i + j + 2ij§svg§600§FALSE§</svg:desc><draw:polygon draw:style-name="gr2" draw:text-style-name="P61" svg:width="1.0717in" svg:height="0.1488in" svg:x="0in" svg:y="0in" svg:viewBox="0 0 2723 379" draw:points="1362,379 0,379 0,0 2723,0 2723,379"><text:p/></draw:polygon><draw:path draw:style-name="gr3" draw:text-style-name="P62" svg:width="0.0752in" svg:height="0.1177in" svg:x="0.0091in" svg:y="0in" svg:viewBox="0 0 192 300" svg:d="M98 5c0-1 0-5-4-5-10 0-42 4-53 4-4 1-9 1-9 8 0 6 4 6 11 6 21 0 22 4 22 7l-1 9-62 244c-2 7-2 8-2 10 0 10 8 12 12 12 6 0 12-3 14-9 3-4 22-82 24-93 15 1 50 8 50 36 0 2 0 5-2 10 0 4-1 9-1 14 0 25 16 42 39 42 13 0 24-7 33-23 11-18 16-42 16-42 0-5-5-5-5-5-5 0-5 1-6 7-8 32-18 54-37 54-9 0-15-5-15-21 0-6 3-16 5-23 0-7 0-10 0-13 0-28-25-40-62-45 14-8 27-21 37-32 20-22 40-40 60-40 4 0 4 0 4 0 4 1 6 1 9 4 0 0 0 1 1 1-20 1-24 18-24 23 0 7 5 15 17 15 11 0 23-9 23-26 0-12-10-27-29-27-12 0-31 4-61 38-14 17-32 32-47 39z"><text:p/></draw:path><draw:path draw:style-name="gr3" draw:text-style-name="P62" svg:width="0.1102in" svg:height="0.039in" svg:x="0.1469in" svg:y="0.0547in" svg:viewBox="0 0 281 100" svg:d="M266 17c8 0 15 0 15-9 0-8-7-8-13-8h-254c-7 0-14 0-14 8 0 9 7 9 14 9zM268 100c6 0 13 0 13-8 0-9-7-9-15-9h-252c-7 0-14 0-14 9 0 8 7 8 14 8z"><text:p/></draw:path><draw:path draw:style-name="gr3" draw:text-style-name="P62" svg:width="0.0441in" svg:height="0.1122in" svg:x="0.3177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62" svg:width="0.1102in" svg:height="0.111in" svg:x="0.4161in" svg:y="0.0185in" svg:viewBox="0 0 281 283" svg:d="M150 151h118c6 0 13 0 13-9s-7-9-13-9h-118v-119c0-7 0-14-8-14-10 0-10 7-10 14v119h-118c-7 0-14 0-14 9s7 9 14 9h118v118c0 6 0 14 10 14 8 0 8-8 8-14z"><text:p/></draw:path><draw:path draw:style-name="gr3" draw:text-style-name="P62" svg:width="0.0681in" svg:height="0.1445in" svg:x="0.5709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path draw:style-name="gr3" draw:text-style-name="P62" svg:width="0.1102in" svg:height="0.111in" svg:x="0.6972in" svg:y="0.0185in" svg:viewBox="0 0 281 283" svg:d="M150 151h118c6 0 13 0 13-9s-7-9-13-9h-118v-119c0-7 0-14-8-14-10 0-10 7-10 14v119h-118c-7 0-14 0-14 9s7 9 14 9h118v118c0 6 0 14 10 14 8 0 8-8 8-14z"><text:p/></draw:path><draw:path draw:style-name="gr3" draw:text-style-name="P62" svg:width="0.0661in" svg:height="0.111in" svg:x="0.8618in" svg:y="0.0047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62" svg:width="0.0441in" svg:height="0.1122in" svg:x="0.9413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62" svg:width="0.0681in" svg:height="0.1445in" svg:x="0.9917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g></text:span><text:span text:style-name="T28">, i and j being constrained by the conditions above.</text:span></text:p>
        </text:list-item>
        <text:list-item>
          <text:p text:style-name="P16">The follow equations are equivalent:</text:p>
        </text:list-item>
      </text:list>
      <text:list xml:id="list1221004353" text:style-name="L3">
        <text:list-item>
          <text:list>
            <text:list-item>
              <text:p text:style-name="P31"><draw:g text:anchor-type="as-char" svg:y="-0.1252in" draw:z-index="23" draw:style-name="gr1"><svg:title>TexMaths</svg:title><svg:desc>12§display§o = 2(i + j + 2ij) + 1§svg§600§FALSE§</svg:desc><draw:polygon draw:style-name="gr2" draw:text-style-name="P61" svg:width="1.5591in" svg:height="0.1657in" svg:x="0in" svg:y="0in" svg:viewBox="0 0 3961 422" draw:points="1981,422 0,422 0,0 3961,0 3961,422"><text:p/></draw:polygon><draw:path draw:style-name="gr3" draw:text-style-name="P62"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62" svg:width="0.1102in" svg:height="0.039in" svg:x="0.1362in" svg:y="0.063in" svg:viewBox="0 0 281 100" svg:d="M266 17c8 0 15 0 15-9 0-8-7-8-13-8h-254c-7 0-14 0-14 8 0 9 7 9 14 9zM268 100c6 0 13 0 13-9 0-8-7-8-15-8h-252c-7 0-14 0-14 8 0 9 7 9 14 9z"><text:p/></draw:path><draw:path draw:style-name="gr3" draw:text-style-name="P62" svg:width="0.0661in" svg:height="0.1106in" svg:x="0.310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62" svg:width="0.0382in" svg:height="0.1657in" svg:x="0.4016in" svg:y="0in" svg:viewBox="0 0 98 422" svg:d="M98 419c0-1 0-3-7-10-53-53-66-133-66-198 0-73 16-146 69-199 4-5 4-6 4-8 0-3-1-4-4-4-4 0-42 29-68 83-21 45-26 92-26 128 0 34 5 84 28 132 26 53 62 79 66 79 3 0 4-1 4-3z"><text:p/></draw:path><draw:path draw:style-name="gr3" draw:text-style-name="P62" svg:width="0.0441in" svg:height="0.1114in" svg:x="0.4543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62" svg:width="0.1102in" svg:height="0.1106in" svg:x="0.5528in" svg:y="0.0272in" svg:viewBox="0 0 281 282" svg:d="M150 150h118c6 0 13 0 13-8 0-10-7-10-13-10h-118v-118c0-7 0-14-8-14-10 0-10 7-10 14v118h-118c-7 0-14 0-14 10 0 8 7 8 14 8h118v118c0 6 0 14 10 14 8 0 8-8 8-14z"><text:p/></draw:path><draw:path draw:style-name="gr3" draw:text-style-name="P62" svg:width="0.0681in" svg:height="0.1437in" svg:x="0.7075in" svg:y="0.0138in" svg:viewBox="0 0 174 366" svg:d="M174 16c0-9-6-16-17-16-9 0-21 10-21 22 0 9 6 15 15 15 11 0 23-11 23-21zM89 300c-9 34-29 58-53 58-2 0-8 0-16-5 12-3 20-15 20-23 0-6-5-14-17-14-11 0-23 8-23 24 0 18 17 26 37 26 30 0 70-23 81-64l38-156c2-8 2-14 2-14 0-24-18-40-39-40-43 0-67 62-67 65 0 5 3 5 4 5 4 0 5-1 9-8 9-27 29-52 53-52 6 0 14 1 14 19 0 11-1 15-4 22z"><text:p/></draw:path><draw:path draw:style-name="gr3" draw:text-style-name="P62" svg:width="0.1102in" svg:height="0.1106in" svg:x="0.8339in" svg:y="0.0272in" svg:viewBox="0 0 281 282" svg:d="M150 150h118c6 0 13 0 13-8 0-10-7-10-13-10h-118v-118c0-7 0-14-8-14-10 0-10 7-10 14v118h-118c-7 0-14 0-14 10 0 8 7 8 14 8h118v118c0 6 0 14 10 14 8 0 8-8 8-14z"><text:p/></draw:path><draw:path draw:style-name="gr3" draw:text-style-name="P62" svg:width="0.0661in" svg:height="0.1106in" svg:x="0.999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62" svg:width="0.0441in" svg:height="0.1114in" svg:x="1.0783in" svg:y="0.0138in" svg:viewBox="0 0 113 284" svg:d="M108 16c0-9-5-16-14-16-12 0-24 11-24 22 0 9 6 15 15 15 11 0 23-9 23-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62" svg:width="0.0681in" svg:height="0.1437in" svg:x="1.1287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62" svg:width="0.0382in" svg:height="0.1657in" svg:x="1.2185in" svg:y="0in" svg:viewBox="0 0 98 422" svg:d="M98 211c0-32-4-84-27-132-25-51-63-79-67-79-2 0-4 2-4 4s0 3 7 10c43 41 67 108 67 197 0 72-15 147-68 199-6 6-6 8-6 9 0 2 2 3 4 3 4 0 43-28 68-82 22-46 26-93 26-129z"><text:p/></draw:path><draw:path draw:style-name="gr3" draw:text-style-name="P62" svg:width="0.1102in" svg:height="0.1106in" svg:x="1.3193in" svg:y="0.0272in" svg:viewBox="0 0 281 282" svg:d="M150 150h118c6 0 13 0 13-8 0-10-7-10-13-10h-118v-118c0-7 0-14-8-14-10 0-10 7-10 14v118h-118c-7 0-14 0-14 10 0 8 7 8 14 8h118v118c0 6 0 14 10 14 8 0 8-8 8-14z"><text:p/></draw:path><draw:path draw:style-name="gr3" draw:text-style-name="P62" svg:width="0.0547in" svg:height="0.1106in" svg:x="1.4909in" svg:y="0.0134in" svg:viewBox="0 0 140 282" svg:d="M88 11c0-10 0-11-11-11-27 26-64 26-77 26v15c8 0 34 0 55-12v219c0 16 0 21-38 21h-15v13c15-1 53-1 69-1 18 0 54 0 69 1v-13h-13c-38 0-39-5-39-21z"><text:p/></draw:path></draw:g></text:p>
            </text:list-item>
          </text:list>
        </text:list-item>
      </text:list>
      <text:list xml:id="list1312436028" text:style-name="L4">
        <text:list-item>
          <text:list>
            <text:list-item>
              <text:p text:style-name="P32"><draw:g text:anchor-type="as-char" svg:y="-0.1134in" draw:z-index="24" draw:style-name="gr1"><svg:title>TexMaths</svg:title><svg:desc>12§display§o = 2i + 2j + 4ij + 1§svg§600§FALSE§</svg:desc><draw:polygon draw:style-name="gr2" draw:text-style-name="P61" svg:width="1.5126in" svg:height="0.1413in" svg:x="0in" svg:y="0.0024in" svg:viewBox="0 0 3843 360" draw:points="1922,360 0,360 0,0 3843,0 3843,360"><text:p/></draw:polygon><draw:path draw:style-name="gr3" draw:text-style-name="P62" svg:width="0.0709in" svg:height="0.0752in" svg:x="0.0067in" svg:y="0.0394in" svg:viewBox="0 0 181 192" svg:d="M181 72c0-44-30-72-68-72-57 0-113 60-113 120 0 42 29 72 68 72 56 0 113-59 113-120zM68 182c-18 0-37-13-37-47 0-19 11-65 24-87 22-32 47-38 58-38 25 0 38 20 38 45 0 17-9 61-25 89-14 24-38 38-58 38z"><text:p/></draw:path><draw:path draw:style-name="gr3" draw:text-style-name="P62" svg:width="0.1102in" svg:height="0.039in" svg:x="0.1362in" svg:y="0.0516in" svg:viewBox="0 0 281 100" svg:d="M266 17c8 0 15 0 15-9 0-8-7-8-13-8h-254c-7 0-14 0-14 8 0 9 7 9 14 9zM268 100c6 0 13 0 13-9 0-8-7-8-15-8h-252c-7 0-14 0-14 8 0 9 7 9 14 9z"><text:p/></draw:path><draw:path draw:style-name="gr3" draw:text-style-name="P62" svg:width="0.0661in" svg:height="0.1106in" svg:x="0.3102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62" svg:width="0.0441in" svg:height="0.111in" svg:x="0.3898in" svg:y="0.0024in" svg:viewBox="0 0 113 283" svg:d="M108 16c0-9-5-16-14-16-12 0-24 11-24 22 0 9 6 15 16 15s22-9 22-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62" svg:width="0.1102in" svg:height="0.1106in" svg:x="0.4886in" svg:y="0.0161in" svg:viewBox="0 0 281 282" svg:d="M150 150h118c6 0 13 0 13-10 0-8-7-8-13-8h-118v-118c0-7 0-14-8-14-10 0-10 7-10 14v118h-118c-7 0-14 0-14 8 0 10 7 10 14 10h118v117c0 6 0 15 10 15 8 0 8-9 8-15z"><text:p/></draw:path><draw:path draw:style-name="gr3" draw:text-style-name="P62" svg:width="0.0661in" svg:height="0.1106in" svg:x="0.6531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62" svg:width="0.0681in" svg:height="0.1429in" svg:x="0.726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62" svg:width="0.1102in" svg:height="0.1106in" svg:x="0.8524in" svg:y="0.0161in" svg:viewBox="0 0 281 282" svg:d="M150 150h118c6 0 13 0 13-10 0-8-7-8-13-8h-118v-118c0-7 0-14-8-14-10 0-10 7-10 14v118h-118c-7 0-14 0-14 8 0 10 7 10 14 10h118v117c0 6 0 15 10 15 8 0 8-9 8-15z"><text:p/></draw:path><draw:path draw:style-name="gr3" draw:text-style-name="P62" svg:width="0.0736in" svg:height="0.1118in" svg:x="1.0134in" svg:y="0in" svg:viewBox="0 0 188 285" svg:d="M113 217v36c0 16 0 20-33 20h-8v12c17-1 40-1 56-1 18 0 41 0 58 1v-12h-8c-32 0-33-4-33-20v-36h43v-14h-43v-192c0-9 0-11-7-11-4 0-5 0-7 5l-131 198v14zM115 203h-103l103-157z"><text:p/></draw:path><draw:path draw:style-name="gr3" draw:text-style-name="P62" svg:width="0.0441in" svg:height="0.111in" svg:x="1.0965in" svg:y="0.0024in" svg:viewBox="0 0 113 283" svg:d="M108 16c0-9-5-16-14-16-12 0-24 11-24 22 0 9 6 15 15 15 11 0 23-9 23-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62" svg:width="0.0681in" svg:height="0.1429in" svg:x="1.1469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62" svg:width="0.1102in" svg:height="0.1106in" svg:x="1.2732in" svg:y="0.0161in" svg:viewBox="0 0 281 282" svg:d="M150 150h118c6 0 13 0 13-10 0-8-7-8-13-8h-118v-118c0-7 0-14-8-14-10 0-10 7-10 14v118h-118c-7 0-14 0-14 8 0 10 7 10 14 10h118v117c0 6 0 15 10 15 8 0 8-9 8-15z"><text:p/></draw:path><draw:path draw:style-name="gr3" draw:text-style-name="P62" svg:width="0.0547in" svg:height="0.1106in" svg:x="1.4441in" svg:y="0.0016in" svg:viewBox="0 0 140 282" svg:d="M88 11c0-10 0-11-10-11-28 26-65 26-78 26v15c8 0 34 0 55-12v219c0 16 0 21-38 21h-15v13c15-3 53-3 69-3 18 0 54 0 69 3v-13h-13c-38 0-39-5-39-21z"><text:p/></draw:path></draw:g></text:p>
            </text:list-item>
          </text:list>
        </text:list-item>
      </text:list>
      <text:list xml:id="list1314318184" text:style-name="L5">
        <text:list-item>
          <text:list>
            <text:list-item>
              <text:p text:style-name="P33"><draw:g text:anchor-type="as-char" svg:y="-0.1252in" draw:z-index="25" draw:style-name="gr1"><svg:title>TexMaths</svg:title><svg:desc>12§display§o = (2i + 1)(2j + 1)§svg§600§FALSE§</svg:desc><draw:polygon draw:style-name="gr2" draw:text-style-name="P61" svg:width="1.4331in" svg:height="0.1657in" svg:x="0in" svg:y="0in" svg:viewBox="0 0 3641 422" draw:points="1820,422 0,422 0,0 3641,0 3641,422"><text:p/></draw:polygon><draw:path draw:style-name="gr3" draw:text-style-name="P62"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62" svg:width="0.1102in" svg:height="0.039in" svg:x="0.1362in" svg:y="0.063in" svg:viewBox="0 0 281 100" svg:d="M266 17c8 0 15 0 15-9 0-8-7-8-13-8h-254c-7 0-14 0-14 8 0 9 7 9 14 9zM268 100c6 0 13 0 13-9 0-8-7-8-15-8h-252c-7 0-14 0-14 8 0 9 7 9 14 9z"><text:p/></draw:path><draw:path draw:style-name="gr3" draw:text-style-name="P62" svg:width="0.0382in" svg:height="0.1657in" svg:x="0.3185in" svg:y="0in" svg:viewBox="0 0 98 422" svg:d="M98 419c0-1 0-3-7-10-53-53-66-133-66-198 0-73 16-146 69-199 4-5 4-6 4-8 0-3-1-4-4-4-4 0-42 29-68 83-21 45-26 92-26 128 0 34 5 84 28 132 26 53 62 79 66 79 3 0 4-1 4-3z"><text:p/></draw:path><draw:path draw:style-name="gr3" draw:text-style-name="P62" svg:width="0.0661in" svg:height="0.1106in" svg:x="0.374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62" svg:width="0.0441in" svg:height="0.1114in" svg:x="0.4539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62" svg:width="0.1102in" svg:height="0.1106in" svg:x="0.5528in" svg:y="0.0272in" svg:viewBox="0 0 281 282" svg:d="M150 150h118c6 0 13 0 13-8 0-10-7-10-13-10h-118v-118c0-7 0-14-8-14-10 0-10 7-10 14v118h-118c-7 0-14 0-14 10 0 8 7 8 14 8h118v118c0 6 0 14 10 14 8 0 8-8 8-14z"><text:p/></draw:path><draw:path draw:style-name="gr3" draw:text-style-name="P62" svg:width="0.0547in" svg:height="0.1106in" svg:x="0.7244in" svg:y="0.0138in" svg:viewBox="0 0 140 282" svg:d="M88 11c0-10 0-11-11-11-27 26-64 26-77 26v15c8 0 34 0 55-12v219c0 16 0 21-38 21h-15v13c15-1 53-1 69-1 18 0 54 0 69 1v-13h-13c-38 0-39-5-39-21z"><text:p/></draw:path><draw:path draw:style-name="gr3" draw:text-style-name="P62" svg:width="0.0382in" svg:height="0.1657in" svg:x="0.8016in" svg:y="0in" svg:viewBox="0 0 98 422" svg:d="M98 211c0-32-4-84-27-132-25-51-63-79-67-79-2 0-4 2-4 4s0 3 7 10c43 41 67 108 67 197 0 72-15 147-68 199-6 6-6 8-6 9 0 2 2 3 4 3 4 0 43-28 68-82 22-46 26-93 26-129z"><text:p/></draw:path><draw:path draw:style-name="gr3" draw:text-style-name="P62" svg:width="0.0382in" svg:height="0.1657in" svg:x="0.8736in" svg:y="0in" svg:viewBox="0 0 98 422" svg:d="M98 419c0-1 0-3-7-10-53-53-66-133-66-198 0-73 16-146 69-199 4-5 4-6 4-8 0-3-1-4-4-4-4 0-42 29-68 83-21 45-26 92-26 128 0 34 5 84 28 132 26 53 62 79 66 79 3 0 4-1 4-3z"><text:p/></draw:path><draw:path draw:style-name="gr3" draw:text-style-name="P62" svg:width="0.0661in" svg:height="0.1106in" svg:x="0.9303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62" svg:width="0.0681in" svg:height="0.1437in" svg:x="1.0024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62" svg:width="0.1102in" svg:height="0.1106in" svg:x="1.1287in" svg:y="0.0272in" svg:viewBox="0 0 281 282" svg:d="M150 150h118c6 0 13 0 13-8 0-10-7-10-13-10h-118v-118c0-7 0-14-8-14-10 0-10 7-10 14v118h-118c-7 0-14 0-14 10 0 8 7 8 14 8h118v118c0 6 0 14 10 14 8 0 8-8 8-14z"><text:p/></draw:path><draw:path draw:style-name="gr3" draw:text-style-name="P62" svg:width="0.0547in" svg:height="0.1106in" svg:x="1.3in" svg:y="0.0138in" svg:viewBox="0 0 140 282" svg:d="M88 11c0-10 0-11-11-11-27 26-64 26-77 26v15c8 0 34 0 55-12v219c0 16 0 21-38 21h-15v13c15-1 53-1 69-1 18 0 54 0 69 1v-13h-13c-38 0-39-5-39-21z"><text:p/></draw:path><draw:path draw:style-name="gr3" draw:text-style-name="P62" svg:width="0.0382in" svg:height="0.1657in" svg:x="1.3776in" svg:y="0in" svg:viewBox="0 0 98 422" svg:d="M98 211c0-32-4-84-27-132-25-51-63-79-67-79-2 0-4 2-4 4s0 3 7 10c43 41 67 108 67 197 0 72-15 147-68 199-6 6-6 8-6 9 0 2 2 3 4 3 4 0 43-28 68-82 22-46 26-93 26-129z"><text:p/></draw:path></draw:g></text:p>
            </text:list-item>
          </text:list>
        </text:list-item>
      </text:list>
      <text:p text:style-name="P23"><text:span text:style-name="T28"><text:tab/>This proves that </text:span><text:span text:style-name="T28"><draw:g text:anchor-type="as-char" svg:y="-0.0756in" draw:z-index="48" draw:style-name="gr4"><svg:title>TexMaths</svg:title><svg:desc>12§display§o§svg§600§FALSE§</svg:desc><draw:polygon draw:style-name="gr180" draw:text-style-name="P61" svg:width="0.0799in" svg:height="0.0713in" svg:x="0in" svg:y="0.002in" svg:viewBox="0 0 204 182" draw:points="103,182 0,182 0,0 204,0 204,182"><text:p/></draw:polygon><draw:path draw:style-name="gr181" draw:text-style-name="P62" svg:width="0.0709in" svg:height="0.0752in" svg:x="0.0067in" svg:y="0in" svg:viewBox="0 0 181 192" svg:d="M181 72c0-44-30-72-69-72-56 0-112 60-112 120 0 42 29 72 68 72 55 0 113-59 113-120zM68 182c-18 0-37-12-37-45 0-21 11-68 24-89 22-32 47-38 57-38 26 0 37 20 37 45 0 17-8 61-23 89-15 24-39 38-58 38z"><text:p/></draw:path></draw:g></text:span><text:span text:style-name="T28"><text:s/>has two non-trivial odd factors, meaning it cannot be prime! The observant will note that this method does not just generate primes up to </text:span><text:span text:style-name="T46">N</text:span><text:span text:style-name="T28"> however. This is due to the fact that all numbers in the list are doubled and have two added to them. In order to have this method compete on equal ground with the other two sieves, we have adjusted the maximum number N we are passing into each of our methods by the following equation. Let M be the new max number to check primes up to and let N be the number that this sieve creates primes up to.</text:span></text:p>
      <text:p text:style-name="P34"><draw:g text:anchor-type="as-char" svg:y="-0.2402in" draw:z-index="20" draw:style-name="gr1"><svg:title>TexMaths</svg:title><svg:desc>12§display§M = \bigg \lfloor \frac{N - 2}{2} \bigg \rfloor§svg§600§FALSE§</svg:desc><draw:polygon draw:style-name="gr2" draw:text-style-name="P61" svg:width="1.0713in" svg:height="0.3988in" svg:x="0in" svg:y="0in" svg:viewBox="0 0 2722 1014" draw:points="1362,1014 0,1014 0,0 2722,0 2722,1014"><text:p/></draw:polygon><draw:path draw:style-name="gr3" draw:text-style-name="P62" svg:width="0.1665in" svg:height="0.1134in" svg:x="0.0067in" svg:y="0.1283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62" svg:width="0.1102in" svg:height="0.039in" svg:x="0.2346in" svg:y="0.1799in" svg:viewBox="0 0 281 100" svg:d="M266 17c8 0 15 0 15-9 0-8-7-8-13-8h-254c-7 0-14 0-14 8 0 9 7 9 14 9zM268 100c6 0 13 0 13-9 0-8-7-8-15-8h-252c-7 0-14 0-14 8 0 9 7 9 14 9z"><text:p/></draw:path><draw:polygon draw:style-name="gr3" draw:text-style-name="P62" svg:width="0.0531in" svg:height="0.3988in" svg:x="0.4421in" svg:y="0in" svg:viewBox="0 0 136 1014" draw:points="0,1014 136,1014 136,991 23,991 23,0 0,0"><text:p/></draw:polygon><draw:path draw:style-name="gr3" draw:text-style-name="P62" svg:width="0.1398in" svg:height="0.1134in" svg:x="0.524in" svg:y="0.01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62" svg:width="0.1012in" svg:height="0.0067in" svg:x="0.7193in" svg:y="0.0839in" svg:viewBox="0 0 258 18" svg:d="M244 18c7 0 14 0 14-10 0-8-7-8-14-8h-230c-7 0-14 0-14 8 0 10 7 10 14 10z"><text:p/></draw:path><draw:path draw:style-name="gr3" draw:text-style-name="P62" svg:width="0.0661in" svg:height="0.1106in" svg:x="0.8799in" svg:y="0.0177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62" svg:width="0.437in" svg:height="0.0067in" svg:x="0.5173in" svg:y="0.1957in" svg:viewBox="0 0 1111 18" draw:points="556,18 0,18 0,0 1111,0 1111,18"><text:p/></draw:polygon><draw:path draw:style-name="gr3" draw:text-style-name="P62" svg:width="0.0661in" svg:height="0.1106in" svg:x="0.7028in" svg:y="0.2445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62" svg:width="0.0531in" svg:height="0.3988in" svg:x="0.9768in" svg:y="0in" svg:viewBox="0 0 136 1014" draw:points="112,991 0,991 0,1014 136,1014 136,0 112,0"><text:p/></draw:polygon></draw:g></text:p>
      <text:p text:style-name="P41"><text:span text:style-name="T28"><text:tab/></text:span><text:span text:style-name="T43">We now consider</text:span><text:span text:style-name="T37"> the number of computations this sieve takes to produce its final list. </text:span><text:span text:style-name="T36">Due to this sieve closely resembling the sieve of Eratosthenes, its growth </text:span><text:span text:style-name="T43">should</text:span><text:span text:style-name="T36"> be similar. </text:span><text:span text:style-name="T38">We again will use a summation, but this time the size of certain sets will need to be known. Let L be a set of all combinations of i + j + 2ij that satisfy the conditions of the sieve. Let Q be the list containing </text:span><text:span text:style-name="T38"><draw:g text:anchor-type="as-char" svg:y="-0.1146in" draw:z-index="26" draw:style-name="gr4"><svg:title>TexMaths</svg:title><svg:desc>12§display§\mathbb{N} \leq N§svg§600§FALSE§</svg:desc><draw:polygon draw:style-name="gr5" draw:text-style-name="P61" svg:width="0.4925in" svg:height="0.1366in" svg:x="0in" svg:y="0in" svg:viewBox="0 0 1252 348" draw:points="626,348 0,348 0,0 1252,0 1252,348"><text:p/></draw:polygon><draw:path draw:style-name="gr6" draw:text-style-name="P62" svg:width="0.1118in" svg:height="0.1169in" svg:x="0.0043in" svg:y="0.0008in" svg:viewBox="0 0 285 298" svg:d="M36 38v207c0 21-2 30-24 30-5 0-12 0-12 7s7 7 14 7h65c9 0 15 0 15-7s-6-7-12-7c-24 0-27-10-27-31v-194l182 242c4 4 5 6 10 6 6 0 6-8 6-14v-238c0-24 4-30 23-32 3 0 9 0 9-7s-4-7-13-7h-61c-7 0-14 0-14 7s7 7 12 7c24 2 27 10 27 32v133l-128-173c-5-6-5-6-14-6h-75c-7 0-14 0-14 7s7 7 9 7c11 3 20 9 23 14-1 3-1 3-1 10zM239 268l-184-243c-5-5-5-6-9-11h50l143 194z"><text:p/></draw:path><draw:path draw:style-name="gr7" draw:text-style-name="P62" svg:width="0.1012in" svg:height="0.1287in" svg:x="0.1799in" svg:y="0.0087in" svg:viewBox="0 0 258 328" svg:d="M251 18c4-2 7-5 7-10 0-4-3-8-7-8s-8 2-9 2l-234 111c-7 3-8 6-8 9 0 5 2 8 8 10l234 109c5 4 6 4 9 4s7-4 7-9c0-4-1-6-9-9l-220-105zM243 328c8 0 15 0 15-10 0-8-9-8-15-8h-227c-8 0-16 0-16 8 0 10 7 10 14 10z"><text:p/></draw:path><draw:path draw:style-name="gr8" draw:text-style-name="P62" svg:width="0.1398in" svg:height="0.1134in" svg:x="0.3476in" svg:y="0.000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g></text:span><text:span text:style-name="T39">, </text:span><text:span text:style-name="T48">N</text:span><text:span text:style-name="T39"> defined</text:span><text:span text:style-name="T38"> as above, and not marked off by the set L. Thus, we get the following;</text:span></text:p>
      <text:p text:style-name="P40"><text:span text:style-name="T40"><draw:g text:anchor-type="as-char" svg:y="-0.1673in" draw:z-index="27" draw:style-name="gr4"><svg:title>TexMaths</svg:title><svg:desc>12§display§4\sum_{l \in L} l + 2(|Q|-|L|)§svg§600§FALSE§</svg:desc><draw:polygon draw:style-name="gr9" draw:text-style-name="P61" svg:width="1.478in" svg:height="0.3827in" svg:x="0in" svg:y="0in" svg:viewBox="0 0 3755 973" draw:points="1878,973 0,973 0,0 3755,0 3755,973"><text:p/></draw:polygon><draw:path draw:style-name="gr10" draw:text-style-name="P62" svg:width="0.0736in" svg:height="0.1122in" svg:x="0.0047in" svg:y="0.0618in" svg:viewBox="0 0 188 286" svg:d="M113 217v36c0 16 0 21-33 21h-8v12c17 0 40 0 56 0 18 0 41 0 58 0v-12h-8c-32 0-33-5-33-21v-36h43v-13h-43v-193c0-9 0-11-7-11-4 0-5 0-7 5l-131 199v13zM115 204h-103l103-158z"><text:p/></draw:path><draw:path draw:style-name="gr11" draw:text-style-name="P62" svg:width="0.2213in" svg:height="0.2327in" svg:x="0.1201in" svg:y="0.0165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2" draw:text-style-name="P62" svg:width="0.026in" svg:height="0.0819in" svg:x="0.126in" svg:y="0.2933in" svg:viewBox="0 0 67 209" svg:d="M66 8c0 0 1-3 1-4 0-2-1-4-5-4-6 0-31 2-38 2-2 0-7 2-7 8 0 4 5 4 8 4 15 0 15 3 15 4 0 2 0 4-2 7l-37 147c-1 3-1 6-1 8 0 19 17 29 31 29 7 0 17-3 24-16 6-11 11-29 11-30 0-3-4-3-5-3-5 0-5 1-6 7-5 14-9 33-23 33-7 0-10-7-10-14 0-4 1-10 2-12z"><text:p/></draw:path><draw:path draw:style-name="gr13" draw:text-style-name="P62" svg:width="0.0642in" svg:height="0.076in" svg:x="0.1744in" svg:y="0.3067in" svg:viewBox="0 0 164 194" svg:d="M152 103c5 0 12 0 12-6 0-8-7-8-12-8h-138c5-42 41-75 88-75h50c5 0 12 0 12-7s-7-7-12-7h-51c-55 0-101 43-101 97s46 97 101 97h51c5 0 12 0 12-8 0-6-7-6-12-6h-50c-47 0-83-34-88-77z"><text:p/></draw:path><draw:path draw:style-name="gr14" draw:text-style-name="P62" svg:width="0.076in" svg:height="0.0795in" svg:x="0.2594in" svg:y="0.2949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5" draw:text-style-name="P62" svg:width="0.0354in" svg:height="0.1173in" svg:x="0.3854in" svg:y="0.0591in" svg:viewBox="0 0 91 299" svg:d="M91 5c0-1 0-5-6-5-9 0-39 4-51 4-3 1-8 1-8 9 0 5 4 5 10 5 20 0 20 4 20 7l-1 9-53 211c-1 5-2 7-2 14 0 24 19 40 38 40 15 0 26-9 33-24 8-17 13-41 13-42 0-5-5-5-5-5-5 0-5 2-7 8-7 28-16 53-31 53s-15-13-15-19c0-11 2-13 4-20z"><text:p/></draw:path><draw:path draw:style-name="gr16" draw:text-style-name="P62" svg:width="0.1102in" svg:height="0.1106in" svg:x="0.4772in" svg:y="0.078in" svg:viewBox="0 0 281 282" svg:d="M150 150h118c6 0 13 0 13-8 0-10-7-10-13-10h-118v-118c0-7 0-14-8-14-10 0-10 7-10 14v118h-118c-7 0-14 0-14 10 0 8 7 8 14 8h118v118c0 6 0 14 10 14 8 0 8-8 8-14z"><text:p/></draw:path><draw:path draw:style-name="gr17" draw:text-style-name="P62" svg:width="0.0661in" svg:height="0.1106in" svg:x="0.6421in" svg:y="0.0638in" svg:viewBox="0 0 169 282" svg:d="M32 250l46-45c66-59 91-80 91-122 0-49-37-83-90-83-48 0-79 40-79 77 0 23 22 23 22 23 8 0 22-5 22-22 0-11-8-23-22-23-4 0-4 0-5 1 9-27 32-43 57-43 39 0 57 34 57 70 0 33-22 67-45 92l-81 91c-5 5-5 5-5 16h157l12-73h-11c-2 12-4 31-8 37-4 4-32 4-41 4z"><text:p/></draw:path><draw:path draw:style-name="gr18" draw:text-style-name="P62" svg:width="0.0382in" svg:height="0.1657in" svg:x="0.7339in" svg:y="0.05in" svg:viewBox="0 0 98 422" svg:d="M98 419c0-1 0-3-7-10-53-53-66-133-66-198 0-73 16-146 69-199 4-5 4-6 4-8 0-3-1-4-4-4-4 0-42 29-68 83-21 45-26 92-26 128 0 34 5 84 28 132 26 53 62 79 66 79 3 0 4-1 4-3z"><text:p/></draw:path><draw:path draw:style-name="gr19" draw:text-style-name="P62" svg:width="0.0067in" svg:height="0.1657in" svg:x="0.8012in" svg:y="0.05in" svg:viewBox="0 0 18 422" svg:d="M18 16c0-9 0-16-10-16-8 0-8 7-8 16v391c0 8 0 15 8 15 10 0 10-7 10-15z"><text:p/></draw:path><draw:path draw:style-name="gr20" draw:text-style-name="P62" svg:width="0.115in" svg:height="0.1492in" svg:x="0.8358in" svg:y="0.0575in" svg:viewBox="0 0 293 380" svg:d="M164 295c66-24 129-101 129-182 0-67-46-113-108-113-91 0-185 96-185 194 0 71 47 113 108 113 11 0 25-2 42-6-2 27-2 28-2 33 0 14 0 46 36 46 49 0 69-78 69-81 0-4-2-5-3-5-4 0-5 1-6 5-10 30-35 39-50 39-19 0-25-10-30-43zM84 292c-32-12-47-46-47-83 0-30 11-90 43-136 32-43 71-62 102-62 42 0 74 32 74 89 0 42-23 141-94 181-1-15-6-46-37-46-22 0-42 22-42 43 0 9 1 14 1 14zM112 296c-8 0-21 0-21-18 0-16 17-33 34-33 18 0 26 11 26 36 0 6 0 6-5 8-10 5-24 7-34 7z"><text:p/></draw:path><draw:path draw:style-name="gr21" draw:text-style-name="P62" svg:width="0.0067in" svg:height="0.1657in" svg:x="0.9791in" svg:y="0.05in" svg:viewBox="0 0 18 422" svg:d="M18 16c0-9 0-16-10-16-8 0-8 7-8 16v391c0 8 0 15 8 15 10 0 10-7 10-15z"><text:p/></draw:path><draw:path draw:style-name="gr22" draw:text-style-name="P62" svg:width="0.1012in" svg:height="0.0067in" svg:x="1.0559in" svg:y="0.1295in" svg:viewBox="0 0 258 18" svg:d="M244 18c7 0 14 0 14-10 0-8-7-8-14-8h-230c-7 0-14 0-14 8 0 10 7 10 14 10z"><text:p/></draw:path><draw:path draw:style-name="gr23" draw:text-style-name="P62" svg:width="0.0067in" svg:height="0.1657in" svg:x="1.228in" svg:y="0.05in" svg:viewBox="0 0 18 422" svg:d="M18 16c0-9 0-16-10-16-8 0-8 7-8 16v391c0 8 0 15 8 15 10 0 10-7 10-15z"><text:p/></draw:path><draw:path draw:style-name="gr24" draw:text-style-name="P62" svg:width="0.1004in" svg:height="0.1134in" svg:x="1.2606in" svg:y="0.06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25" draw:text-style-name="P62" svg:width="0.0067in" svg:height="0.1657in" svg:x="1.3866in" svg:y="0.05in" svg:viewBox="0 0 18 422" svg:d="M18 16c0-9 0-16-10-16-8 0-8 7-8 16v391c0 8 0 15 8 15 10 0 10-7 10-15z"><text:p/></draw:path><draw:path draw:style-name="gr26" draw:text-style-name="P62" svg:width="0.0382in" svg:height="0.1657in" svg:x="1.4228in" svg:y="0.05in" svg:viewBox="0 0 98 422" svg:d="M98 211c0-32-4-84-27-132-25-51-63-79-67-79-2 0-4 2-4 4s0 3 7 10c43 41 67 108 67 197 0 72-15 147-68 199-6 6-6 8-6 9 0 2 2 3 4 3 4 0 43-28 68-82 22-46 26-93 26-129z"><text:p/></draw:path></draw:g></text:span></text:p>
      <text:p text:style-name="P35"><text:span text:style-name="T28"><text:tab/>To explain, each element of the list L requires four computations to achieve, so each element is multiplied by four to get the total number of computations required. Then, once the list has been sieved, each element of that list must be multiplied by two and have two added to it, which is two separate computations, thus yielding the constants two and four. </text:span><text:span text:style-name="T40">Subtracting the cardinality of Q from L yields the amount of numbers to be computed to reach the final list of primes.</text:span></text:p>
      <text:p text:style-name="P36"><text:span text:style-name="T40"><text:tab/></text:span></text:p>
      <text:p text:style-name="P38"><text:span text:style-name="T45"><text:tab/>Sieve of Atkin.</text:span><text:span text:style-name="T59"> </text:span><text:span text:style-name="T60">The sieve of Atkin, invented in 2003 by A. O. L Atkin and D. J. Bernstien is the most complex sieve that we researched </text:span><text:span text:style-name="T62">(</text:span><text:span text:style-name="T82">Atkin, A., &amp; Bernstein, D.)</text:span><text:span text:style-name="T60">. It operates by creating a partition of the natural numbers up to some maximum number </text:span><text:span text:style-name="T49">N</text:span><text:span text:style-name="T53">. Each number is placed into one of four blocks of the partition by the following rules.</text:span></text:p>
      <text:list xml:id="list1497721406" text:style-name="L6">
        <text:list-item>
          <text:p text:style-name="P43"><text:span text:style-name="T54">For each</text:span><text:span text:style-name="T55"> </text:span><text:span text:style-name="T55"><draw:g text:anchor-type="as-char" svg:y="-0.1252in" draw:z-index="38" draw:style-name="gr4"><svg:title>TexMaths</svg:title><svg:desc>12§display§x \leq N, x \in \mathbb{N}, b = x(mod60)§svg§600§FALSE§</svg:desc><draw:polygon draw:style-name="gr104" draw:text-style-name="P61" svg:width="2.0193in" svg:height="0.1657in" svg:x="0in" svg:y="0.0004in" svg:viewBox="0 0 5130 422" draw:points="2566,422 0,422 0,0 5130,0 5130,422"><text:p/></draw:polygon><draw:path draw:style-name="gr105" draw:text-style-name="P62" svg:width="0.0827in" svg:height="0.0752in" svg:x="0.004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6" draw:text-style-name="P62" svg:width="0.1012in" svg:height="0.1287in" svg:x="0.1551in" svg:y="0.0193in" svg:viewBox="0 0 258 328" svg:d="M251 18c5-2 7-5 7-10 0-4-2-8-7-8-4 0-7 2-9 2l-234 111c-7 3-8 6-8 9 0 5 2 8 8 10l234 110c5 3 6 3 9 3s7-4 7-9c0-3-1-6-8-9l-221-105zM244 328c7 0 14 0 14-9s-8-9-14-9h-228c-8 0-16 0-16 9s7 9 14 9z"><text:p/></draw:path><draw:path draw:style-name="gr107" draw:text-style-name="P62" svg:width="0.1398in" svg:height="0.1134in" svg:x="0.3228in" svg:y="0.010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8" draw:text-style-name="P62" svg:width="0.0193in" svg:height="0.0496in" svg:x="0.4728in" svg:y="0.1071in" svg:viewBox="0 0 50 127" svg:d="M50 44c0-27-10-44-27-44-15 0-23 11-23 22 0 12 8 24 23 24 5 0 11-3 14-6 3-2 3-2 4-2v6c0 32-15 58-29 71-5 5-5 6-5 7 0 4 1 5 5 5 5 0 38-33 38-83z"><text:p/></draw:path><draw:path draw:style-name="gr109" draw:text-style-name="P62" svg:width="0.0827in" svg:height="0.0752in" svg:x="0.53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110" draw:text-style-name="P62" svg:width="0.0831in" svg:height="0.0965in" svg:x="0.687in" svg:y="0.0346in" svg:viewBox="0 0 212 246" svg:d="M197 132c7 0 15 0 15-10 0-8-8-8-15-8h-180c5-56 54-97 114-97h66c7 0 15 0 15-9 0-8-8-8-15-8h-66c-73 0-131 55-131 122 0 68 58 124 131 124h66c7 0 15 0 15-8 0-10-8-10-15-10h-66c-60 0-109-40-114-96z"><text:p/></draw:path><draw:path draw:style-name="gr111" draw:text-style-name="P62" svg:width="0.1122in" svg:height="0.1169in" svg:x="0.8343in" svg:y="0.0106in" svg:viewBox="0 0 286 298" svg:d="M36 38v207c0 21-2 30-24 30-5 0-12 1-12 7 0 8 7 8 14 8h65c9 0 15 0 15-8 0-6-6-7-12-7-24 0-27-9-27-31v-194l183 242c3 4 4 6 9 6 6 0 6-8 6-14v-238c0-24 4-30 23-32 4 0 10 0 10-7s-5-7-14-7h-61c-7 0-14 0-14 7s7 7 12 7c24 2 27 10 27 32v133l-128-173c-5-6-5-6-14-6h-75c-7 0-14 0-14 7s7 7 9 7c11 3 20 9 23 14-1 3-1 3-1 10zM239 268l-184-243c-5-5-5-6-9-11h50l143 194z"><text:p/></draw:path><draw:path draw:style-name="gr112" draw:text-style-name="P62" svg:width="0.0193in" svg:height="0.0496in" svg:x="0.965in" svg:y="0.1071in" svg:viewBox="0 0 50 127" svg:d="M50 44c0-27-10-44-27-44-15 0-23 11-23 22 0 12 8 24 23 24 5 0 11-3 14-6 3-2 3-2 4-2v6c0 32-15 58-29 71-5 5-5 6-5 7 0 4 1 5 5 5 5 0 38-33 38-83z"><text:p/></draw:path><draw:path draw:style-name="gr113" draw:text-style-name="P62" svg:width="0.061in" svg:height="0.1173in" svg:x="1.0319in" svg:y="0.0094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114" draw:text-style-name="P62" svg:width="0.1102in" svg:height="0.039in" svg:x="1.1504in" svg:y="0.0634in" svg:viewBox="0 0 281 100" svg:d="M266 17c8 0 15 0 15-9 0-8-7-8-13-8h-254c-7 0-14 0-14 8 0 9 7 9 14 9zM268 100c6 0 13 0 13-9 0-8-7-8-15-8h-252c-7 0-14 0-14 8 0 9 7 9 14 9z"><text:p/></draw:path><draw:path draw:style-name="gr115" draw:text-style-name="P62" svg:width="0.0827in" svg:height="0.0752in" svg:x="1.321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16" draw:text-style-name="P62" svg:width="0.0382in" svg:height="0.1657in" svg:x="1.428in" svg:y="0.0004in" svg:viewBox="0 0 98 422" svg:d="M98 419c0-1 0-3-7-10-53-53-66-133-66-198 0-73 16-146 69-199 4-5 4-6 4-8 0-3-1-4-4-4-4 0-42 29-68 83-21 45-26 92-26 128 0 34 5 84 28 132 26 53 62 79 66 79 3 0 4-1 4-3z"><text:p/></draw:path><draw:path draw:style-name="gr117" draw:text-style-name="P62" svg:width="0.1362in" svg:height="0.0752in" svg:x="1.4807in" svg:y="0.051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18" draw:text-style-name="P62" svg:width="0.0709in" svg:height="0.0752in" svg:x="1.6287in" svg:y="0.0512in" svg:viewBox="0 0 181 192" svg:d="M181 72c0-44-30-72-68-72-57 0-113 60-113 120 0 42 29 72 68 72 56 0 113-59 113-120zM68 182c-18 0-37-12-37-45 0-21 11-67 24-89 22-32 47-38 58-38 25 0 38 20 38 45 0 17-9 61-25 89-14 24-38 38-58 38z"><text:p/></draw:path><draw:path draw:style-name="gr119" draw:text-style-name="P62" svg:width="0.0791in" svg:height="0.1173in" svg:x="1.7091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20" draw:text-style-name="P62" svg:width="0.0685in" svg:height="0.1138in" svg:x="1.7961in" svg:y="0.0142in"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121" draw:text-style-name="P62" svg:width="0.0701in" svg:height="0.1138in" svg:x="1.8787in" svg:y="0.0142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122" draw:text-style-name="P62" svg:width="0.0382in" svg:height="0.1657in" svg:x="1.9642in" svg:y="0.0004in" svg:viewBox="0 0 98 422" svg:d="M98 211c0-32-4-84-27-132-25-51-63-79-67-79-2 0-4 2-4 4s0 3 7 10c43 41 67 108 67 197 0 72-15 147-68 199-6 6-6 8-6 9 0 2 2 3 4 3 4 0 43-28 68-82 22-46 26-93 26-129z"><text:p/></draw:path></draw:g></text:span></text:p>
        </text:list-item>
        <text:list-item>
          <text:p text:style-name="P42"><text:span text:style-name="T55">x</text:span><text:span text:style-name="T54"> is sorted into the following blocks of the partition based on the value of </text:span><text:span text:style-name="T55">b.</text:span></text:p>
        </text:list-item>
      </text:list>
      <text:list xml:id="list1165275163" text:style-name="L18">
        <text:list-item>
          <text:list>
            <text:list-item>
              <text:p text:style-name="P44"><text:span text:style-name="T55"><draw:g text:anchor-type="as-char" svg:y="-0.1161in" draw:z-index="31" draw:style-name="gr4"><svg:title>TexMaths</svg:title><svg:desc>12§display§b \in§svg§600§FALSE§</svg:desc><draw:polygon draw:style-name="gr73" draw:text-style-name="P61" svg:width="0.228in" svg:height="0.1213in" svg:x="0in" svg:y="0in" svg:viewBox="0 0 580 309" draw:points="291,309 0,309 0,0 580,0 580,309"><text:p/></draw:polygon><draw:path draw:style-name="gr74" draw:text-style-name="P62"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75" draw:text-style-name="P62"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54"><text:s/>{</text:span><text:span text:style-name="T54"><draw:g text:anchor-type="as-char" svg:y="-0.1063in" draw:z-index="28" draw:style-name="gr4"><svg:title>TexMaths</svg:title><svg:desc>12§display§1, 13, 17, 29, 37, 41, 49, 53§svg§600§FALSE§</svg:desc><draw:polygon draw:style-name="gr27" draw:text-style-name="P61" svg:width="1.7618in" svg:height="0.1398in" svg:x="0in" svg:y="0.0051in" svg:viewBox="0 0 4476 356" draw:points="2238,356 0,356 0,0 4476,0 4476,356"><text:p/></draw:polygon><draw:path draw:style-name="gr28" draw:text-style-name="P62" svg:width="0.0547in" svg:height="0.1106in" svg:x="0.0146in" svg:y="0.002in" svg:viewBox="0 0 140 282" svg:d="M88 11c0-10 0-11-10-11-28 26-65 26-78 26v15c8 0 34 0 55-12v220c0 15 0 20-38 20h-15v13c15-2 53-2 69-2 18 0 54 0 69 2v-13h-13c-38 0-39-5-39-20z"><text:p/></draw:path><draw:path draw:style-name="gr29" draw:text-style-name="P62" svg:width="0.0193in" svg:height="0.0496in" svg:x="0.0972in" svg:y="0.0953in" svg:viewBox="0 0 50 127" svg:d="M50 44c0-27-10-44-27-44-15 0-23 11-23 22 0 12 8 24 23 24 5 0 11-3 14-6 3-2 3-2 4-2v6c0 32-15 58-29 71-5 5-5 6-5 8 0 3 1 4 5 4 5 0 38-33 38-83z"><text:p/></draw:path><draw:path draw:style-name="gr30" draw:text-style-name="P62" svg:width="0.0547in" svg:height="0.1106in" svg:x="0.1717in" svg:y="0.002in" svg:viewBox="0 0 140 282" svg:d="M88 11c0-10 0-11-10-11-28 26-65 26-78 26v15c8 0 34 0 55-12v220c0 15 0 20-38 20h-15v13c15-2 53-2 69-2 18 0 54 0 69 2v-13h-13c-38 0-39-5-39-20z"><text:p/></draw:path><draw:path draw:style-name="gr31" draw:text-style-name="P62" svg:width="0.0685in" svg:height="0.1142in" svg:x="0.246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2" draw:text-style-name="P62" svg:width="0.0193in" svg:height="0.0496in" svg:x="0.3374in" svg:y="0.0953in" svg:viewBox="0 0 50 127" svg:d="M50 44c0-27-10-44-27-44-15 0-23 11-23 22 0 12 8 24 23 24 5 0 11-3 14-6 3-2 3-2 4-2v6c0 32-15 58-29 71-5 5-5 6-5 8 0 3 1 4 5 4 5 0 38-33 38-83z"><text:p/></draw:path><draw:path draw:style-name="gr33" draw:text-style-name="P62" svg:width="0.0547in" svg:height="0.1106in" svg:x="0.4114in" svg:y="0.002in" svg:viewBox="0 0 140 282" svg:d="M88 11c0-10 0-11-11-11-27 26-64 26-77 26v15c8 0 34 0 55-12v220c0 15 0 20-38 20h-15v13c15-2 53-2 69-2 18 0 54 0 69 2v-13h-13c-38 0-39-5-39-20z"><text:p/></draw:path><draw:path draw:style-name="gr34" draw:text-style-name="P62" svg:width="0.0709in" svg:height="0.1157in" svg:x="0.489in" svg:y="0in" svg:viewBox="0 0 181 295" svg:d="M179 29c2-6 2-7 2-16h-102c-53 0-53-6-54-13h-11l-14 88h11c1-8 5-34 11-39 2-3 36-3 40-3h89c-5 7-38 52-48 67-38 58-53 115-53 158 0 5 0 24 20 24s20-19 20-24v-20c0-24 1-48 5-70 1-9 7-45 26-73z"><text:p/></draw:path><draw:path draw:style-name="gr35" draw:text-style-name="P62" svg:width="0.0193in" svg:height="0.0496in" svg:x="0.5768in" svg:y="0.0953in" svg:viewBox="0 0 50 127" svg:d="M50 44c0-27-10-44-27-44-15 0-23 11-23 22 0 12 8 24 23 24 5 0 11-3 14-6 3-2 3-2 4-2v6c0 32-15 58-29 71-5 5-5 6-5 8 0 3 1 4 5 4 5 0 38-33 38-83z"><text:p/></draw:path><draw:path draw:style-name="gr36" draw:text-style-name="P62" svg:width="0.0661in" svg:height="0.1106in" svg:x="0.6449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7" draw:text-style-name="P62" svg:width="0.0685in" svg:height="0.1142in" svg:x="0.726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8" draw:text-style-name="P62" svg:width="0.0193in" svg:height="0.0496in" svg:x="0.8169in" svg:y="0.0953in" svg:viewBox="0 0 50 127" svg:d="M50 44c0-27-10-44-27-44-15 0-23 11-23 22 0 12 8 24 23 24 5 0 11-3 14-6 3-2 3-2 4-2v6c0 32-15 58-29 71-5 5-5 6-5 8 0 3 1 4 5 4 5 0 38-33 38-83z"><text:p/></draw:path><draw:path draw:style-name="gr39" draw:text-style-name="P62" svg:width="0.0685in" svg:height="0.1142in" svg:x="0.8831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40" draw:text-style-name="P62" svg:width="0.0709in" svg:height="0.1157in" svg:x="0.9685in" svg:y="0in" svg:viewBox="0 0 181 295" svg:d="M178 29c3-6 3-7 3-16h-102c-53 0-53-6-54-13h-11l-14 88h11c1-8 5-34 11-39 2-3 36-3 40-3h89c-5 7-38 52-48 67-38 58-53 115-53 158 0 5 0 24 20 24s20-19 20-24v-20c0-24 1-48 5-70 1-9 7-45 26-73z"><text:p/></draw:path><draw:path draw:style-name="gr41" draw:text-style-name="P62" svg:width="0.0193in" svg:height="0.0496in" svg:x="1.0567in" svg:y="0.0953in" svg:viewBox="0 0 50 127" svg:d="M50 44c0-27-10-44-27-44-15 0-23 11-23 22 0 12 8 24 23 24 5 0 11-3 14-6 3-2 3-2 4-2v6c0 32-15 58-29 71-5 5-5 6-5 8 0 3 1 4 5 4 5 0 38-33 38-83z"><text:p/></draw:path><draw:path draw:style-name="gr42" draw:text-style-name="P62" svg:width="0.0736in" svg:height="0.1122in" svg:x="1.1213in" svg:y="0in" svg:viewBox="0 0 188 286" svg:d="M113 217v36c0 16 0 21-33 21h-8v12c17-1 40-1 56-1 18 0 41 0 58 1v-12h-8c-32 0-33-5-33-21v-36h43v-14h-43v-192c0-9 0-11-7-11-4 0-5 0-7 5l-131 198v14zM115 203h-103l103-157z"><text:p/></draw:path><draw:path draw:style-name="gr43" draw:text-style-name="P62" svg:width="0.0547in" svg:height="0.1106in" svg:x="1.2138in" svg:y="0.002in" svg:viewBox="0 0 140 282" svg:d="M88 11c0-10 0-11-10-11-28 26-65 26-78 26v15c8 0 34 0 55-12v220c0 15 0 20-38 20h-15v13c15-2 53-2 69-2 18 0 54 0 69 2v-13h-13c-38 0-39-5-39-20z"><text:p/></draw:path><draw:path draw:style-name="gr44" draw:text-style-name="P62" svg:width="0.0193in" svg:height="0.0496in" svg:x="1.2965in" svg:y="0.0953in" svg:viewBox="0 0 50 127" svg:d="M50 44c0-27-10-44-27-44-15 0-23 11-23 22 0 12 8 24 23 24 5 0 11-3 14-6 3-2 3-2 4-2v6c0 32-15 58-29 71-5 5-5 6-5 8 0 3 1 4 5 4 5 0 38-33 38-83z"><text:p/></draw:path><draw:path draw:style-name="gr45" draw:text-style-name="P62" svg:width="0.0736in" svg:height="0.1122in" svg:x="1.3606in" svg:y="0in" svg:viewBox="0 0 188 286" svg:d="M113 217v36c0 16 0 21-33 21h-8v12c17-1 40-1 56-1 18 0 41 0 58 1v-12h-8c-32 0-33-5-33-21v-36h43v-14h-43v-192c0-9 0-11-7-11-4 0-5 0-7 5l-131 198v14zM115 203h-103l103-157z"><text:p/></draw:path><draw:path draw:style-name="gr46" draw:text-style-name="P62" svg:width="0.0685in" svg:height="0.1142in" svg:x="1.4457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47" draw:text-style-name="P62" svg:width="0.0193in" svg:height="0.0496in" svg:x="1.5362in" svg:y="0.0953in" svg:viewBox="0 0 50 127" svg:d="M50 44c0-27-10-44-27-44-15 0-23 11-23 22 0 12 8 24 23 24 5 0 11-3 14-6 3-2 3-2 4-2v6c0 32-15 58-29 71-5 5-5 6-5 8 0 3 1 4 5 4 5 0 38-33 38-83z"><text:p/></draw:path><draw:path draw:style-name="gr48" draw:text-style-name="P62" svg:width="0.0661in" svg:height="0.1142in" svg:x="1.6039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49" draw:text-style-name="P62" svg:width="0.0685in" svg:height="0.1142in" svg:x="1.685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54">} </text:span><text:span text:style-name="T55"><draw:g text:anchor-type="as-char" svg:y="-0.1138in" draw:z-index="32" draw:style-name="gr4"><svg:title>TexMaths</svg:title><svg:desc>12§display§= P_1§svg§600§FALSE§</svg:desc><draw:polygon draw:style-name="gr76" draw:text-style-name="P61" svg:width="0.348in" svg:height="0.139in" svg:x="0in" svg:y="0in" svg:viewBox="0 0 885 354" draw:points="442,354 0,354 0,0 885,0 885,354"><text:p/></draw:polygon><draw:path draw:style-name="gr77" draw:text-style-name="P62" svg:width="0.1106in" svg:height="0.039in" svg:x="0.0094in" svg:y="0.0524in" svg:viewBox="0 0 282 100" svg:d="M267 17c6 0 15 0 15-9 0-8-9-8-15-8h-253c-7 0-14 0-14 8 0 9 7 9 14 9zM267 100c6 0 15 0 15-9 0-8-9-8-15-8h-253c-7 0-14 0-14 8 0 9 7 9 14 9z"><text:p/></draw:path><draw:path draw:style-name="gr78" draw:text-style-name="P62" svg:width="0.1185in" svg:height="0.1138in" svg:x="0.1815in" svg:y="0in" svg:viewBox="0 0 302 290" svg:d="M111 156h72c60 0 119-44 119-91 0-34-28-65-84-65h-136c-8 0-12 0-12 7 0 6 3 6 12 6 4 0 11 0 17 1 8 0 9 3 9 8 0 0 0 2 0 7l-58 229c-4 16-4 19-38 19-7 0-12 0-12 8 0 5 5 5 7 5 11 0 41-1 53-1 10 0 19 0 27 0 9 0 18 1 27 1 3 0 8 0 8-8 0-5-3-5-11-5-15 0-27 0-27-7 0-3 0-5 1-8zM141 29c5-15 5-16 23-16h41c35 0 57 12 57 41 0 16-8 53-23 69-22 19-48 21-66 21h-60z"><text:p/></draw:path><draw:path draw:style-name="gr79" draw:text-style-name="P62" svg:width="0.0421in" svg:height="0.0772in" svg:x="0.2945in" svg:y="0.0614in" svg:viewBox="0 0 108 197" svg:d="M67 8c0-8 0-8-8-8-19 18-47 19-59 19v11c7 0 26 0 43-8v151c0 10 0 14-30 14h-11v10c5 0 42-1 53-1 10 0 47 1 53 1v-10h-11c-30 0-30-4-30-14z"><text:p/></draw:path></draw:g></text:span></text:p>
            </text:list-item>
          </text:list>
        </text:list-item>
      </text:list>
      <text:list xml:id="list603443643" text:style-name="L20">
        <text:list-item>
          <text:list>
            <text:list-item>
              <text:p text:style-name="P45"><text:span text:style-name="T55"><draw:g text:anchor-type="as-char" svg:y="-0.1161in" draw:z-index="34" draw:style-name="gr4"><svg:title>TexMaths</svg:title><svg:desc>12§display§b \in§svg§600§FALSE§</svg:desc><draw:polygon draw:style-name="gr83" draw:text-style-name="P61" svg:width="0.228in" svg:height="0.1213in" svg:x="0in" svg:y="0in" svg:viewBox="0 0 580 309" draw:points="291,309 0,309 0,0 580,0 580,309"><text:p/></draw:polygon><draw:path draw:style-name="gr84" draw:text-style-name="P62"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85" draw:text-style-name="P62"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54"><text:s/>{</text:span><text:span text:style-name="T54"><draw:g text:anchor-type="as-char" svg:y="-0.111in" draw:z-index="30" draw:style-name="gr4"><svg:title>TexMaths</svg:title><svg:desc>12§display§7, 19, 31, 43§svg§600§FALSE§</svg:desc><draw:polygon draw:style-name="gr62" draw:text-style-name="P61" svg:width="0.8028in" svg:height="0.1398in" svg:x="0in" svg:y="0.0051in" svg:viewBox="0 0 2040 356" draw:points="1020,356 0,356 0,0 2040,0 2040,356"><text:p/></draw:polygon><draw:path draw:style-name="gr63" draw:text-style-name="P62" svg:width="0.0709in" svg:height="0.1157in" svg:x="0.0094in" svg:y="0in" svg:viewBox="0 0 181 295" svg:d="M178 29c3-6 3-7 3-16h-102c-53 0-53-6-54-13h-11l-14 88h11c1-8 5-34 11-39 2-3 36-3 40-3h89c-5 7-38 52-48 67-38 58-53 115-53 158 0 5 0 24 20 24s20-19 20-24v-20c0-24 1-48 4-70 2-9 8-45 27-73z"><text:p/></draw:path><draw:path draw:style-name="gr64" draw:text-style-name="P62" svg:width="0.0193in" svg:height="0.0496in" svg:x="0.0972in" svg:y="0.0953in" svg:viewBox="0 0 50 127" svg:d="M50 44c0-27-10-44-27-44-15 0-23 11-23 22 0 12 8 24 23 24 5 0 11-3 14-6 3-2 3-2 4-2v6c0 32-15 58-29 71-5 5-5 6-5 8 0 3 1 4 5 4 5 0 38-33 38-83z"><text:p/></draw:path><draw:path draw:style-name="gr65" draw:text-style-name="P62" svg:width="0.0547in" svg:height="0.1106in" svg:x="0.1717in" svg:y="0.002in" svg:viewBox="0 0 140 282" svg:d="M88 11c0-10 0-11-10-11-28 26-65 26-78 26v15c8 0 34 0 55-12v220c0 15 0 20-38 20h-15v13c15-2 53-2 69-2 18 0 54 0 69 2v-13h-13c-38 0-39-5-39-20z"><text:p/></draw:path><draw:path draw:style-name="gr66" draw:text-style-name="P62" svg:width="0.0685in" svg:height="0.1142in" svg:x="0.2469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67" draw:text-style-name="P62" svg:width="0.0193in" svg:height="0.0496in" svg:x="0.3374in" svg:y="0.0953in" svg:viewBox="0 0 50 127" svg:d="M50 44c0-27-10-44-27-44-15 0-23 11-23 22 0 12 8 24 23 24 5 0 11-3 14-6 3-2 3-2 4-2v6c0 32-15 58-29 71-5 5-5 6-5 8 0 3 1 4 5 4 5 0 38-33 38-83z"><text:p/></draw:path><draw:path draw:style-name="gr68" draw:text-style-name="P62" svg:width="0.0685in" svg:height="0.1142in" svg:x="0.403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69" draw:text-style-name="P62" svg:width="0.0547in" svg:height="0.1106in" svg:x="0.4945in" svg:y="0.002in" svg:viewBox="0 0 140 282" svg:d="M88 11c0-10 0-11-11-11-27 26-64 26-77 26v15c8 0 34 0 55-12v220c0 15 0 20-38 20h-15v13c15-2 53-2 69-2 18 0 54 0 69 2v-13h-13c-38 0-39-5-39-20z"><text:p/></draw:path><draw:path draw:style-name="gr70" draw:text-style-name="P62" svg:width="0.0193in" svg:height="0.0496in" svg:x="0.5772in" svg:y="0.0953in" svg:viewBox="0 0 50 127" svg:d="M50 44c0-27-10-44-27-44-15 0-23 11-23 22 0 12 8 24 23 24 5 0 11-3 14-6 3-2 3-2 4-2v6c0 32-15 58-29 71-5 5-5 6-5 8 0 3 1 4 5 4 5 0 38-33 38-83z"><text:p/></draw:path><draw:path draw:style-name="gr71" draw:text-style-name="P62" svg:width="0.0736in" svg:height="0.1122in" svg:x="0.6413in" svg:y="0in" svg:viewBox="0 0 188 286" svg:d="M113 217v36c0 16 0 21-33 21h-8v12c17-1 40-1 56-1 18 0 41 0 58 1v-12h-8c-32 0-33-5-33-21v-36h43v-14h-43v-192c0-9 0-11-7-11-4 0-5 0-7 5l-131 198v14zM115 203h-103l103-157z"><text:p/></draw:path><draw:path draw:style-name="gr72" draw:text-style-name="P62" svg:width="0.0685in" svg:height="0.1142in" svg:x="0.7264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54">} </text:span><text:span text:style-name="T55">= </text:span><text:span text:style-name="T55"><draw:g text:anchor-type="as-char" svg:y="-0.1138in" draw:z-index="33" draw:style-name="gr4"><svg:title>TexMaths</svg:title><svg:desc>12§display§P_2§svg§600§FALSE§</svg:desc><draw:polygon draw:style-name="gr80" draw:text-style-name="P61" svg:width="0.172in" svg:height="0.139in" svg:x="0in" svg:y="0in" svg:viewBox="0 0 438 354" draw:points="219,354 0,354 0,0 438,0 438,354"><text:p/></draw:polygon><draw:path draw:style-name="gr81" draw:text-style-name="P62" svg:width="0.1185in" svg:height="0.1138in" svg:x="0.0067in" svg:y="0in" svg:viewBox="0 0 302 290" svg:d="M111 156h72c59 0 119-44 119-91 0-34-28-65-84-65h-137c-7 0-12 0-12 7 0 6 4 6 12 6 5 0 12 0 18 1 8 0 9 3 9 8 0 0 0 2 0 7l-58 229c-4 16-4 19-38 19-7 0-12 0-12 8 0 5 5 5 7 5 11 0 41-1 53-1 9 0 19 0 27 0 9 0 18 1 27 1 3 0 8 0 8-8 0-5-3-5-11-5-15 0-27 0-27-7 0-3 0-5 1-8zM141 29c4-15 4-16 23-16h41c35 0 57 12 57 41 0 16-8 53-25 69-20 19-47 21-64 21h-60z"><text:p/></draw:path><draw:path draw:style-name="gr82" draw:text-style-name="P62" svg:width="0.0512in" svg:height="0.0772in" svg:x="0.1138in" svg:y="0.0614in" svg:viewBox="0 0 131 197" svg:d="M131 143h-10c-1 7-5 24-8 28-2 1-24 1-29 1h-54c30-28 41-35 59-49 22-18 42-36 42-65 0-36-32-58-70-58-36 0-61 26-61 53 0 16 12 17 16 17 7 0 15-5 15-16 0-5-1-15-17-15 9-22 29-28 44-28 29 0 45 23 45 47 0 26-19 47-29 58l-72 71c-2 2-2 3-2 10h122z"><text:p/></draw:path></draw:g></text:span></text:p>
            </text:list-item>
          </text:list>
        </text:list-item>
      </text:list>
      <text:list xml:id="list2139836303" text:style-name="L22">
        <text:list-item>
          <text:list>
            <text:list-item>
              <text:p text:style-name="P46"><text:span text:style-name="T55"><draw:g text:anchor-type="as-char" svg:y="-0.1161in" draw:z-index="36" draw:style-name="gr4"><svg:title>TexMaths</svg:title><svg:desc>12§display§b \in§svg§600§FALSE§</svg:desc><draw:polygon draw:style-name="gr89" draw:text-style-name="P61" svg:width="0.228in" svg:height="0.1213in" svg:x="0in" svg:y="0in" svg:viewBox="0 0 580 309" draw:points="291,309 0,309 0,0 580,0 580,309"><text:p/></draw:polygon><draw:path draw:style-name="gr90" draw:text-style-name="P62"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91" draw:text-style-name="P62"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54"><text:s/>{</text:span><text:span text:style-name="T54"><draw:g text:anchor-type="as-char" svg:y="-0.111in" draw:z-index="29" draw:style-name="gr4"><svg:title>TexMaths</svg:title><svg:desc>12§display§11, 23, 47, 59§svg§600§FALSE§</svg:desc><draw:polygon draw:style-name="gr50" draw:text-style-name="P61" svg:width="0.8858in" svg:height="0.1398in" svg:x="0in" svg:y="0.0051in" svg:viewBox="0 0 2251 356" draw:points="1126,356 0,356 0,0 2251,0 2251,356"><text:p/></draw:polygon><draw:path draw:style-name="gr51" draw:text-style-name="P62" svg:width="0.0547in" svg:height="0.1106in" svg:x="0.0146in" svg:y="0.002in" svg:viewBox="0 0 140 282" svg:d="M88 11c0-10 0-11-10-11-28 26-65 26-78 26v15c8 0 34 0 55-12v220c0 15 0 20-38 20h-15v13c15-2 53-2 69-2 18 0 54 0 69 2v-13h-13c-38 0-39-5-39-20z"><text:p/></draw:path><draw:path draw:style-name="gr52" draw:text-style-name="P62" svg:width="0.0547in" svg:height="0.1106in" svg:x="0.0976in" svg:y="0.002in" svg:viewBox="0 0 140 282" svg:d="M88 11c0-10 0-11-10-11-28 26-65 26-78 26v15c8 0 34 0 55-12v220c0 15 0 20-38 20h-15v13c15-2 53-2 69-2 18 0 54 0 69 2v-13h-13c-38 0-39-5-39-20z"><text:p/></draw:path><draw:path draw:style-name="gr53" draw:text-style-name="P62" svg:width="0.0193in" svg:height="0.0496in" svg:x="0.1807in" svg:y="0.0953in" svg:viewBox="0 0 50 127" svg:d="M50 44c0-27-10-44-27-44-15 0-23 11-23 22 0 12 8 24 23 24 5 0 11-3 14-6 3-2 3-2 4-2v6c0 32-15 58-29 71-5 5-5 6-5 8 0 3 1 4 5 4 5 0 38-33 38-83z"><text:p/></draw:path><draw:path draw:style-name="gr54" draw:text-style-name="P62" svg:width="0.0661in" svg:height="0.1106in" svg:x="0.2484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55" draw:text-style-name="P62" svg:width="0.0685in" svg:height="0.1142in" svg:x="0.3299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56" draw:text-style-name="P62" svg:width="0.0193in" svg:height="0.0496in" svg:x="0.4205in" svg:y="0.0953in" svg:viewBox="0 0 50 127" svg:d="M50 44c0-27-10-44-27-44-15 0-23 11-23 22 0 12 8 24 23 24 5 0 11-3 14-6 3-2 3-2 4-2v6c0 32-15 58-29 71-5 5-5 6-5 8 0 3 1 4 5 4 5 0 38-33 38-83z"><text:p/></draw:path><draw:path draw:style-name="gr57" draw:text-style-name="P62" svg:width="0.0736in" svg:height="0.1122in" svg:x="0.4843in" svg:y="0in" svg:viewBox="0 0 188 286" svg:d="M113 217v36c0 16 0 21-33 21h-8v12c17-1 40-1 56-1 18 0 41 0 58 1v-12h-8c-32 0-33-5-33-21v-36h43v-14h-43v-192c0-9 0-11-7-11-4 0-5 0-7 5l-131 198v14zM115 203h-103l103-157z"><text:p/></draw:path><draw:path draw:style-name="gr58" draw:text-style-name="P62" svg:width="0.0709in" svg:height="0.1157in" svg:x="0.5717in" svg:y="0in" svg:viewBox="0 0 181 295" svg:d="M178 29c3-6 3-7 3-16h-102c-53 0-53-6-54-13h-11l-14 88h11c1-8 5-34 11-39 2-3 36-3 40-3h89c-5 7-38 52-48 67-38 58-53 115-53 158 0 5 0 24 20 24s20-19 20-24v-20c0-24 1-48 4-70 2-9 8-45 27-73z"><text:p/></draw:path><draw:path draw:style-name="gr59" draw:text-style-name="P62" svg:width="0.0193in" svg:height="0.0496in" svg:x="0.6602in" svg:y="0.0953in" svg:viewBox="0 0 50 127" svg:d="M50 44c0-27-10-44-27-44-15 0-23 11-23 22 0 12 8 24 23 24 5 0 11-3 14-6 3-2 3-2 4-2v6c0 32-15 58-29 71-5 5-5 6-5 8 0 3 1 4 5 4 5 0 38-33 38-83z"><text:p/></draw:path><draw:path draw:style-name="gr60" draw:text-style-name="P62" svg:width="0.0661in" svg:height="0.1142in" svg:x="0.728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61" draw:text-style-name="P62" svg:width="0.0685in" svg:height="0.1142in" svg:x="0.8094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g></text:span><text:span text:style-name="T54">} </text:span><text:span text:style-name="T55">= </text:span><text:span text:style-name="T55"><draw:g text:anchor-type="as-char" svg:y="-0.1161in" draw:z-index="35" draw:style-name="gr4"><svg:title>TexMaths</svg:title><svg:desc>12§display§P_3§svg§600§FALSE§</svg:desc><draw:polygon draw:style-name="gr86" draw:text-style-name="P61" svg:width="0.172in" svg:height="0.1382in" svg:x="0in" svg:y="0in" svg:viewBox="0 0 438 352" draw:points="219,352 0,352 0,0 438,0 438,352"><text:p/></draw:polygon><draw:path draw:style-name="gr87" draw:text-style-name="P62" svg:width="0.1185in" svg:height="0.113in" svg:x="0.0067in" svg:y="0in" svg:viewBox="0 0 302 288" svg:d="M111 155h72c59 0 119-43 119-90 0-34-28-65-84-65h-137c-7 0-12 0-12 7 0 6 4 6 12 6 5 0 12 0 18 1 8 0 9 3 9 8 0 0 0 2 0 7l-58 227c-4 17-4 19-38 19-7 0-12 0-12 8 0 5 5 5 7 5 11 0 41 0 53 0 9 0 19 0 27 0 9 0 18 0 27 0 3 0 8 0 8-8 0-5-3-5-11-5-15 0-27 0-27-7 0-3 0-4 1-7zM141 29c4-15 4-16 23-16h41c35 0 57 12 57 41 0 16-8 53-25 67-20 20-47 23-64 23h-60z"><text:p/></draw:path><draw:path draw:style-name="gr88" draw:text-style-name="P62" svg:width="0.0528in" svg:height="0.0795in" svg:x="0.1126in" svg:y="0.0606in" svg:viewBox="0 0 135 203" svg:d="M65 97c24 0 39 17 39 48 0 38-20 48-38 48-11 0-38-3-50-20 14-1 16-11 16-17 0-9-6-15-15-15s-17 4-17 15c0 29 31 47 67 47 41 0 68-28 68-58 0-22-18-45-50-53 31-10 42-33 42-51 0-24-26-41-60-41-32 0-57 17-57 40 0 10 6 15 15 15s16-6 16-14c0-10-7-15-16-16 11-13 30-17 41-17 13 0 32 8 32 33 0 13-5 26-12 35-9 12-17 13-32 13-8 0-8 0-10 1 0 0-3 0-3 4 0 3 3 3 8 3z"><text:p/></draw:path></draw:g></text:span></text:p>
            </text:list-item>
          </text:list>
        </text:list-item>
      </text:list>
      <text:list xml:id="list3231798155" text:style-name="L25">
        <text:list-item>
          <text:list>
            <text:list-item>
              <text:p text:style-name="P47"><text:span text:style-name="T55"><draw:g text:anchor-type="as-char" svg:y="-0.139in" draw:z-index="37" draw:style-name="gr4"><svg:title>TexMaths</svg:title><svg:desc>12§display§b \notin P_1 \cup P_2 \cup P_3§svg§600§FALSE§</svg:desc><draw:polygon draw:style-name="gr92" draw:text-style-name="P61" svg:width="1.178in" svg:height="0.1657in" svg:x="0in" svg:y="0in" svg:viewBox="0 0 2993 422" draw:points="1497,422 0,422 0,0 2993,0 2993,422"><text:p/></draw:polygon><draw:path draw:style-name="gr93" draw:text-style-name="P62" svg:width="0.061in" svg:height="0.1173in" svg:x="0.0079in" svg:y="0.0094in"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94" draw:text-style-name="P62" svg:width="0.065in" svg:height="0.1657in" svg:x="0.1449in" svg:y="0in" svg:viewBox="0 0 166 422" svg:d="M163 17c3-6 3-9 3-9 0-4-5-8-10-8-2 0-5 1-6 4l-148 403c-2 5-2 7-2 8 0 4 4 7 8 7 6 0 8-2 10-9z"><text:p/></draw:path><draw:path draw:style-name="gr95" draw:text-style-name="P62" svg:width="0.0831in" svg:height="0.0965in" svg:x="0.1315in" svg:y="0.035in" svg:viewBox="0 0 212 246" svg:d="M197 132c7 0 15 0 15-10 0-8-8-8-15-8h-180c5-56 54-97 114-97h66c7 0 15 0 15-9 0-8-8-8-15-8h-67c-72 0-130 55-130 122 0 68 58 124 130 124h67c7 0 15 0 15-8 0-10-8-10-15-10h-66c-60 0-109-40-114-96z"><text:p/></draw:path><draw:path draw:style-name="gr96" draw:text-style-name="P62" svg:width="0.1185in" svg:height="0.1134in" svg:x="0.2807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97" draw:text-style-name="P62" svg:width="0.0421in" svg:height="0.0772in" svg:x="0.3937in" svg:y="0.072in" svg:viewBox="0 0 108 197" svg:d="M67 8c0-8-1-8-8-8-19 18-47 19-59 19v11c7 0 26 0 43-8v151c0 9 0 13-30 13h-11v11c5 0 42-1 53-1 10 0 47 1 53 1v-11h-11c-30 0-30-4-30-13z"><text:p/></draw:path><draw:path draw:style-name="gr98" draw:text-style-name="P62" svg:width="0.0921in" svg:height="0.1028in" svg:x="0.5012in" svg:y="0.0256in" svg:viewBox="0 0 235 262" svg:d="M235 16c0-9 0-16-8-16-9 0-9 7-9 16v152c0 65-68 78-100 78-20 0-46-4-68-18-33-22-33-48-33-60v-152c0-9 0-16-9-16-8 0-8 7-8 16v154c0 64 65 92 118 92 55 0 117-29 117-92z"><text:p/></draw:path><draw:path draw:style-name="gr99" draw:text-style-name="P62" svg:width="0.1185in" svg:height="0.1134in" svg:x="0.6465in" svg:y="0.011in" svg:viewBox="0 0 302 289" svg:d="M112 156h72c58 0 118-44 118-91 0-34-27-65-84-65h-136c-8 0-12 0-12 7 0 6 3 6 12 6 4 0 12 0 18 1 7 0 8 3 8 8 0 0 0 2-1 7l-57 228c-4 15-4 19-38 19-7 0-12 0-12 8 0 5 5 5 7 5 11 0 41-1 53-1 10 0 19 0 28 0 8 0 18 1 26 1 4 0 8 0 8-8 0-5-3-5-10-5-16 0-28 0-28-8 0-2 0-4 1-6zM142 29c4-15 4-16 22-16h41c35 0 58 12 58 41 0 16-9 53-25 68-21 20-47 22-65 22h-60z"><text:p/></draw:path><draw:path draw:style-name="gr100" draw:text-style-name="P62" svg:width="0.0516in" svg:height="0.0772in" svg:x="0.7535in" svg:y="0.072in" svg:viewBox="0 0 132 197" svg:d="M132 143h-11c-1 7-3 24-8 27-1 2-24 2-29 2h-54c30-28 41-35 59-50 23-18 43-36 43-64 0-36-32-58-71-58-36 0-61 26-61 53 0 15 12 17 16 17 7 0 15-5 15-16 0-5-1-16-17-16 9-21 29-27 44-27 30 0 45 23 45 47 0 26-19 45-29 57l-72 70c-2 3-2 5-2 12h122z"><text:p/></draw:path><draw:path draw:style-name="gr101" draw:text-style-name="P62" svg:width="0.0921in" svg:height="0.1028in" svg:x="0.8669in" svg:y="0.0256in" svg:viewBox="0 0 235 262" svg:d="M235 16c0-9 0-16-8-16-9 0-9 7-9 16v152c0 65-68 78-100 78-20 0-46-4-68-18-33-22-33-48-33-60v-152c0-9 0-16-9-16-8 0-8 7-8 16v154c0 64 65 92 118 92 55 0 117-29 117-92z"><text:p/></draw:path><draw:path draw:style-name="gr102" draw:text-style-name="P62" svg:width="0.1185in" svg:height="0.1134in" svg:x="1.0122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103" draw:text-style-name="P62" svg:width="0.0535in" svg:height="0.0795in" svg:x="1.1185in" svg:y="0.07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g></text:span></text:p>
            </text:list-item>
          </text:list>
        </text:list-item>
      </text:list>
      <text:p text:style-name="Preformatted_20_Text"><text:span text:style-name="T55"><text:tab/>Depending on which block x was sorted into, the number of solutions x has with its respective block’s quadratic equation determines its prime status. Each block’s quadratic equation is listed as follows.</text:span></text:p>
      <text:list xml:id="list3693908295" text:style-name="L26">
        <text:list-item>
          <text:p text:style-name="P49"><text:span text:style-name="T54"><draw:g text:anchor-type="as-char" svg:y="-0.1465in" draw:z-index="41" draw:style-name="gr4"><svg:title>TexMaths</svg:title><svg:desc>12§display§P_1: 4x^{2} + y^{2} = n§svg§600§FALSE§</svg:desc><draw:polygon draw:style-name="gr132" draw:text-style-name="P61" svg:width="1.2579in" svg:height="0.1756in" svg:x="0in" svg:y="0.0024in" svg:viewBox="0 0 3196 447" draw:points="1597,447 0,447 0,0 3196,0 3196,447"><text:p/></draw:polygon><draw:path draw:style-name="gr133" draw:text-style-name="P62"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34" draw:text-style-name="P62" svg:width="0.0421in" svg:height="0.0772in" svg:x="0.1197in" svg:y="0.0933in" svg:viewBox="0 0 108 197" svg:d="M67 8c0-8 0-8-8-8-19 18-47 19-59 19v11c7 0 26 0 43-8v151c0 9 0 13-30 13h-11v11c5 0 42-2 53-2 10 0 47 2 53 2v-11h-11c-30 0-30-4-30-13z"><text:p/></draw:path><draw:path draw:style-name="gr135" draw:text-style-name="P62" svg:width="0.0177in" svg:height="0.0713in" svg:x="0.2413in" svg:y="0.074in" svg:viewBox="0 0 46 182" svg:d="M46 22c0-11-10-22-23-22-12 0-23 11-23 22 0 13 11 24 23 24 13 0 23-11 23-24zM46 161c0-14-10-23-23-23-12 0-23 9-23 23 0 12 11 21 23 21 13 0 23-9 23-21z"><text:p/></draw:path><draw:path draw:style-name="gr136" draw:text-style-name="P62" svg:width="0.0736in" svg:height="0.1126in" svg:x="0.324in" svg:y="0.0335in" svg:viewBox="0 0 188 287" svg:d="M113 217v36c0 16 0 20-33 20h-8v14c17-2 40-2 56-2 18 0 41 0 58 2v-14h-8c-32 0-33-4-33-20v-36h43v-13h-43v-193c0-9 0-11-7-11-4 0-5 0-7 5l-131 199v13zM115 204h-103l103-158z"><text:p/></draw:path><draw:path draw:style-name="gr137" draw:text-style-name="P62"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38" draw:text-style-name="P62"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39" draw:text-style-name="P62" svg:width="0.1102in" svg:height="0.1106in" svg:x="0.6181in" svg:y="0.0484in" svg:viewBox="0 0 281 282" svg:d="M150 150h118c6 0 13 0 13-9s-7-9-13-9h-118v-118c0-7 0-14-8-14-10 0-10 7-10 14v118h-118c-7 0-14 0-14 9s7 9 14 9h118v117c0 6 0 15 10 15 8 0 8-9 8-15z"><text:p/></draw:path><draw:path draw:style-name="gr140" draw:text-style-name="P62"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41" draw:text-style-name="P62"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42" draw:text-style-name="P62" svg:width="0.1102in" svg:height="0.039in" svg:x="0.9921in" svg:y="0.0843in" svg:viewBox="0 0 281 100" svg:d="M266 17c8 0 15 0 15-9 0-8-7-8-13-8h-254c-7 0-14 0-14 8 0 9 7 9 14 9zM268 100c6 0 13 0 13-9 0-8-7-8-15-8h-252c-7 0-14 0-14 8 0 9 7 9 14 9z"><text:p/></draw:path><draw:path draw:style-name="gr143" draw:text-style-name="P62"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9"><text:span text:style-name="T54"><draw:g text:anchor-type="as-char" svg:y="-0.1465in" draw:z-index="42" draw:style-name="gr4"><svg:title>TexMaths</svg:title><svg:desc>12§display§P_2: 3x^{2} + y^{2} = n§svg§600§FALSE§</svg:desc><draw:polygon draw:style-name="gr144" draw:text-style-name="P61" svg:width="1.2579in" svg:height="0.1756in" svg:x="0in" svg:y="0.0024in" svg:viewBox="0 0 3196 447" draw:points="1597,447 0,447 0,0 3196,0 3196,447"><text:p/></draw:polygon><draw:path draw:style-name="gr145" draw:text-style-name="P62"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46" draw:text-style-name="P62" svg:width="0.0516in" svg:height="0.0772in" svg:x="0.1138in" svg:y="0.0933in" svg:viewBox="0 0 132 197" svg:d="M132 143h-11c-1 7-3 24-8 27-1 1-24 1-29 1h-54c30-27 41-34 59-49 23-18 43-36 43-64 0-36-32-58-71-58-36 0-61 26-61 53 0 15 12 17 16 17 7 0 15-5 15-16 0-5-1-16-17-16 9-21 29-27 44-27 30 0 45 23 45 47 0 26-19 45-29 57l-72 70c-2 3-2 4-2 12h122z"><text:p/></draw:path><draw:path draw:style-name="gr147" draw:text-style-name="P62" svg:width="0.0177in" svg:height="0.0713in" svg:x="0.2413in" svg:y="0.074in" svg:viewBox="0 0 46 182" svg:d="M46 22c0-11-10-22-23-22-12 0-23 11-23 22 0 13 11 24 23 24 13 0 23-11 23-24zM46 161c0-14-10-23-23-23-12 0-23 9-23 23 0 12 11 21 23 21 13 0 23-9 23-21z"><text:p/></draw:path><draw:path draw:style-name="gr148" draw:text-style-name="P62" svg:width="0.0685in" svg:height="0.1142in" svg:x="0.3264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49" draw:text-style-name="P62"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50" draw:text-style-name="P62"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51" draw:text-style-name="P62" svg:width="0.1102in" svg:height="0.1106in" svg:x="0.6181in" svg:y="0.0484in" svg:viewBox="0 0 281 282" svg:d="M150 150h118c6 0 13 0 13-9s-7-9-13-9h-118v-118c0-7 0-14-8-14-10 0-10 7-10 14v118h-118c-7 0-14 0-14 9s7 9 14 9h118v117c0 6 0 15 10 15 8 0 8-9 8-15z"><text:p/></draw:path><draw:path draw:style-name="gr152" draw:text-style-name="P62"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53" draw:text-style-name="P62"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54" draw:text-style-name="P62" svg:width="0.1102in" svg:height="0.039in" svg:x="0.9921in" svg:y="0.0843in" svg:viewBox="0 0 281 100" svg:d="M266 17c8 0 15 0 15-9 0-8-7-8-13-8h-254c-7 0-14 0-14 8 0 9 7 9 14 9zM268 100c6 0 13 0 13-9 0-8-7-8-15-8h-252c-7 0-14 0-14 8 0 9 7 9 14 9z"><text:p/></draw:path><draw:path draw:style-name="gr155" draw:text-style-name="P62"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9"><text:span text:style-name="T54"><draw:g text:anchor-type="as-char" svg:y="-0.1465in" draw:z-index="43" draw:style-name="gr4"><svg:title>TexMaths</svg:title><svg:desc>12§display§P_3: 3x^{2} – y^{2} = n§svg§600§FALSE§</svg:desc><draw:polygon draw:style-name="gr156" draw:text-style-name="P61" svg:width="1.0555in" svg:height="0.1756in" svg:x="0in" svg:y="0.0024in" svg:viewBox="0 0 2682 447" draw:points="1341,447 0,447 0,0 2682,0 2682,447"><text:p/></draw:polygon><draw:path draw:style-name="gr157" draw:text-style-name="P62" svg:width="0.1189in" svg:height="0.1134in" svg:x="0.0067in" svg:y="0.0327in" svg:viewBox="0 0 303 289" svg:d="M112 156h72c58 0 119-44 119-91 0-34-28-65-85-65h-136c-8 0-12 0-12 7 0 6 3 6 12 6 4 0 12 0 18 1 7 0 8 3 8 8 0 0 0 2 0 7l-58 228c-4 15-4 19-38 19-7 0-12 0-12 8 0 5 5 5 7 5 11 0 41-1 53-1 10 0 19 0 28 0 8 0 18 1 26 1 4 0 8 0 8-8 0-5-3-5-10-5-16 0-28 0-28-9 0-1 0-3 1-6zM142 29c4-15 4-16 22-16h41c35 0 58 12 58 41 0 16-8 53-25 68-21 19-47 22-65 22h-60z"><text:p/></draw:path><draw:path draw:style-name="gr158" draw:text-style-name="P62" svg:width="0.0535in" svg:height="0.0795in" svg:x="0.113in" svg:y="0.0933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159" draw:text-style-name="P62" svg:width="0.0177in" svg:height="0.0713in" svg:x="0.2413in" svg:y="0.074in" svg:viewBox="0 0 46 182" svg:d="M46 22c0-11-10-22-23-22-12 0-23 11-23 22 0 13 11 24 23 24 13 0 23-11 23-24zM46 161c0-14-10-23-23-23-12 0-23 9-23 23 0 12 11 21 23 21 13 0 23-9 23-21z"><text:p/></draw:path><draw:path draw:style-name="gr160" draw:text-style-name="P62" svg:width="0.0685in" svg:height="0.1142in" svg:x="0.3268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61" draw:text-style-name="P62" svg:width="0.0827in" svg:height="0.0752in" svg:x="0.4079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62" draw:text-style-name="P62"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63" draw:text-style-name="P62" svg:width="0.0768in" svg:height="0.1071in" svg:x="0.5772in" svg:y="0.072in" svg:viewBox="0 0 196 273" svg:d="M194 26c2-6 2-7 2-9 0-9-6-12-12-12-5 0-12 2-16 8-1 3-4 16-6 23-2 11-6 23-8 34l-20 76c-1 6-19 36-46 36-23 0-28-18-28-35 0-19 8-44 23-82 6-17 7-22 7-30 0-19-13-35-35-35-39 0-55 61-55 65 0 5 4 5 5 5 5 0 5-2 7-9 11-39 29-51 43-51 3 0 10 0 10 13 0 11-4 21-7 30-17 44-24 69-24 88 0 38 26 51 51 51 17 0 31-7 42-19-5 21-9 42-26 66-12 14-28 26-47 26-6 0-25-2-32-18 7 0 12 0 19-5 3-3 7-9 7-18 0-13-12-15-16-15-9 0-24 7-24 28s20 36 46 36c44 0 88-38 98-86z"><text:p/></draw:path><draw:path draw:style-name="gr164" draw:text-style-name="P62" svg:width="0.0516in" svg:height="0.0772in" svg:x="0.6669in" svg:y="0in" svg:viewBox="0 0 132 197" svg:d="M132 143h-11c-1 7-3 24-8 27-1 1-24 1-29 1h-54c30-27 41-34 59-49 23-18 43-36 43-64 0-36-32-58-71-58-36 0-61 26-61 53 0 15 12 17 16 17 7 0 15-5 15-16 0-5-1-16-17-16 9-21 29-27 44-27 30 0 45 23 45 47 0 26-19 45-29 57l-72 70c-2 3-2 4-2 12h122z"><text:p/></draw:path><draw:path draw:style-name="gr165" draw:text-style-name="P62" svg:width="0.1102in" svg:height="0.039in" svg:x="0.7898in" svg:y="0.0843in" svg:viewBox="0 0 281 100" svg:d="M267 17c7 0 14 0 14-9 0-8-7-8-13-8h-254c-7 0-14 0-14 8 0 9 7 9 14 9zM268 100c6 0 13 0 13-9 0-8-7-8-14-8h-253c-7 0-14 0-14 8 0 9 7 9 14 9z"><text:p/></draw:path><draw:path draw:style-name="gr166" draw:text-style-name="P62" svg:width="0.0898in" svg:height="0.0752in" svg:x="0.9602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8"><text:soft-page-break/><text:span text:style-name="T54"><draw:g text:anchor-type="as-char" svg:y="-0.1138in" draw:z-index="39" draw:style-name="gr4"><svg:title>TexMaths</svg:title><svg:desc>12§display§P_4:§svg§600§FALSE§</svg:desc><draw:polygon draw:style-name="gr123" draw:text-style-name="P61" svg:width="0.2736in" svg:height="0.139in" svg:x="0in" svg:y="0in" svg:viewBox="0 0 696 354" draw:points="348,354 0,354 0,0 696,0 696,354"><text:p/></draw:polygon><draw:path draw:style-name="gr124" draw:text-style-name="P62" svg:width="0.1189in" svg:height="0.1138in" svg:x="0.0067in" svg:y="0in" svg:viewBox="0 0 303 290" svg:d="M112 156h72c59 0 119-44 119-91 0-34-28-65-84-65h-137c-8 0-12 0-12 7 0 6 3 6 12 6 4 0 12 0 18 1 7 0 8 3 8 8 0 0 0 2 0 7l-58 229c-4 16-4 19-38 19-7 0-12 0-12 8 0 5 5 5 7 5 11 0 41-1 53-1 10 0 19 0 28 0 8 0 18 1 26 1 4 0 9 0 9-8 0-5-4-5-11-5-16 0-28 0-28-7 0-3 0-5 1-8zM142 29c5-15 5-16 23-16h40c35 0 58 12 58 41 0 16-8 53-25 69-21 19-47 21-65 21h-60z"><text:p/></draw:path><draw:path draw:style-name="gr125" draw:text-style-name="P62" svg:width="0.0575in" svg:height="0.0787in" svg:x="0.111in" svg:y="0.0602in" svg:viewBox="0 0 147 201" svg:d="M147 153v-12h-34v-133c0-6 0-8-6-8-4 0-5 0-9 4l-98 137v12h88v24c0 10 0 13-24 13h-9v11c15 0 34-1 45-1s30 1 45 1v-11h-8c-24 0-24-3-24-13v-24zM89 31v110h-78z"><text:p/></draw:path><draw:path draw:style-name="gr126" draw:text-style-name="P62" svg:width="0.0177in" svg:height="0.0717in" svg:x="0.2417in" svg:y="0.0425in" svg:viewBox="0 0 46 183" svg:d="M46 22c0-11-10-22-23-22-12 0-23 11-23 22 0 13 11 24 23 24 13 0 23-11 23-24zM46 161c0-13-10-23-23-23-12 0-23 10-23 23 0 12 11 22 23 22 13 0 23-10 23-22z"><text:p/></draw:path></draw:g></text:span><text:span text:style-name="T54"><text:s/>no equation, all </text:span><text:span text:style-name="T54"><draw:g text:anchor-type="as-char" svg:y="-0.1138in" draw:z-index="40" draw:style-name="gr4"><svg:title>TexMaths</svg:title><svg:desc>12§display§x \in P_4§svg§600§FALSE§</svg:desc><draw:polygon draw:style-name="gr127" draw:text-style-name="P61" svg:width="0.4705in" svg:height="0.139in" svg:x="0in" svg:y="0in" svg:viewBox="0 0 1196 354" draw:points="599,354 0,354 0,0 1196,0 1196,354"><text:p/></draw:polygon><draw:path draw:style-name="gr128" draw:text-style-name="P62" svg:width="0.0827in" svg:height="0.0756in" svg:x="0.0047in" svg:y="0.0402in" svg:viewBox="0 0 211 193" svg:d="M130 60c2-12 12-50 40-50 4 0 14 0 22 4-12 3-20 14-20 23 0 8 4 16 16 16 10 0 23-7 23-25 0-22-25-28-39-28-26 0-40 22-45 32-11-28-33-32-45-32-45 0-69 55-69 65 0 5 4 5 5 5 4 0 5 0 6-5 14-45 42-55 56-55 9 0 23 3 23 27 0 14-7 42-23 101-6 28-21 45-39 45-4 0-13 0-22-5 11-2 21-11 21-23s-10-15-17-15c-12 0-23 12-23 25 0 19 22 28 40 28 28 0 44-31 44-33 5 17 20 33 46 33 44 0 68-55 68-65 0-4-4-4-5-4-3 0-5 0-6 4-13 45-43 55-56 55-17 0-23-13-23-28 0-9 2-18 7-37z"><text:p/></draw:path><draw:path draw:style-name="gr129" draw:text-style-name="P62" svg:width="0.0831in" svg:height="0.0969in" svg:x="0.1551in" svg:y="0.0236in" svg:viewBox="0 0 212 247" svg:d="M197 132c7 0 15 0 15-8 0-10-8-10-15-10h-180c5-56 54-97 114-97h66c7 0 15 0 15-9 0-8-8-8-15-8h-67c-72 0-130 55-130 124 0 67 58 123 130 123h67c7 0 15 0 15-9 0-8-8-8-15-8h-66c-60 0-109-41-114-98z"><text:p/></draw:path><draw:path draw:style-name="gr130" draw:text-style-name="P62" svg:width="0.1185in" svg:height="0.1138in" svg:x="0.3047in" svg:y="0in" svg:viewBox="0 0 302 290" svg:d="M112 156h72c58 0 118-44 118-91 0-34-27-65-84-65h-136c-8 0-12 0-12 7 0 6 3 6 12 6 4 0 12 0 18 1 7 0 8 3 8 8 0 0 0 2 0 7l-58 229c-4 16-4 19-38 19-7 0-12 0-12 8 0 5 5 5 7 5 11 0 41-1 53-1 10 0 19 0 28 0 8 0 18 1 26 1 4 0 8 0 8-8 0-5-3-5-10-5-16 0-28 0-28-7 0-3 0-5 1-8zM142 29c4-15 4-16 22-16h41c35 0 58 12 58 41 0 16-9 53-25 69-21 19-47 21-65 21h-60z"><text:p/></draw:path><draw:path draw:style-name="gr131" draw:text-style-name="P62" svg:width="0.0571in" svg:height="0.0787in" svg:x="0.4091in" svg:y="0.0602in" svg:viewBox="0 0 146 201" svg:d="M146 153v-12h-33v-133c0-6 0-8-6-8-4 0-5 0-9 4l-98 137v12h88v24c0 10 0 13-24 13h-9v11c15 0 34-1 45-1 10 0 30 1 45 1v-11h-8c-24 0-24-3-24-13v-24zM89 31v110h-78z"><text:p/></draw:path></draw:g></text:span><text:span text:style-name="T54"><text:s/>are not considered.</text:span></text:p>
        </text:list-item>
      </text:list>
      <text:p text:style-name="P37"><text:span text:style-name="T60"><text:tab/></text:span><text:span text:style-name="T61">At this point, a list is created that has cardinality equal to the size of </text:span><text:span text:style-name="T50">N</text:span><text:span text:style-name="T56">. Each element of this list is simply a true or false value (true meaning prime and false meaning composite) that is initially set to false. For each positive integer solution to the number’s respective equation, its position on the list is flipped, </text:span><text:span text:style-name="T58">meaning if it was marked true, it is now false, and vice versa</text:span><text:span text:style-name="T56">. This means that only number that have an odd number of integer solutions are deemed to be prime candidates. All that is left at this point is to sieve the remaining list in a manner similar to the sieve of Eratosthenes, except instead of natural number multiples being marked off the list, each number’s squares, up to </text:span><text:span text:style-name="T56"><draw:g text:anchor-type="as-char" svg:y="-0.1571in" draw:z-index="44" draw:style-name="gr4"><svg:title>TexMaths</svg:title><svg:desc>12§display§\sqrt{N}§svg§600§FALSE§</svg:desc><draw:polygon draw:style-name="gr167" draw:text-style-name="P61" svg:width="0.2902in" svg:height="0.1657in" svg:x="0in" svg:y="0in" svg:viewBox="0 0 738 422" draw:points="369,422 0,422 0,0 738,0 738,422"><text:p/></draw:polygon><draw:path draw:style-name="gr168" draw:text-style-name="P62" svg:width="0.1295in" svg:height="0.1657in" svg:x="0.0122in" svg:y="0in" svg:viewBox="0 0 330 422" svg:d="M133 378l-73-164c-4-6-6-6-7-6 0 0-3 0-7 2l-40 31c-6 4-6 6-6 6 0 3 1 5 4 5s10-5 14-10c4-1 10-6 13-9l84 182c3 7 6 7 10 7 6 0 7-2 11-7l192-398c2-6 2-7 2-9 0-4-3-8-8-8-4 0-7 2-10 8z"><text:p/></draw:path><draw:polygon draw:style-name="gr169" draw:text-style-name="P62" svg:width="0.1516in" svg:height="0.0067in" svg:x="0.1386in" svg:y="0in" svg:viewBox="0 0 386 18" draw:points="193,18 0,18 0,0 386,0 386,18"><text:p/></draw:polygon><draw:path draw:style-name="gr170" draw:text-style-name="P62"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text:span text:style-name="T56">, are marked off the list. </text:span></text:p>
      <text:p text:style-name="P39"><text:span text:style-name="T56"><text:tab/>If th</text:span><text:span text:style-name="T57">e algorithm seems puzzling</text:span><text:span text:style-name="T56">, that’s because it is.</text:span><text:span text:style-name="T89"> </text:span><text:span text:style-name="T90">There is a six page paper by its creators about how it operates, its correctness, and how it grows in computational complexity that is cited under our acknowledgments </text:span><text:span text:style-name="T91">(</text:span><text:span text:style-name="T91">Atkin, A., &amp; Bernstein, D.)</text:span><text:span text:style-name="T90">. Because their paper does a much more thorough job of explaining the algorithm, it will not be detailed further here.</text:span></text:p>
      <text:p text:style-name="P52"><text:span text:style-name="T68"/></text:p>
      <text:p text:style-name="P53"><text:span text:style-name="T68">3. </text:span><text:span text:style-name="T69">PROCEDURE</text:span></text:p>
      <text:p text:style-name="P52"><text:span text:style-name="T69"><text:tab/>The testing procedure used in this numerical experiment was simple. Each sieve was programmed into a computer using Python3 as separate functions in one file. Each function was programmed to take one parameter, the maximum number to find primes to. In another file, a loop was constructed such that </text:span><text:span text:style-name="T85">each of </text:span><text:span text:style-name="T69">those functions were called and timed, </text:span><text:span text:style-name="T85">after which</text:span><text:span text:style-name="T69"> the loop would adjust the maximum number to find primes up to by one-thousand </text:span><text:span text:style-name="T85">and re-run</text:span><text:span text:style-name="T69"> the loop. These times were output into a text file in a vector format </text:span><text:span text:style-name="T72">for use in</text:span><text:span text:style-name="T69"> Matlab. These vectors, being an unwieldy nine-hundred ninety nine elements long, would not simply copy-paste into Matlab’s desktop application on Linux without causing error. </text:span><text:span text:style-name="T72">Rather than work with Matlab’s data handling features, o</text:span><text:span text:style-name="T69">ur workaround was to use Mathworks’ online version of Matlab which had no problem dealing with a vector of this size. Each line was then colored and a legend was added for readability, </text:span><text:span text:style-name="T73">and the graph was </text:span><text:span text:style-name="T86">completed</text:span><text:span text:style-name="T73">.</text:span></text:p>
      <text:p text:style-name="P52"><text:span text:style-name="T68"/></text:p>
      <text:p text:style-name="P51"><text:span text:style-name="T71">4</text:span><text:span text:style-name="T68">. </text:span><text:span text:style-name="T69">DATA AND CONCLUSIONS<text:tab/></text:span></text:p>
      <text:p text:style-name="P50"><text:span text:style-name="T69"><text:tab/></text:span><text:span text:style-name="T70">Our hypothesis that any sieve would grow at different rates or be better for a specific range of numbers was false as shown by the graph (see appendix). The time each sieve took to generate a list of prime numbers was exactly proportional to the number of computations required to perform the sieves operations. While the data perplexed our group in the beginning, not in the least part due to the erratic </text:span><text:span text:style-name="T74">behavior</text:span><text:span text:style-name="T70"> of the lines, </text:span><text:span text:style-name="T75">the reason that the sieve of Eratosthenes is so much more efficient than the other two methods lies in the ratio of numbers it determines to be composite per computation. The sieve of Eratosthenes makes one computation, multiplying the current prime number by some integer value, and uses that computation to </text:span><text:span text:style-name="T76">mark off a single number, meaning that the sieve of Eratosthenes has a one to one ratio of computations to removed numbers. Looking to the sieve of Sundaram we can find another ratio. For every six computations made, a single number is marked off, but the numbers are traversed twice as quickly due to even numbers not being considered. Th</text:span><text:span text:style-name="T87">is makes the</text:span><text:span text:style-name="T76"> ratio hard to pin down exactly, but it is somewhere in the range of two or three computations per single number marked off the list, which explains why this sieve </text:span><text:span text:style-name="T87">appears</text:span><text:span text:style-name="T76"> twice as slow as the sieve of Eratosthenes </text:span><text:span text:style-name="T87">on the graph</text:span><text:span text:style-name="T76">. The sieve of Atkin </text:span><text:span text:style-name="T87">has an</text:span><text:span text:style-name="T76"> even more difficult </text:span><text:span text:style-name="T87">ratio to find</text:span><text:span text:style-name="T76">. First a computation is made to find its remainder when divided by sixty, then the sieve must find solutions to a quadratic equation which all take </text:span><text:span text:style-name="T87">varying amounts of</text:span><text:span text:style-name="T76"> time, </text:span><text:span text:style-name="T87">and finally</text:span><text:span text:style-name="T76"> some values will be squared which adds more computations to remove a certain amount of composite numbers from the list. </text:span><text:span text:style-name="T87">An exact ratio here is too difficult to find. </text:span><text:span text:style-name="T76">If an exact ratio cannot be found, we may approximate it by looking to the graph. If the sieve of Eratosthenes is a one to one ratio, the sieve of Atkin looks to be around a three to one ratio.</text:span></text:p>
      <text:p text:style-name="P50"><text:soft-page-break/><text:span text:style-name="T77"><text:tab/>Another question that has already been brought up is why the graphs behave erratically. The short answer is that we don’t know. However, there are several observations that can be made about the nature of these spikes that may clue us in to a possible reason for their occurrence. Comparing the frequency of spikes in time between the sieve of Eratosthenes and the sieve of Sundaram show that neither fluctuates more often than the other, however, the sieve of Atkin tends to fluctuate a lot more often than either of the other two. Another observation is </text:span><text:span text:style-name="T78">that</text:span><text:span text:style-name="T77"> </text:span><text:span text:style-name="T78">there is some positive relationship between </text:span><text:span text:style-name="T77">the occurrence of spikes </text:span><text:span text:style-name="T78">and</text:span><text:span text:style-name="T77"> the maximum number of primes to generate. Finally, we can see that the spikes are relatively the same size, </text:span><text:span text:style-name="T78">even between sieves</text:span><text:span text:style-name="T77">. Each peak looks to be about a one tenth of a second off from the data points surrounding it. </text:span><text:span text:style-name="T78">This would lead us to believe that these spikes have something to do with there being some kind of “snag” happening randomly within the computer when it tries to perform a computation. The evidence for this is that the number of computations required to generate larger and larger sets of primes would produce more snags naturally as a result of there being more computations to catch on. Another related piece of evidence to back this up is the occurrence of spikes in the sieve of Atkin. The sieve of Atkin requires the highest number of computations to perform, so it would make sense that this high number of computations produces more snags in the times. Outside of this </text:span><text:span text:style-name="T87">therory</text:span><text:span text:style-name="T78">, we have no clue as to the nature of these random increases in the time it takes for sieves to run. </text:span></text:p>
      <text:p text:style-name="P50"><text:span text:style-name="T78"/></text:p>
      <text:p text:style-name="P54"><text:span text:style-name="T69">5. </text:span><text:span text:style-name="T79">POSSIBLE TESTING ERRORS</text:span></text:p>
      <text:p text:style-name="P55"><text:span text:style-name="T69"><text:tab/></text:span><text:span text:style-name="T79">It is entirely possible that our results are due to some error committed either in our code, or within the way we tested the sieves, or perhaps in our methodology entirely. After the collection of data was complete it was discovered that within our code for the sieve of Sundaram, the expression i + j + 2ij was being evaluated twice per loop, rather than being evaluated once, </text:span><text:span text:style-name="T87">saved,</text:span><text:span text:style-name="T79"> and compared twice, which </text:span><text:span text:style-name="T87">certainly affected its time</text:span><text:span text:style-name="T79">. Another possible error is that we are using a programming language that is not best suited for this application. Once each algorithm is implemented such that it only takes a fraction of a second to produce any single list of prime numbers, the element of the computations that slows down the </text:span><text:span text:style-name="T87">function</text:span><text:span text:style-name="T79"> the most ceases to be the algorithm </text:span><text:span text:style-name="T87">itself</text:span><text:span text:style-name="T79">, and rather lies in dealing with lists. Beginning with a list of boolean values and </text:span><text:span text:style-name="T87">manipulating them</text:span><text:span text:style-name="T79"> </text:span><text:span text:style-name="T87">seems to work</text:span><text:span text:style-name="T79"> quite well in Python3, but if another language has a more efficient way of dealing with such lists it could dramatically change the results, and perhaps could even make another sieve faster than the sieve of Eratosthenes. </text:span><text:span text:style-name="T80">This is all conjecture however, and until further research is done our results remain as they are.</text:span></text:p>
      <text:p text:style-name="P56"><text:span text:style-name="T69"/></text:p>
      <text:p text:style-name="P56"><text:span text:style-name="T69">6. FUTURE WORK AND APPLICATIONS</text:span></text:p>
      <text:p text:style-name="P58"><text:span text:style-name="T69"><text:tab/>The data we collected for this numerical experiment was </text:span><text:span text:style-name="T81">only a tiny fraction</text:span><text:span text:style-name="T69"> on the scale of primes that are used in many computational tasks. </text:span><text:span text:style-name="T81">Many numbers used in RSA’s and Cock’s algorithm’s for public key encryption use a product of two prime number that are themselves larger than one duodecillion, or </text:span><text:span text:style-name="T81"><draw:g text:anchor-type="as-char" svg:y="-0.1508in" draw:z-index="45" draw:style-name="gr4"><svg:title>TexMaths</svg:title><svg:desc>12§display§10^{39}§svg§600§FALSE§</svg:desc><draw:polygon draw:style-name="gr171" draw:text-style-name="P61" svg:width="0.2988in" svg:height="0.1445in" svg:x="0in" svg:y="0.002in" svg:viewBox="0 0 760 368" draw:points="379,368 0,368 0,0 760,0 760,368"><text:p/></draw:polygon><draw:path draw:style-name="gr172" draw:text-style-name="P62" svg:width="0.0547in" svg:height="0.111in" svg:x="0.0146in" svg:y="0.035in" svg:viewBox="0 0 140 283" svg:d="M88 11c0-10 0-11-10-11-28 27-65 27-78 27v14c8 0 34 0 55-12v221c0 15 0 20-38 20h-15v13c15-1 53-1 69-1 18 0 54 0 69 1v-13h-13c-38 0-39-5-39-20z"><text:p/></draw:path><draw:path draw:style-name="gr173" draw:text-style-name="P62" svg:width="0.0701in" svg:height="0.115in" svg:x="0.0898in" svg:y="0.035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74" draw:text-style-name="P62" svg:width="0.0535in" svg:height="0.0799in" svg:x="0.1724in" svg:y="0in" svg:viewBox="0 0 137 204" svg:d="M65 99c24 0 39 16 39 48 0 36-20 47-38 47-11 0-38-2-50-20 14-2 16-11 16-17 0-10-6-16-15-16s-17 5-17 16c0 29 31 47 67 47 41 0 70-28 70-57 0-24-19-47-52-54 31-11 42-34 42-52 0-24-26-41-60-41-32 0-57 17-57 40 0 11 6 15 15 15s16-6 16-14c0-10-7-14-16-16 11-13 30-17 41-17 13 0 32 8 32 33 0 13-4 27-12 35-9 12-16 13-32 13-8 0-8 0-10 1 0 0-3 0-3 4 0 5 3 5 8 5z"><text:p/></draw:path><draw:path draw:style-name="gr175" draw:text-style-name="P62" svg:width="0.0535in" svg:height="0.0799in" svg:x="0.2386in" svg:y="0in" svg:viewBox="0 0 137 204" svg:d="M108 108c0 75-36 86-54 86-7 0-23 0-31-10 13-1 13-10 13-13 0-8-5-14-13-14-10 0-15 5-15 14 0 21 17 33 46 33 43 0 83-40 83-104 0-73-34-100-67-100-10 0-30 2-48 18-10 10-22 22-22 48 0 38 30 67 65 67 24 0 37-16 43-29zM66 124c-11 0-22-3-30-18-7-11-7-23-7-40s0-29 8-41c7-11 17-17 33-17 14 0 24 10 28 19 9 12 10 32 10 43 0 39-23 54-42 54z"><text:p/></draw:path></draw:g></text:span><text:span text:style-name="T81">, which according to the sources cited would currently take more than one quintillion years to check </text:span><text:span text:style-name="T83">(</text:span><text:span text:style-name="T82">How Public Key Cryptography (PKC) Works</text:span><text:span text:style-name="T83">)</text:span><text:span text:style-name="T81">. Needless to say if an algorithm existed that could generate prime numbers far more quickly than the algorithms that currently exist, then computer functions that require large prime numbers explicitly for the fact that they are hard to come up with would be weakened. Therefore, future work would rely on having access to computers outfitted with modern GPUs that are capable of doing these kinds of computations easily as well as the time to let them run and collect data. From this data we could see which algorithms are more or less efficient, which may lead to the creation of new, faster methods of generating prime numbers.</text:span></text:p>
      <text:p text:style-name="P57"><text:span text:style-name="T81"/></text:p>
      <text:p text:style-name="P57"><text:soft-page-break/><text:span text:style-name="T81"/></text:p>
      <text:p text:style-name="P59"><text:span text:style-name="T81">R</text:span><text:span text:style-name="T69">EFERENCES</text:span></text:p>
      <text:p text:style-name="P60"><text:span text:style-name="T69">Sieve of Atkin. (2018, August 13). Retrieved from https://www.geeksforgeeks.org/sieve-of-atkin/ </text:span></text:p>
      <text:p text:style-name="P60"><text:span text:style-name="T69"/></text:p>
      <text:p text:style-name="P60"><text:span text:style-name="T69">Sieve of Sundaram to print all primes smaller than n. (2018, October 30). Retrieved from https://www.geeksforgeeks.org/sieve-sundaram-print-primes-smaller-n/ </text:span></text:p>
      <text:p text:style-name="P60"><text:span text:style-name="T69"/></text:p>
      <text:p text:style-name="P60"><text:span text:style-name="T69">Atkin, A., &amp; Bernstein, D. (2004). Prime sieves using binary quadratic forms. </text:span><text:span text:style-name="T88">Mathematics of Computation</text:span><text:span text:style-name="T69">, </text:span><text:span text:style-name="T88">73</text:span><text:span text:style-name="T69">(246), 1023-1030.</text:span></text:p>
      <text:p text:style-name="P60"><text:span text:style-name="T69"/></text:p>
      <text:p text:style-name="P60"><text:span text:style-name="T69">How Public Key Cryptography (PKC) Works. (n.d.). Retrieved from https://www.livinginternet.com/i/is_crypt_pkc_work.htm </text:span></text:p>
      <text:p text:style-name="P60"><text:span text:style-name="T69"/></text:p>
      <text:p text:style-name="P1"><text:span text:style-name="T69">Ramaswami Aiyar, V. (1934). Sundaram’s sieve for prime numbers. </text:span><text:span text:style-name="T88">The Mathematics Student</text:span><text:span text:style-name="T69">, </text:span><text:span text:style-name="T88">2</text:span><text:span text:style-name="T69">(2), 73.</text:span></text:p>
      <text:p text:style-name="P60"><text:span text:style-name="T69"/></text:p>
      <text:p text:style-name="P60"><text:span text:style-name="T69">Horsley, S. (1772). KOΣ KINON EPATOΣ Θ ENOΥ Σ . or, The Sieve of Eratosthenes. Being an Account of His Method of Finding All the Prime Numbers, by the Rev. Samuel Horsley, F. R. S. </text:span><text:span text:style-name="T88">Philosophical Transactions (1683-1775),</text:span><text:span text:style-name="T69"> </text:span><text:span text:style-name="T88">62</text:span><text:span text:style-name="T69">, 327-347. Retrieved from http://www.jstor.org/stable/1060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398in" fo:margin-bottom="0.0398in" loext:contextual-spacing="false" fo:line-height="100%" fo:text-align="end" style:justify-single-word="false"/>
      <style:text-properties officeooo:rsid="00021c37" officeooo:paragraph-rsid="002671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2:36:47.948591342</meta:creation-date>
    <dc:date>2019-04-23T23:34:53.495033902</dc:date>
    <meta:editing-duration>PT20H38M44S</meta:editing-duration>
    <meta:editing-cycles>28</meta:editing-cycles>
    <meta:generator>LibreOffice/6.0.7.3$Linux_X86_64 LibreOffice_project/00m0$Build-3</meta:generator>
    <meta:document-statistic meta:table-count="0" meta:image-count="0" meta:object-count="0" meta:page-count="6" meta:paragraph-count="73" meta:word-count="3059" meta:character-count="17506" meta:non-whitespace-character-count="14431"/>
  </office:meta>
</office:document-meta>
</file>